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77.91pt"/>
    </style:style>
    <style:style style:name="co8" style:family="table-column">
      <style:table-column-properties fo:break-before="auto" style:column-width="255.49pt"/>
    </style:style>
    <style:style style:name="co9" style:family="table-column">
      <style:table-column-properties fo:break-before="auto" style:column-width="413.74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6.69pt"/>
    </style:style>
    <style:style style:name="co13" style:family="table-column">
      <style:table-column-properties fo:break-before="auto" style:column-width="226.94pt"/>
    </style:style>
    <style:style style:name="co14" style:family="table-column">
      <style:table-column-properties fo:break-before="auto" style:column-width="172.15pt"/>
    </style:style>
    <style:style style:name="co15" style:family="table-column">
      <style:table-column-properties fo:break-before="auto" style:column-width="47.06pt"/>
    </style:style>
    <style:style style:name="co16" style:family="table-column">
      <style:table-column-properties fo:break-before="auto" style:column-width="129.66pt"/>
    </style:style>
    <style:style style:name="co17" style:family="table-column">
      <style:table-column-properties fo:break-before="auto" style:column-width="66.61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5.89pt"/>
    </style:style>
    <style:style style:name="co21" style:family="table-column">
      <style:table-column-properties fo:break-before="auto" style:column-width="177.56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101.11pt"/>
    </style:style>
    <style:style style:name="co24" style:family="table-column">
      <style:table-column-properties fo:break-before="auto" style:column-width="93.4pt"/>
    </style:style>
    <style:style style:name="co25" style:family="table-column">
      <style:table-column-properties fo:break-before="auto" style:column-width="116.56pt"/>
    </style:style>
    <style:style style:name="co26" style:family="table-column">
      <style:table-column-properties fo:break-before="auto" style:column-width="127.36pt"/>
    </style:style>
    <style:style style:name="co27" style:family="table-column">
      <style:table-column-properties fo:break-before="auto" style:column-width="68.71pt"/>
    </style:style>
    <style:style style:name="co28" style:family="table-column">
      <style:table-column-properties fo:break-before="auto" style:column-width="159.76pt"/>
    </style:style>
    <style:style style:name="co29" style:family="table-column">
      <style:table-column-properties fo:break-before="auto" style:column-width="151.31pt"/>
    </style:style>
    <style:style style:name="co30" style:family="table-column">
      <style:table-column-properties fo:break-before="auto" style:column-width="44.76pt"/>
    </style:style>
    <style:style style:name="co31" style:family="table-column">
      <style:table-column-properties fo:break-before="auto" style:column-width="87.45pt"/>
    </style:style>
    <style:style style:name="co32" style:family="table-column">
      <style:table-column-properties fo:break-before="auto" style:column-width="229.24pt"/>
    </style:style>
    <style:style style:name="co33" style:family="table-column">
      <style:table-column-properties fo:break-before="auto" style:column-width="112.71pt"/>
    </style:style>
    <style:style style:name="co34" style:family="table-column">
      <style:table-column-properties fo:break-before="auto" style:column-width="562.76pt"/>
    </style:style>
    <style:style style:name="co35" style:family="table-column">
      <style:table-column-properties fo:break-before="auto" style:column-width="91.05pt"/>
    </style:style>
    <style:style style:name="co36" style:family="table-column">
      <style:table-column-properties fo:break-before="auto" style:column-width="254.75pt"/>
    </style:style>
    <style:style style:name="co37" style:family="table-column">
      <style:table-column-properties fo:break-before="auto" style:column-width="267.85pt"/>
    </style:style>
    <style:style style:name="co38" style:family="table-column">
      <style:table-column-properties fo:break-before="auto" style:column-width="94.39pt"/>
    </style:style>
    <style:style style:name="co39" style:family="table-column">
      <style:table-column-properties fo:break-before="auto" style:column-width="45.75pt"/>
    </style:style>
    <style:style style:name="co40" style:family="table-column">
      <style:table-column-properties fo:break-before="auto" style:column-width="138.16pt"/>
    </style:style>
    <style:style style:name="co41" style:family="table-column">
      <style:table-column-properties fo:break-before="auto" style:column-width="78.69pt"/>
    </style:style>
    <style:style style:name="co42" style:family="table-column">
      <style:table-column-properties fo:break-before="auto" style:column-width="280.2pt"/>
    </style:style>
    <style:style style:name="co43" style:family="table-column">
      <style:table-column-properties fo:break-before="auto" style:column-width="13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41.95pt" fo:break-before="auto" style:use-optimal-row-height="tru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4.94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5.7pt" fo:break-before="auto" style:use-optimal-row-height="true"/>
    </style:style>
    <style:style style:name="ro12" style:family="table-row">
      <style:table-row-properties style:row-height="68.94pt" fo:break-before="auto" style:use-optimal-row-height="true"/>
    </style:style>
    <style:style style:name="ro13" style:family="table-row">
      <style:table-row-properties style:row-height="95.95pt" fo:break-before="auto" style:use-optimal-row-height="true"/>
    </style:style>
    <style:style style:name="ro14" style:family="table-row">
      <style:table-row-properties style:row-height="136.46pt" fo:break-before="auto" style:use-optimal-row-height="true"/>
    </style:style>
    <style:style style:name="ro15" style:family="table-row">
      <style:table-row-properties style:row-height="55.45pt" fo:break-before="auto" style:use-optimal-row-height="true"/>
    </style:style>
    <style:style style:name="ro16" style:family="table-row">
      <style:table-row-properties style:row-height="163.45pt" fo:break-before="auto" style:use-optimal-row-height="true"/>
    </style:style>
    <style:style style:name="ro17" style:family="table-row">
      <style:table-row-properties style:row-height="15pt" fo:break-before="auto" style:use-optimal-row-height="tru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69.7pt" fo:break-before="auto" style:use-optimal-row-height="false"/>
    </style:style>
    <style:style style:name="ro20" style:family="table-row">
      <style:table-row-properties style:row-height="73.45pt" fo:break-before="auto" style:use-optimal-row-height="false"/>
    </style:style>
    <style:style style:name="ro21" style:family="table-row">
      <style:table-row-properties style:row-height="88.44pt" fo:break-before="auto" style:use-optimal-row-height="false"/>
    </style:style>
    <style:style style:name="ro22" style:family="table-row">
      <style:table-row-properties style:row-height="28.46pt" fo:break-before="auto" style:use-optimal-row-height="false"/>
    </style:style>
    <style:style style:name="ro2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ee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ackground-color="#ddee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4" style:family="table-cell" style:parent-style-name="Default">
      <style:text-properties style:font-name-asian="Noto Sans CJK SC Regular" style:font-name-complex="FreeSans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ff33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style:font-name="Liberation Sans" fo:font-size="11pt" style:font-name-asian="Noto Sans CJK SC Regular" style:font-size-asian="11pt" style:font-name-complex="FreeSans" style:font-size-complex="11pt"/>
    </style:style>
    <style:style style:name="ce29" style:family="table-cell" style:parent-style-name="Default">
      <style:table-cell-properties fo:background-color="#ffff00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color="#808080"/>
    </style:style>
    <style:style style:name="ce35" style:family="table-cell" style:parent-style-name="Default">
      <style:text-properties fo:color="#808080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fo:color="#0066cc" fo:font-size="11pt" style:font-size-asian="11pt" style:font-size-complex="11pt"/>
    </style:style>
    <style:style style:name="ce38" style:family="table-cell" style:parent-style-name="Default">
      <style:text-properties style:font-name="Courier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Courier"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/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ext-properties fo:color="#999999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  <style:text-properties fo:color="#cc3300" fo:font-size="12pt" style:font-size-asian="12pt" style:font-size-complex="12pt"/>
    </style:style>
    <style:style style:name="ce54" style:family="table-cell" style:parent-style-name="Default" style:data-style-name="N3">
      <style:text-properties style:font-name="Liberation Mono" style:font-name-asian="Noto Sans CJK SC Regular" style:font-name-complex="FreeSans"/>
    </style:style>
    <style:style style:name="ce55" style:family="table-cell" style:parent-style-name="Default" style:data-style-name="N10">
      <style:text-properties style:font-name="Liberation Mono" fo:font-weight="normal" style:font-name-asian="Noto Sans CJK SC Regular" style:font-weight-asian="normal" style:font-name-complex="FreeSans" style:font-weight-complex="normal"/>
    </style:style>
    <style:style style:name="ce56" style:family="table-cell" style:parent-style-name="Default">
      <style:text-properties style:font-name="Liberation Mono" style:font-name-asian="Noto Sans CJK SC Regular" style:font-name-complex="FreeSans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font-name="Courier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5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ffff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2" style:family="table-cell" style:parent-style-name="Default" style:data-style-name="N3">
      <style:text-properties fo:font-weight="bold" style:font-weight-asian="bold" style:font-weight-complex="bold"/>
    </style:style>
    <style:style style:name="ce63" style:family="table-cell" style:parent-style-name="Default" style:data-style-name="N3"/>
    <style:style style:name="ce64" style:family="table-cell" style:parent-style-name="Defaul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ce65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66" style:family="table-cell" style:parent-style-name="Default">
      <style:table-cell-properties fo:background-color="#ffff00"/>
      <style:text-properties style:font-name="Liberation Mono" style:font-name-asian="Noto Sans CJK SC Regular" style:font-name-complex="FreeSans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Courier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mmon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Общие правила</text:p>
          </table:table-cell>
        </table:table-row>
        <table:table-row table:style-name="ro1">
          <table:table-cell office:value-type="string" calcext:value-type="string">
            <text:p>Поля типа “URL” раскладывать на схему, хост, путь, параметры (например, ADXREF_scheme, ADXREF_host, ADXREF_path, ADXREF_query + если есть, расширение ADXREF_ext)</text:p>
          </table:table-cell>
        </table:table-row>
        <table:table-row table:style-name="ro2">
          <table:table-cell office:value-type="string" calcext:value-type="string">
            <text:p>Ошибки класса “err” раскладывать по полям:</text:p>
            <text:p>1) err_name (ERPL, ERBL,…)</text:p>
            <text:p>2) err_code - класть первые 4 символа текста ошибки (как правило там № ошибки)</text:p>
            <text:p>3) err_msg – весь текст (это поле может быть подумать большим, хорошо бы продумать чтобы оно вычищалось по таймауту, скажем в 2 недели)</text:p>
          </table:table-cell>
        </table:table-row>
        <table:table-row table:style-name="ro1">
          <table:table-cell office:value-type="string" calcext:value-type="string">
            <text:p>Ошибки класса “err_ads” - аналогично. Но раскидать соответственно по err_ads_name_[01234], err_ads_code_[01234], err_ads_msg_[01234]</text:p>
          </table:table-cell>
        </table:table-row>
        <table:table-row table:style-name="ro1">
          <table:table-cell office:value-type="string" calcext:value-type="string">
            <text:p>Ошибки обработки лога (например, неизвестные параметры или переполнения типа) сохранять в отдельную таблицу (в идеале, с возможностью подпилить парсер и повторно обработать эти строчки)</text:p>
          </table:table-cell>
        </table:table-row>
        <table:table-row table:style-name="ro1">
          <table:table-cell office:value-type="string" calcext:value-type="string">
            <text:p>Поскольку null нет, для чисел за неопределенные значения принимаем -1</text:p>
          </table:table-cell>
        </table:table-row>
        <table:table-row table:style-name="ro1">
          <table:table-cell office:value-type="string" calcext:value-type="string">
            <text:p>Отрицательные значения писать тоже как -1, но с сохранением ошибки разбора</text:p>
          </table:table-cell>
        </table:table-row>
        <table:table-row table:style-name="ro1">
          <table:table-cell office:value-type="string" calcext:value-type="string">
            <text:p>При переполнении числового типа, сохранять максимальное значение типа (например, для Int16 - 32768 и фиксировать ошибку обработки</text:p>
          </table:table-cell>
        </table:table-row>
        <table:table-row table:style-name="ro1">
          <table:table-cell table:style-name="Default" office:value-type="string" calcext:value-type="string">
            <text:p>По ip вычислять поля geo_country, geo_region</text:p>
          </table:table-cell>
        </table:table-row>
        <table:table-row table:style-name="ro1">
          <table:table-cell table:style-name="ce3" table:formula="of:=[log_source.A1]" office:value-type="string" office:string-value="log_source" calcext:value-type="string">
            <text:p>log_source</text:p>
          </table:table-cell>
        </table:table-row>
      </table:table>
      <table:table table:name="mapping (player_events)" table:style-name="ta1"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7" table:default-cell-style-name="ce2"/>
        <table:table-row table:style-name="ro1">
          <table:table-cell table:style-name="ce4" office:value-type="string" calcext:value-type="string">
            <text:p><text:a xlink:href="#log_source" xlink:type="simple">#log_source</text:a></text:p>
          </table:table-cell>
          <table:table-cell table:style-name="ce1" office:value-type="string" calcext:value-type="string">
            <text:p>Пол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ласс</text:p>
          </table:table-cell>
          <table:table-cell table:style-name="ce1" office:value-type="string" calcext:value-type="string">
            <text:p>Тоже самое с числом на конце</text:p>
          </table:table-cell>
          <table:table-cell table:style-name="ce1" office:value-type="string" calcext:value-type="string">
            <text:p>Дополнительные преобразования</text:p>
          </table:table-cell>
          <table:table-cell table:style-name="ce1" office:value-type="string" calcext:value-type="string">
            <text:p>Примеры значения</text:p>
          </table:table-cell>
          <table:table-cell table:style-name="ce1"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BLCK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ID1, ADID2, ADID3, ADI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REF0, ADREF1, ADREF2, ADREF3, ADREF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W<text:a xlink:href="#ads_adxref_query" xlink:type="simple">#ads_adxref_query</text:a>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XREFW0, ADXREFW1, ADXREFW2, ADXREFW3, ADXREF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[m/s/j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F[m/s/j]0, F[m/s/j]1, F[m/s/j]2, F[m/s/j]3, F[m/s/j]4</text:p>
          </table:table-cell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Писать в CLT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0, ERADD1, ERADD2, ERADD3, ERAD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V0, ERADDV1, ERADDV2, ERADDV3, ERADDV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table:style-name="ce8" office:value-type="string" calcext:value-type="string">
            <text:p>ERADDW0, ERADDW1, ERADDW2, ERADDW3, ERADD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C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<text:a xlink:href="https://rutube.ru/video/fc3d013a46134737f402895923b9620a/?pl_id=9628&amp;pl_type=source" xlink:type="simple">https://rutube.ru/video/fc3d013a46134737f402895923b9620a/?pl_id=9628&amp;pl_type=source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, имя файла писать в info_uc_id (varchar(32))</text:p>
          </table:table-cell>
          <table:table-cell office:value-type="string" calcext:value-type="string">
            <text:p><text:a xlink:href="http://bl.rutube.ru/route/30f011e681c54815cffeb826d2dadc1e.f4m" xlink:type="simple">http://bl.rutube.ru/route/30f011e681c54815cffeb826d2dadc1e.f4m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decode, если тут не урл, то просто айдишка, имя файла писать в info_ux_id (varchar(32))</text:p>
          </table:table-cell>
          <table:table-cell office:value-type="string" calcext:value-type="string">
            <text:p><text:a xlink:href="http://rutube.ru/api/play/trackinfo/b52674cfc4b777e02874db2a077e9d2d/" xlink:type="simple">http://rutube.ru/api/play/trackinfo/b52674cfc4b777e02874db2a077e9d2d/</text:a></text:p>
            <text:p><text:a xlink:href="http://rutube.ru/api/play/trackinfo/9798866/" xlink:type="simple">http://rutube.ru/api/play/trackinfo/9798866/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писать в content_id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XML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style-name="ce9" office:value-type="string" calcext:value-type="string">
            <text:p><text:a xlink:href="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" xlink:type="simple"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a>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обрабатывать как UID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ive=0</text:p>
          </table:table-cell>
          <table:table-cell table:style-name="ce8"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LIVE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refer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REF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gregatingMergeTree" table:style-name="ta1">
        <table:table-column table:style-name="co10" table:default-cell-style-name="ce11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5">
          <table:table-cell table:style-name="ce10" office:value-type="string" calcext:value-type="string">
            <text:p>data_type</text:p>
          </table:table-cell>
          <table:table-cell table:style-name="ce10" office:value-type="string" calcext:value-type="string">
            <text:p>field_from</text:p>
          </table:table-cell>
          <table:table-cell table:style-name="ce10" office:value-type="string" calcext:value-type="string">
            <text:p>field_to</text:p>
          </table:table-cell>
          <table:table-cell table:style-name="ce10" office:value-type="string" calcext:value-type="string">
            <text:p>field_type</text:p>
          </table:table-cell>
          <table:table-cell table:style-name="ce10" office:value-type="string" calcext:value-type="string">
            <text:p>is_mandatory</text:p>
          </table:table-cell>
          <table:table-cell table:style-name="ce12" office:value-type="string" calcext:value-type="string">
            <text:p/>
            <text:p>Inherit values<text:a xlink:href="http://mogura.rutube.ru/admin/reports/report/435/" xlink:type="simple">http://mogura.rutube.ru/admin/reports/report/435/</text:a></text:p>
          </table:table-cell>
          <table:table-cell table:style-name="ce13" office:value-type="string" calcext:value-type="string">
            <text:p><text:span text:style-name="T2">Aggregating, default</text:span></text:p>
            <text:p><text:span text:style-name="T2">1) for string – anyIf(field1, field1t&gt;'')</text:span></text:p>
            <text:p><text:span text:style-name="T2">2) for number – anyIf(field1, field1t&gt;0')</text:span></text:p>
          </table:table-cell>
          <table:table-cell table:style-name="ce16" office:value-type="string" calcext:value-type="string">
            <text:p>для некоторых полей * 1000 (см “mapping (player_events)”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t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office:value-type="string" calcext:value-type="string">
            <text:p>ts_min и ts_dur = ts_max - ts_min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blk</text:p>
          </table:table-cell>
          <table:table-cell office:value-type="string" calcext:value-type="string">
            <text:p>ads_adblk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ads_adcl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ads_adcl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ads_adformat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ads_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1</text:p>
          </table:table-cell>
          <table:table-cell office:value-type="string" calcext:value-type="string">
            <text:p>ads_adid1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2</text:p>
          </table:table-cell>
          <table:table-cell office:value-type="string" calcext:value-type="string">
            <text:p>ads_adid2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3</text:p>
          </table:table-cell>
          <table:table-cell office:value-type="string" calcext:value-type="string">
            <text:p>ads_adid3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4</text:p>
          </table:table-cell>
          <table:table-cell office:value-type="string" calcext:value-type="string">
            <text:p>ads_adid4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ads_ad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0</text:p>
          </table:table-cell>
          <table:table-cell office:value-type="string" calcext:value-type="string">
            <text:p>ads_ad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1</text:p>
          </table:table-cell>
          <table:table-cell office:value-type="string" calcext:value-type="string">
            <text:p>ads_ad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2</text:p>
          </table:table-cell>
          <table:table-cell office:value-type="string" calcext:value-type="string">
            <text:p>ads_ad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3</text:p>
          </table:table-cell>
          <table:table-cell office:value-type="string" calcext:value-type="string">
            <text:p>ads_ad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4</text:p>
          </table:table-cell>
          <table:table-cell office:value-type="string" calcext:value-type="string">
            <text:p>ads_ad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ads_ad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ads_adv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ads_advste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ads_advx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ads_adwrpc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ads_adx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0</text:p>
          </table:table-cell>
          <table:table-cell office:value-type="string" calcext:value-type="string">
            <text:p>ads_adx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1</text:p>
          </table:table-cell>
          <table:table-cell office:value-type="string" calcext:value-type="string">
            <text:p>ads_adx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2</text:p>
          </table:table-cell>
          <table:table-cell office:value-type="string" calcext:value-type="string">
            <text:p>ads_adx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3</text:p>
          </table:table-cell>
          <table:table-cell office:value-type="string" calcext:value-type="string">
            <text:p>ads_adx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4</text:p>
          </table:table-cell>
          <table:table-cell office:value-type="string" calcext:value-type="string">
            <text:p>ads_adx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</text:p>
          </table:table-cell>
          <table:table-cell office:value-type="string" calcext:value-type="string">
            <text:p>ads_adxrefw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0</text:p>
          </table:table-cell>
          <table:table-cell office:value-type="string" calcext:value-type="string">
            <text:p>ads_adxrefw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1</text:p>
          </table:table-cell>
          <table:table-cell office:value-type="string" calcext:value-type="string">
            <text:p>ads_adxrefw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2</text:p>
          </table:table-cell>
          <table:table-cell office:value-type="string" calcext:value-type="string">
            <text:p>ads_adxrefw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3</text:p>
          </table:table-cell>
          <table:table-cell office:value-type="string" calcext:value-type="string">
            <text:p>ads_adxrefw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4</text:p>
          </table:table-cell>
          <table:table-cell office:value-type="string" calcext:value-type="string">
            <text:p>ads_adxrefw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ads_creative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ads_creative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ads_fj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0</text:p>
          </table:table-cell>
          <table:table-cell office:value-type="string" calcext:value-type="string">
            <text:p>ads_fj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ads_fj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ads_fj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ads_fj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ads_fj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ads_fm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0</text:p>
          </table:table-cell>
          <table:table-cell office:value-type="string" calcext:value-type="string">
            <text:p>ads_fm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1</text:p>
          </table:table-cell>
          <table:table-cell office:value-type="string" calcext:value-type="string">
            <text:p>ads_fm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2</text:p>
          </table:table-cell>
          <table:table-cell office:value-type="string" calcext:value-type="string">
            <text:p>ads_fm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3</text:p>
          </table:table-cell>
          <table:table-cell office:value-type="string" calcext:value-type="string">
            <text:p>ads_fm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4</text:p>
          </table:table-cell>
          <table:table-cell office:value-type="string" calcext:value-type="string">
            <text:p>ads_fm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ds_f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0</text:p>
          </table:table-cell>
          <table:table-cell office:value-type="string" calcext:value-type="string">
            <text:p>ads_f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1</text:p>
          </table:table-cell>
          <table:table-cell office:value-type="string" calcext:value-type="string">
            <text:p>ads_fs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2</text:p>
          </table:table-cell>
          <table:table-cell office:value-type="string" calcext:value-type="string">
            <text:p>ads_fs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3</text:p>
          </table:table-cell>
          <table:table-cell office:value-type="string" calcext:value-type="string">
            <text:p>ads_fs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4</text:p>
          </table:table-cell>
          <table:table-cell office:value-type="string" calcext:value-type="string">
            <text:p>ads_fs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buffer_buf0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buffer_bufle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buffer_reb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11</text:p>
          </table:table-cell>
          <table:table-cell office:value-type="string" calcext:value-type="string">
            <text:p>buffer_reb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buffer_reb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12</text:p>
          </table:table-cell>
          <table:table-cell office:value-type="string" calcext:value-type="string">
            <text:p>buffer_reb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eoIP2CityDBCity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oIP2CityDBCountry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BL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NET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PL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S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TI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_CH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NOCHUNK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0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1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2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3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4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0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1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2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3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4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0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1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2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3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4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_a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fo_adt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fo_ap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fo_bit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style-name="ce14" office:value-type="string" calcext:value-type="string">
            <text:p>bitr_last=anyLastIf(field1, field1t&gt;0') и bitr_start = any(field1, field1t&gt;0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nfo_bl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info_bl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fo_b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info_brwsr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fo_bw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office:value-type="string" calcext:value-type="string">
            <text:p>avgIf(field1, field1t between 1 and 100000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nfo_c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fo_c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fo_du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fo_en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fo_frm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info_fv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fo_liv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info_lock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fo_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fo_lx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fo_mi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_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_max и n_count (дабы легко определять неполные логи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fo_p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fo_paus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info_p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fo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fo_pldf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fo_q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fo_qu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fo_resum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fo_r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fo_scr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office:value-type="string" calcext:value-type="string">
            <text:p>coun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fo_st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info_swch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fo_th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info_uc</text:p>
          </table:table-cell>
          <table:table-cell office:value-type="string" calcext:value-type="string">
            <text:p>RefererWithFile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nfo_u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info_ux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nfo_v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xmlout</text:p>
          </table:table-cell>
          <table:table-cell office:value-type="string" calcext:value-type="string">
            <text:p>info_xml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Pv4Fiel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IP2CityDBRegion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stampFiel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</table:table>
      <table:table table:name="types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8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max_value</text:p>
          </table:table-cell>
          <table:table-cell table:style-name="ce17"/>
          <table:table-cell table:style-name="ce18" office:value-type="string" calcext:value-type="string">
            <text:p>RefererField</text:p>
          </table:table-cell>
          <table:table-cell table:style-name="ce18" office:value-type="string" calcext:value-type="string">
            <text:p>RefererWithFileField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Int8</text:p>
          </table:table-cell>
          <table:table-cell table:formula="of:=2^8/2"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sche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16</text:p>
          </table:table-cell>
          <table:table-cell table:formula="of:=2^16/2" office:value-type="float" office:value="32768" calcext:value-type="float">
            <text:p>32768</text:p>
          </table:table-cell>
          <table:table-cell/>
          <table:table-cell table:number-columns-repeated="2" office:value-type="string" calcext:value-type="string">
            <text:p>netl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32</text:p>
          </table:table-cell>
          <table:table-cell table:formula="of:=2^32/2" office:value-type="float" office:value="2147483648" calcext:value-type="float">
            <text:p>2147483648</text:p>
          </table:table-cell>
          <table:table-cell/>
          <table:table-cell table:number-columns-repeated="2" office:value-type="string" calcext:value-type="string">
            <text:p>col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64</text:p>
          </table:table-cell>
          <table:table-cell table:formula="of:=2^64/2" office:value-type="float" office:value="9.22337203685478E+018" calcext:value-type="float">
            <text:p>9.22337203685478E+018</text:p>
          </table:table-cell>
          <table:table-cell/>
          <table:table-cell office:value-type="string" calcext:value-type="string">
            <text:p>pa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irnam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lenam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leex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quer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site</text:p>
          </table:table-cell>
          <table:table-cell table:number-columns-repeated="1018"/>
        </table:table-row>
      </table:table>
      <table:table table:name="log_source" table:style-name="ta1">
        <table:table-column table:style-name="co2" table:default-cell-style-name="ce21"/>
        <table:table-column table:style-name="co19" table:default-cell-style-name="ce21"/>
        <table:table-column table:style-name="co17" table:default-cell-style-name="Default"/>
        <table:table-row table:style-name="ro1">
          <table:table-cell table:style-name="ce19" office:value-type="string" calcext:value-type="string">
            <text:p>log_source</text:p>
          </table:table-cell>
          <table:table-cell table:style-name="ce20" table:number-columns-repeated="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Статистика 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log.rutube.ru/dbg/player_stat</text:p>
          </table:table-cell>
          <table:table-cell table:style-name="ce21" office:value-type="string" calcext:value-type="string">
            <text:p>anallog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yast.rutube.ru/track/</text:p>
          </table:table-cell>
          <table:table-cell table:style-name="ce21" office:value-type="string" calcext:value-type="string">
            <text:p>ya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.rutube.ru/metric/v1/</text:p>
          </table:table-cell>
          <table:table-cell table:style-name="ce21" office:value-type="string" calcext:value-type="string">
            <text:p>quokka</text:p>
          </table:table-cell>
        </table:table-row>
        <table:table-row table:style-name="ro1">
          <table:table-cell table:number-columns-repeated="2"/>
          <table:table-cell table:style-name="ce21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ds_adxref_query" table:style-name="ta1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35"/>
        <table:table-column table:style-name="co29" table:default-cell-style-name="ce35"/>
        <table:table-column table:style-name="co2" table:default-cell-style-name="ce27"/>
        <table:table-column table:style-name="co30" table:default-cell-style-name="ce27"/>
        <table:table-column table:style-name="co2" table:default-cell-style-name="ce27"/>
        <table:table-column table:style-name="co31" table:default-cell-style-name="ce27"/>
        <table:table-column table:style-name="co2" table:number-columns-repeated="1008" table:default-cell-style-name="ce27"/>
        <table:table-row table:style-name="ro8">
          <table:table-cell table:style-name="ce23" office:value-type="string" calcext:value-type="string">
            <text:p>param</text:p>
          </table:table-cell>
          <table:table-cell table:style-name="ce21" office:value-type="string" calcext:value-type="string">
            <text:p>value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4" office:value-type="string" calcext:value-type="string">
            <text:p>data_type</text:p>
          </table:table-cell>
          <table:table-cell table:style-name="ce24" office:value-type="string" calcext:value-type="string">
            <text:p>player_events_v5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4" office:value-type="string" calcext:value-type="string">
            <text:p>field_from</text:p>
          </table:table-cell>
          <table:table-cell table:style-name="ce24" office:value-type="string" calcext:value-type="string">
            <text:p>adxref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4" office:value-type="string" calcext:value-type="string">
            <text:p>field_type</text:p>
          </table:table-cell>
          <table:table-cell table:style-name="ce24" office:value-type="string" calcext:value-type="string">
            <text:p>LogCharField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5"/>
          <table:table-cell table:style-name="Default" table:number-columns-repeated="2"/>
          <table:table-cell table:style-name="ce30" office:value-type="string" calcext:value-type="string" table:number-columns-spanned="3" table:number-rows-spanned="1">
            <text:p>example</text:p>
          </table:table-cell>
          <table:covered-table-cell table:number-columns-repeated="2" table:style-name="Default"/>
          <table:table-cell table:style-name="ce26"/>
          <table:table-cell table:style-name="Default"/>
          <table:table-cell table:style-name="ce34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6" office:value-type="string" calcext:value-type="string">
            <text:p>param</text:p>
          </table:table-cell>
          <table:table-cell table:style-name="ce26" office:value-type="string" calcext:value-type="string">
            <text:p>db_name</text:p>
          </table:table-cell>
          <table:table-cell table:style-name="ce26" office:value-type="string" calcext:value-type="string">
            <text:p>field_type</text:p>
          </table:table-cell>
          <table:table-cell table:style-name="ce26" office:value-type="string" calcext:value-type="string">
            <text:p>ad.mail.ru</text:p>
          </table:table-cell>
          <table:table-cell table:style-name="ce26" office:value-type="string" calcext:value-type="string">
            <text:p>out.pladform.ru</text:p>
          </table:table-cell>
          <table:table-cell table:style-name="ce26" office:value-type="string" calcext:value-type="string">
            <text:p>ads.adfox.ru</text:p>
          </table:table-cell>
          <table:table-cell table:style-name="ce26" office:value-type="string" calcext:value-type="string">
            <text:p>description</text:p>
          </table:table-cell>
          <table:table-cell table:style-name="Default"/>
          <table:table-cell table:style-name="ce33" office:value-type="string" calcext:value-type="string">
            <text:p>REPORT cursor</text:p>
          </table:table-cell>
          <table:table-cell office:value-type="string" calcext:value-type="string">
            <text:p>ClickHouse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8">
          <table:table-cell office:value-type="string" calcext:value-type="string">
            <text:p>puid1</text:p>
          </table:table-cell>
          <table:table-cell table:formula="of:=&quot;ads_adxref_query_&quot; &amp; [ads_adxref_query.A7]" office:value-type="string" office:string-value="ads_adxref_query_puid1" calcext:value-type="string">
            <text:p>ads_adxref_query_puid1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select '&quot; &amp; [ads_adxref_query.A7] &amp; &quot;' param&quot;" office:value-type="string" office:string-value="select 'puid1' param" calcext:value-type="string">
            <text:p>select 'puid1' param</text:p>
          </table:table-cell>
          <table:table-cell table:formula="of:=&quot;alter table fact.&quot; &amp; [ads_adxref_query.B2] &amp; &quot; add column &quot; &amp;[ads_adxref_query.A7] &amp; &quot; String after ads_adxref_query&quot;" office:value-type="string" office:string-value="alter table fact.player_events_v5 add column puid1 String after ads_adxref_query" calcext:value-type="string">
            <text:p>alter table fact.player_events_v5 add column puid1 String after ads_adxref_query</text:p>
          </table:table-cell>
          <table:table-cell table:style-name="ce37"/>
          <table:table-cell/>
          <table:table-cell table:style-name="Default" table:number-columns-repeated="2"/>
          <table:table-cell table:number-columns-repeated="1008"/>
        </table:table-row>
        <table:table-row table:style-name="ro8">
          <table:table-cell table:style-name="ce28" office:value-type="string" calcext:value-type="string">
            <text:p>puid2</text:p>
          </table:table-cell>
          <table:table-cell table:formula="of:=&quot;ads_adxref_query_&quot; &amp; [ads_adxref_query.A8]" office:value-type="string" office:string-value="ads_adxref_query_puid2" calcext:value-type="string">
            <text:p>ads_adxref_query_puid2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8] &amp; &quot;'&quot;" office:value-type="string" office:string-value="union select 'puid2'" calcext:value-type="string">
            <text:p>union select 'puid2'</text:p>
          </table:table-cell>
          <table:table-cell table:formula="of:=&quot;alter table fact.&quot; &amp; [ads_adxref_query.B3] &amp; &quot; add column &quot; &amp;[ads_adxref_query.A8] &amp; &quot; String after ads_adxref_query&quot;" office:value-type="string" office:string-value="alter table fact.adxref add column puid2 String after ads_adxref_query" calcext:value-type="string">
            <text:p>alter table fact.adxref add column puid2 String after ads_adxref_query</text:p>
          </table:table-cell>
          <table:table-cell table:style-name="ce37"/>
          <table:table-cell/>
          <table:table-cell table:style-name="ce26"/>
          <table:table-cell table:number-columns-repeated="1009"/>
        </table:table-row>
        <table:table-row table:style-name="ro8">
          <table:table-cell table:style-name="ce28" office:value-type="string" calcext:value-type="string">
            <text:p>puid3</text:p>
          </table:table-cell>
          <table:table-cell table:formula="of:=&quot;ads_adxref_query_&quot; &amp; [ads_adxref_query.A9]" office:value-type="string" office:string-value="ads_adxref_query_puid3" calcext:value-type="string">
            <text:p>ads_adxref_query_puid3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9] &amp; &quot;'&quot;" office:value-type="string" office:string-value="union select 'puid3'" calcext:value-type="string">
            <text:p>union select 'puid3'</text:p>
          </table:table-cell>
          <table:table-cell table:formula="of:=&quot;alter table fact.&quot; &amp; [ads_adxref_query.B4] &amp; &quot; add column &quot; &amp;[ads_adxref_query.A9] &amp; &quot; String after ads_adxref_query&quot;" office:value-type="string" office:string-value="alter table fact.LogCharField add column puid3 String after ads_adxref_query" calcext:value-type="string">
            <text:p>alter table fact.LogCharField add column puid3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ce28" office:value-type="string" calcext:value-type="string">
            <text:p>puid4</text:p>
          </table:table-cell>
          <table:table-cell table:formula="of:=&quot;ads_adxref_query_&quot; &amp; [ads_adxref_query.A10]" office:value-type="string" office:string-value="ads_adxref_query_puid4" calcext:value-type="string">
            <text:p>ads_adxref_query_puid4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4"/>
          <table:table-cell table:formula="of:=&quot;union select '&quot; &amp; [ads_adxref_query.A10] &amp; &quot;'&quot;" office:value-type="string" office:string-value="union select 'puid4'" calcext:value-type="string">
            <text:p>union select 'puid4'</text:p>
          </table:table-cell>
          <table:table-cell table:formula="of:=&quot;alter table fact.&quot; &amp; [ads_adxref_query.B5] &amp; &quot; add column &quot; &amp;[ads_adxref_query.A10] &amp; &quot; String after ads_adxref_query&quot;" office:value-type="string" office:string-value="alter table fact. add column puid4 String after ads_adxref_query" calcext:value-type="string">
            <text:p>alter table fact. add column puid4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ce28" office:value-type="string" calcext:value-type="string">
            <text:p>puid5</text:p>
          </table:table-cell>
          <table:table-cell table:formula="of:=&quot;ads_adxref_query_&quot; &amp; [ads_adxref_query.A11]" office:value-type="string" office:string-value="ads_adxref_query_puid5" calcext:value-type="string">
            <text:p>ads_adxref_query_puid5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4"/>
          <table:table-cell table:formula="of:=&quot;union select '&quot; &amp; [ads_adxref_query.A11] &amp; &quot;'&quot;" office:value-type="string" office:string-value="union select 'puid5'" calcext:value-type="string">
            <text:p>union select 'puid5'</text:p>
          </table:table-cell>
          <table:table-cell table:formula="of:=&quot;alter table fact.&quot; &amp; [ads_adxref_query.B6] &amp; &quot; add column &quot; &amp;[ads_adxref_query.A11] &amp; &quot; String after ads_adxref_query&quot;" office:value-type="string" office:string-value="alter table fact.db_name add column puid5 String after ads_adxref_query" calcext:value-type="string">
            <text:p>alter table fact.db_name add column puid5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6</text:p>
          </table:table-cell>
          <table:table-cell table:formula="of:=&quot;ads_adxref_query_&quot; &amp; [ads_adxref_query.A12]" office:value-type="string" office:string-value="ads_adxref_query_puid6" calcext:value-type="string">
            <text:p>ads_adxref_query_puid6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58" calcext:value-type="float">
            <text:p>58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formula="of:=&quot;union select '&quot; &amp; [ads_adxref_query.A12] &amp; &quot;'&quot;" office:value-type="string" office:string-value="union select 'puid6'" calcext:value-type="string">
            <text:p>union select 'puid6'</text:p>
          </table:table-cell>
          <table:table-cell table:formula="of:=&quot;alter table fact.&quot; &amp; [ads_adxref_query.B7] &amp; &quot; add column &quot; &amp;[ads_adxref_query.A12] &amp; &quot; String after ads_adxref_query&quot;" office:value-type="string" office:string-value="alter table fact.ads_adxref_query_puid1 add column puid6 String after ads_adxref_query" calcext:value-type="string">
            <text:p>alter table fact.ads_adxref_query_puid1 add column puid6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7</text:p>
          </table:table-cell>
          <table:table-cell table:formula="of:=&quot;ads_adxref_query_&quot; &amp; [ads_adxref_query.A13]" office:value-type="string" office:string-value="ads_adxref_query_puid7" calcext:value-type="string">
            <text:p>ads_adxref_query_puid7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4"/>
          <table:table-cell table:formula="of:=&quot;union select '&quot; &amp; [ads_adxref_query.A13] &amp; &quot;'&quot;" office:value-type="string" office:string-value="union select 'puid7'" calcext:value-type="string">
            <text:p>union select 'puid7'</text:p>
          </table:table-cell>
          <table:table-cell table:formula="of:=&quot;alter table fact.&quot; &amp; [ads_adxref_query.B8] &amp; &quot; add column &quot; &amp;[ads_adxref_query.A13] &amp; &quot; String after ads_adxref_query&quot;" office:value-type="string" office:string-value="alter table fact.ads_adxref_query_puid2 add column puid7 String after ads_adxref_query" calcext:value-type="string">
            <text:p>alter table fact.ads_adxref_query_puid2 add column puid7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8</text:p>
          </table:table-cell>
          <table:table-cell table:formula="of:=&quot;ads_adxref_query_&quot; &amp; [ads_adxref_query.A14]" office:value-type="string" office:string-value="ads_adxref_query_puid8" calcext:value-type="string">
            <text:p>ads_adxref_query_puid8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&quot;union select '&quot; &amp; [ads_adxref_query.A14] &amp; &quot;'&quot;" office:value-type="string" office:string-value="union select 'puid8'" calcext:value-type="string">
            <text:p>union select 'puid8'</text:p>
          </table:table-cell>
          <table:table-cell table:formula="of:=&quot;alter table fact.&quot; &amp; [ads_adxref_query.B9] &amp; &quot; add column &quot; &amp;[ads_adxref_query.A14] &amp; &quot; String after ads_adxref_query&quot;" office:value-type="string" office:string-value="alter table fact.ads_adxref_query_puid3 add column puid8 String after ads_adxref_query" calcext:value-type="string">
            <text:p>alter table fact.ads_adxref_query_puid3 add column puid8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9</text:p>
          </table:table-cell>
          <table:table-cell table:formula="of:=&quot;ads_adxref_query_&quot; &amp; [ads_adxref_query.A15]" office:value-type="string" office:string-value="ads_adxref_query_puid9" calcext:value-type="string">
            <text:p>ads_adxref_query_puid9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5] &amp; &quot;'&quot;" office:value-type="string" office:string-value="union select 'puid9'" calcext:value-type="string">
            <text:p>union select 'puid9'</text:p>
          </table:table-cell>
          <table:table-cell table:formula="of:=&quot;alter table fact.&quot; &amp; [ads_adxref_query.B10] &amp; &quot; add column &quot; &amp;[ads_adxref_query.A15] &amp; &quot; String after ads_adxref_query&quot;" office:value-type="string" office:string-value="alter table fact.ads_adxref_query_puid4 add column puid9 String after ads_adxref_query" calcext:value-type="string">
            <text:p>alter table fact.ads_adxref_query_puid4 add column puid9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0</text:p>
          </table:table-cell>
          <table:table-cell table:formula="of:=&quot;ads_adxref_query_&quot; &amp; [ads_adxref_query.A16]" office:value-type="string" office:string-value="ads_adxref_query_puid10" calcext:value-type="string">
            <text:p>ads_adxref_query_puid10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6] &amp; &quot;'&quot;" office:value-type="string" office:string-value="union select 'puid10'" calcext:value-type="string">
            <text:p>union select 'puid10'</text:p>
          </table:table-cell>
          <table:table-cell table:formula="of:=&quot;alter table fact.&quot; &amp; [ads_adxref_query.B11] &amp; &quot; add column &quot; &amp;[ads_adxref_query.A16] &amp; &quot; String after ads_adxref_query&quot;" office:value-type="string" office:string-value="alter table fact.ads_adxref_query_puid5 add column puid10 String after ads_adxref_query" calcext:value-type="string">
            <text:p>alter table fact.ads_adxref_query_puid5 add column puid10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1</text:p>
          </table:table-cell>
          <table:table-cell table:formula="of:=&quot;ads_adxref_query_&quot; &amp; [ads_adxref_query.A17]" office:value-type="string" office:string-value="ads_adxref_query_puid11" calcext:value-type="string">
            <text:p>ads_adxref_query_puid11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&quot;union select '&quot; &amp; [ads_adxref_query.A17] &amp; &quot;'&quot;" office:value-type="string" office:string-value="union select 'puid11'" calcext:value-type="string">
            <text:p>union select 'puid11'</text:p>
          </table:table-cell>
          <table:table-cell table:formula="of:=&quot;alter table fact.&quot; &amp; [ads_adxref_query.B12] &amp; &quot; add column &quot; &amp;[ads_adxref_query.A17] &amp; &quot; String after ads_adxref_query&quot;" office:value-type="string" office:string-value="alter table fact.ads_adxref_query_puid6 add column puid11 String after ads_adxref_query" calcext:value-type="string">
            <text:p>alter table fact.ads_adxref_query_puid6 add column puid11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2</text:p>
          </table:table-cell>
          <table:table-cell table:formula="of:=&quot;ads_adxref_query_&quot; &amp; [ads_adxref_query.A18]" office:value-type="string" office:string-value="ads_adxref_query_puid12" calcext:value-type="string">
            <text:p>ads_adxref_query_puid12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&quot;union select '&quot; &amp; [ads_adxref_query.A18] &amp; &quot;'&quot;" office:value-type="string" office:string-value="union select 'puid12'" calcext:value-type="string">
            <text:p>union select 'puid12'</text:p>
          </table:table-cell>
          <table:table-cell table:formula="of:=&quot;alter table fact.&quot; &amp; [ads_adxref_query.B13] &amp; &quot; add column &quot; &amp;[ads_adxref_query.A18] &amp; &quot; String after ads_adxref_query&quot;" office:value-type="string" office:string-value="alter table fact.ads_adxref_query_puid7 add column puid12 String after ads_adxref_query" calcext:value-type="string">
            <text:p>alter table fact.ads_adxref_query_puid7 add column puid1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3</text:p>
          </table:table-cell>
          <table:table-cell table:formula="of:=&quot;ads_adxref_query_&quot; &amp; [ads_adxref_query.A19]" office:value-type="string" office:string-value="ads_adxref_query_puid13" calcext:value-type="string">
            <text:p>ads_adxref_query_puid13</text:p>
          </table:table-cell>
          <table:table-cell table:style-name="ce11" office:value-type="string" calcext:value-type="string">
            <text:p>LogFloatField</text:p>
          </table:table-cell>
          <table:table-cell table:style-name="ce32"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пользователя</text:p>
          </table:table-cell>
          <table:table-cell/>
          <table:table-cell table:formula="of:=&quot;union select '&quot; &amp; [ads_adxref_query.A19] &amp; &quot;'&quot;" office:value-type="string" office:string-value="union select 'puid13'" calcext:value-type="string">
            <text:p>union select 'puid13'</text:p>
          </table:table-cell>
          <table:table-cell table:formula="of:=&quot;alter table fact.&quot; &amp; [ads_adxref_query.B14] &amp; &quot; add column &quot; &amp;[ads_adxref_query.A19] &amp; &quot; String after ads_adxref_query&quot;" office:value-type="string" office:string-value="alter table fact.ads_adxref_query_puid8 add column puid13 String after ads_adxref_query" calcext:value-type="string">
            <text:p>alter table fact.ads_adxref_query_puid8 add column puid13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4</text:p>
          </table:table-cell>
          <table:table-cell table:formula="of:=&quot;ads_adxref_query_&quot; &amp; [ads_adxref_query.A20]" office:value-type="string" office:string-value="ads_adxref_query_puid14" calcext:value-type="string">
            <text:p>ads_adxref_query_puid14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string" calcext:value-type="string">
            <text:p>1…11</text:p>
          </table:table-cell>
          <table:table-cell table:number-columns-repeated="2"/>
          <table:table-cell office:value-type="string" calcext:value-type="string">
            <text:p>Возрастная группа ВК</text:p>
          </table:table-cell>
          <table:table-cell/>
          <table:table-cell table:formula="of:=&quot;union select '&quot; &amp; [ads_adxref_query.A20] &amp; &quot;'&quot;" office:value-type="string" office:string-value="union select 'puid14'" calcext:value-type="string">
            <text:p>union select 'puid14'</text:p>
          </table:table-cell>
          <table:table-cell table:formula="of:=&quot;alter table fact.&quot; &amp; [ads_adxref_query.B15] &amp; &quot; add column &quot; &amp;[ads_adxref_query.A20] &amp; &quot; String after ads_adxref_query&quot;" office:value-type="string" office:string-value="alter table fact.ads_adxref_query_puid9 add column puid14 String after ads_adxref_query" calcext:value-type="string">
            <text:p>alter table fact.ads_adxref_query_puid9 add column puid14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5</text:p>
          </table:table-cell>
          <table:table-cell table:formula="of:=&quot;ads_adxref_query_&quot; &amp; [ads_adxref_query.A21]" office:value-type="string" office:string-value="ads_adxref_query_puid15" calcext:value-type="string">
            <text:p>ads_adxref_query_puid15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/>
          <table:table-cell table:formula="of:=&quot;union select '&quot; &amp; [ads_adxref_query.A21] &amp; &quot;'&quot;" office:value-type="string" office:string-value="union select 'puid15'" calcext:value-type="string">
            <text:p>union select 'puid15'</text:p>
          </table:table-cell>
          <table:table-cell table:formula="of:=&quot;alter table fact.&quot; &amp; [ads_adxref_query.B16] &amp; &quot; add column &quot; &amp;[ads_adxref_query.A21] &amp; &quot; String after ads_adxref_query&quot;" office:value-type="string" office:string-value="alter table fact.ads_adxref_query_puid10 add column puid15 String after ads_adxref_query" calcext:value-type="string">
            <text:p>alter table fact.ads_adxref_query_puid10 add column puid15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6</text:p>
          </table:table-cell>
          <table:table-cell table:formula="of:=&quot;ads_adxref_query_&quot; &amp; [ads_adxref_query.A22]" office:value-type="string" office:string-value="ads_adxref_query_puid16" calcext:value-type="string">
            <text:p>ads_adxref_query_puid16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4"/>
          <table:table-cell table:formula="of:=&quot;union select '&quot; &amp; [ads_adxref_query.A22] &amp; &quot;'&quot;" office:value-type="string" office:string-value="union select 'puid16'" calcext:value-type="string">
            <text:p>union select 'puid16'</text:p>
          </table:table-cell>
          <table:table-cell table:formula="of:=&quot;alter table fact.&quot; &amp; [ads_adxref_query.B17] &amp; &quot; add column &quot; &amp;[ads_adxref_query.A22] &amp; &quot; String after ads_adxref_query&quot;" office:value-type="string" office:string-value="alter table fact.ads_adxref_query_puid11 add column puid16 String after ads_adxref_query" calcext:value-type="string">
            <text:p>alter table fact.ads_adxref_query_puid11 add column puid16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7</text:p>
          </table:table-cell>
          <table:table-cell table:formula="of:=&quot;ads_adxref_query_&quot; &amp; [ads_adxref_query.A23]" office:value-type="string" office:string-value="ads_adxref_query_puid17" calcext:value-type="string">
            <text:p>ads_adxref_query_puid17</text:p>
          </table:table-cell>
          <table:table-cell table:style-name="ce11" office:value-type="string" calcext:value-type="string">
            <text:p>LogFloatField</text:p>
          </table:table-cell>
          <table:table-cell table:style-name="ce31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3] &amp; &quot;'&quot;" office:value-type="string" office:string-value="union select 'puid17'" calcext:value-type="string">
            <text:p>union select 'puid17'</text:p>
          </table:table-cell>
          <table:table-cell table:formula="of:=&quot;alter table fact.&quot; &amp; [ads_adxref_query.B18] &amp; &quot; add column &quot; &amp;[ads_adxref_query.A23] &amp; &quot; String after ads_adxref_query&quot;" office:value-type="string" office:string-value="alter table fact.ads_adxref_query_puid12 add column puid17 String after ads_adxref_query" calcext:value-type="string">
            <text:p>alter table fact.ads_adxref_query_puid12 add column puid17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8</text:p>
          </table:table-cell>
          <table:table-cell table:formula="of:=&quot;ads_adxref_query_&quot; &amp; [ads_adxref_query.A24]" office:value-type="string" office:string-value="ads_adxref_query_puid18" calcext:value-type="string">
            <text:p>ads_adxref_query_puid18</text:p>
          </table:table-cell>
          <table:table-cell table:style-name="ce11" office:value-type="string" calcext:value-type="string">
            <text:p>LogFloatField</text:p>
          </table:table-cell>
          <table:table-cell table:style-name="ce31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4] &amp; &quot;'&quot;" office:value-type="string" office:string-value="union select 'puid18'" calcext:value-type="string">
            <text:p>union select 'puid18'</text:p>
          </table:table-cell>
          <table:table-cell table:formula="of:=&quot;alter table fact.&quot; &amp; [ads_adxref_query.B19] &amp; &quot; add column &quot; &amp;[ads_adxref_query.A24] &amp; &quot; String after ads_adxref_query&quot;" office:value-type="string" office:string-value="alter table fact.ads_adxref_query_puid13 add column puid18 String after ads_adxref_query" calcext:value-type="string">
            <text:p>alter table fact.ads_adxref_query_puid13 add column puid18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9</text:p>
          </table:table-cell>
          <table:table-cell table:formula="of:=&quot;ads_adxref_query_&quot; &amp; [ads_adxref_query.A25]" office:value-type="string" office:string-value="ads_adxref_query_puid19" calcext:value-type="string">
            <text:p>ads_adxref_query_puid19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351895" calcext:value-type="float">
            <text:p>351895</text:p>
          </table:table-cell>
          <table:table-cell table:number-columns-repeated="4"/>
          <table:table-cell table:formula="of:=&quot;union select '&quot; &amp; [ads_adxref_query.A25] &amp; &quot;'&quot;" office:value-type="string" office:string-value="union select 'puid19'" calcext:value-type="string">
            <text:p>union select 'puid19'</text:p>
          </table:table-cell>
          <table:table-cell table:formula="of:=&quot;alter table fact.&quot; &amp; [ads_adxref_query.B20] &amp; &quot; add column &quot; &amp;[ads_adxref_query.A25] &amp; &quot; String after ads_adxref_query&quot;" office:value-type="string" office:string-value="alter table fact.ads_adxref_query_puid14 add column puid19 String after ads_adxref_query" calcext:value-type="string">
            <text:p>alter table fact.ads_adxref_query_puid14 add column puid19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20</text:p>
          </table:table-cell>
          <table:table-cell table:formula="of:=&quot;ads_adxref_query_&quot; &amp; [ads_adxref_query.A26]" office:value-type="string" office:string-value="ads_adxref_query_puid20" calcext:value-type="string">
            <text:p>ads_adxref_query_puid20</text:p>
          </table:table-cell>
          <table:table-cell table:style-name="ce11" office:value-type="string" calcext:value-type="string">
            <text:p>LogFloatField</text:p>
          </table:table-cell>
          <table:table-cell table:style-name="ce31"/>
          <table:table-cell table:number-columns-repeated="4"/>
          <table:table-cell table:formula="of:=&quot;union select '&quot; &amp; [ads_adxref_query.A26] &amp; &quot;'&quot;" office:value-type="string" office:string-value="union select 'puid20'" calcext:value-type="string">
            <text:p>union select 'puid20'</text:p>
          </table:table-cell>
          <table:table-cell table:formula="of:=&quot;alter table fact.&quot; &amp; [ads_adxref_query.B21] &amp; &quot; add column &quot; &amp;[ads_adxref_query.A26] &amp; &quot; String after ads_adxref_query&quot;" office:value-type="string" office:string-value="alter table fact.ads_adxref_query_puid15 add column puid20 String after ads_adxref_query" calcext:value-type="string">
            <text:p>alter table fact.ads_adxref_query_puid15 add column puid20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21</text:p>
          </table:table-cell>
          <table:table-cell table:formula="of:=&quot;ads_adxref_query_&quot; &amp; [ads_adxref_query.A27]" office:value-type="string" office:string-value="ads_adxref_query_puid21" calcext:value-type="string">
            <text:p>ads_adxref_query_puid21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4"/>
          <table:table-cell table:formula="of:=&quot;union select '&quot; &amp; [ads_adxref_query.A27] &amp; &quot;'&quot;" office:value-type="string" office:string-value="union select 'puid21'" calcext:value-type="string">
            <text:p>union select 'puid21'</text:p>
          </table:table-cell>
          <table:table-cell table:formula="of:=&quot;alter table fact.&quot; &amp; [ads_adxref_query.B22] &amp; &quot; add column &quot; &amp;[ads_adxref_query.A27] &amp; &quot; String after ads_adxref_query&quot;" office:value-type="string" office:string-value="alter table fact.ads_adxref_query_puid16 add column puid21 String after ads_adxref_query" calcext:value-type="string">
            <text:p>alter table fact.ads_adxref_query_puid16 add column puid21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22</text:p>
          </table:table-cell>
          <table:table-cell table:formula="of:=&quot;ads_adxref_query_&quot; &amp; [ads_adxref_query.A28]" office:value-type="string" office:string-value="ads_adxref_query_puid22" calcext:value-type="string">
            <text:p>ads_adxref_query_puid22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formula="of:=&quot;union select '&quot; &amp; [ads_adxref_query.A28] &amp; &quot;'&quot;" office:value-type="string" office:string-value="union select 'puid22'" calcext:value-type="string">
            <text:p>union select 'puid22'</text:p>
          </table:table-cell>
          <table:table-cell table:formula="of:=&quot;alter table fact.&quot; &amp; [ads_adxref_query.B23] &amp; &quot; add column &quot; &amp;[ads_adxref_query.A28] &amp; &quot; String after ads_adxref_query&quot;" office:value-type="string" office:string-value="alter table fact.ads_adxref_query_puid17 add column puid22 String after ads_adxref_query" calcext:value-type="string">
            <text:p>alter table fact.ads_adxref_query_puid17 add column puid2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33</text:p>
          </table:table-cell>
          <table:table-cell table:formula="of:=&quot;ads_adxref_query_&quot; &amp; [ads_adxref_query.A29]" office:value-type="string" office:string-value="ads_adxref_query_puid33" calcext:value-type="string">
            <text:p>ads_adxref_query_puid33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&quot;union select '&quot; &amp; [ads_adxref_query.A29] &amp; &quot;'&quot;" office:value-type="string" office:string-value="union select 'puid33'" calcext:value-type="string">
            <text:p>union select 'puid33'</text:p>
          </table:table-cell>
          <table:table-cell table:formula="of:=&quot;alter table fact.&quot; &amp; [ads_adxref_query.B24] &amp; &quot; add column &quot; &amp;[ads_adxref_query.A29] &amp; &quot; String after ads_adxref_query&quot;" office:value-type="string" office:string-value="alter table fact.ads_adxref_query_puid18 add column puid33 String after ads_adxref_query" calcext:value-type="string">
            <text:p>alter table fact.ads_adxref_query_puid18 add column puid33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duration</text:p>
          </table:table-cell>
          <table:table-cell table:formula="of:=&quot;ads_adxref_query_&quot; &amp; [ads_adxref_query.A30]" office:value-type="string" office:string-value="ads_adxref_query_duration" calcext:value-type="string">
            <text:p>ads_adxref_query_duration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525" calcext:value-type="float">
            <text:p>525</text:p>
          </table:table-cell>
          <table:table-cell table:style-name="ce28" office:value-type="float" office:value="1390" calcext:value-type="float">
            <text:p>1390</text:p>
          </table:table-cell>
          <table:table-cell table:number-columns-repeated="3"/>
          <table:table-cell table:formula="of:=&quot;union select '&quot; &amp; [ads_adxref_query.A30] &amp; &quot;'&quot;" office:value-type="string" office:string-value="union select 'duration'" calcext:value-type="string">
            <text:p>union select 'duration'</text:p>
          </table:table-cell>
          <table:table-cell table:formula="of:=&quot;alter table fact.&quot; &amp; [ads_adxref_query.B25] &amp; &quot; add column &quot; &amp;[ads_adxref_query.A30] &amp; &quot; String after ads_adxref_query&quot;" office:value-type="string" office:string-value="alter table fact.ads_adxref_query_puid19 add column duration String after ads_adxref_query" calcext:value-type="string">
            <text:p>alter table fact.ads_adxref_query_puid19 add column duration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id1</text:p>
          </table:table-cell>
          <table:table-cell table:formula="of:=&quot;ads_adxref_query_&quot; &amp; [ads_adxref_query.A31]" office:value-type="string" office:string-value="ads_adxref_query_eid1" calcext:value-type="string">
            <text:p>ads_adxref_query_eid1</text:p>
          </table:table-cell>
          <table:table-cell table:style-name="ce11" office:value-type="string" calcext:value-type="string">
            <text:p>LogCharField</text:p>
          </table:table-cell>
          <table:table-cell table:style-name="ce31" office:value-type="string" calcext:value-type="string">
            <text:p>c55b8fa78a8e326a84ffbb15e302a720</text:p>
          </table:table-cell>
          <table:table-cell table:number-columns-repeated="4"/>
          <table:table-cell table:formula="of:=&quot;union select '&quot; &amp; [ads_adxref_query.A31] &amp; &quot;'&quot;" office:value-type="string" office:string-value="union select 'eid1'" calcext:value-type="string">
            <text:p>union select 'eid1'</text:p>
          </table:table-cell>
          <table:table-cell table:formula="of:=&quot;alter table fact.&quot; &amp; [ads_adxref_query.B26] &amp; &quot; add column &quot; &amp;[ads_adxref_query.A31] &amp; &quot; String after ads_adxref_query&quot;" office:value-type="string" office:string-value="alter table fact.ads_adxref_query_puid20 add column eid1 String after ads_adxref_query" calcext:value-type="string">
            <text:p>alter table fact.ads_adxref_query_puid20 add column eid1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id2</text:p>
          </table:table-cell>
          <table:table-cell table:formula="of:=&quot;ads_adxref_query_&quot; &amp; [ads_adxref_query.A32]" office:value-type="string" office:string-value="ads_adxref_query_eid2" calcext:value-type="string">
            <text:p>ads_adxref_query_eid2</text:p>
          </table:table-cell>
          <table:table-cell table:style-name="ce11" office:value-type="string" calcext:value-type="string">
            <text:p>LogCharField</text:p>
          </table:table-cell>
          <table:table-cell table:style-name="ce31" office:value-type="string" calcext:value-type="string">
            <text:p>2355512B-860A-19E7-DFB5-7BFC95E22F94</text:p>
          </table:table-cell>
          <table:table-cell table:number-columns-repeated="4"/>
          <table:table-cell table:formula="of:=&quot;union select '&quot; &amp; [ads_adxref_query.A32] &amp; &quot;'&quot;" office:value-type="string" office:string-value="union select 'eid2'" calcext:value-type="string">
            <text:p>union select 'eid2'</text:p>
          </table:table-cell>
          <table:table-cell table:formula="of:=&quot;alter table fact.&quot; &amp; [ads_adxref_query.B27] &amp; &quot; add column &quot; &amp;[ads_adxref_query.A32] &amp; &quot; String after ads_adxref_query&quot;" office:value-type="string" office:string-value="alter table fact.ads_adxref_query_puid21 add column eid2 String after ads_adxref_query" calcext:value-type="string">
            <text:p>alter table fact.ads_adxref_query_puid21 add column eid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a</text:p>
          </table:table-cell>
          <table:table-cell table:formula="of:=&quot;ads_adxref_query_&quot; &amp; [ads_adxref_query.A33]" office:value-type="string" office:string-value="ads_adxref_query_a" calcext:value-type="string">
            <text:p>ads_adxref_query_a</text:p>
          </table:table-cell>
          <table:table-cell table:style-name="ce11" office:value-type="string" calcext:value-type="string">
            <text:p>LogFloatField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Возраст ВК (mail)</text:p>
          </table:table-cell>
          <table:table-cell/>
          <table:table-cell table:formula="of:=&quot;union select '&quot; &amp; [ads_adxref_query.A33] &amp; &quot;'&quot;" office:value-type="string" office:string-value="union select 'a'" calcext:value-type="string">
            <text:p>union select 'a'</text:p>
          </table:table-cell>
          <table:table-cell table:formula="of:=&quot;alter table fact.&quot; &amp; [ads_adxref_query.B28] &amp; &quot; add column &quot; &amp;[ads_adxref_query.A33] &amp; &quot; String after ads_adxref_query&quot;" office:value-type="string" office:string-value="alter table fact.ads_adxref_query_puid22 add column a String after ads_adxref_query" calcext:value-type="string">
            <text:p>alter table fact.ads_adxref_query_puid22 add column a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g</text:p>
          </table:table-cell>
          <table:table-cell table:formula="of:=&quot;ads_adxref_query_&quot; &amp; [ads_adxref_query.A34]" office:value-type="string" office:string-value="ads_adxref_query_g" calcext:value-type="string">
            <text:p>ads_adxref_query_g</text:p>
          </table:table-cell>
          <table:table-cell table:style-name="ce11" office:value-type="string" calcext:value-type="string">
            <text:p>LogFloatField</text:p>
          </table:table-cell>
          <table:table-cell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ВК </text:p>
          </table:table-cell>
          <table:table-cell/>
          <table:table-cell table:formula="of:=&quot;union select '&quot; &amp; [ads_adxref_query.A34] &amp; &quot;'&quot;" office:value-type="string" office:string-value="union select 'g'" calcext:value-type="string">
            <text:p>union select 'g'</text:p>
          </table:table-cell>
          <table:table-cell table:formula="of:=&quot;alter table fact.&quot; &amp; [ads_adxref_query.B29] &amp; &quot; add column &quot; &amp;[ads_adxref_query.A34] &amp; &quot; String after ads_adxref_query&quot;" office:value-type="string" office:string-value="alter table fact.ads_adxref_query_puid33 add column g String after ads_adxref_query" calcext:value-type="string">
            <text:p>alter table fact.ads_adxref_query_puid33 add column g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dl</text:p>
          </table:table-cell>
          <table:table-cell table:style-name="ce29"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table:style-name="ce31" office:value-type="string" calcext:value-type="string">
            <text:p>https://vk.com/brandnewshow?z=video-23459697_456246425/6dcab764c9c9366c7f/pl_wall_-54387561</text:p>
          </table:table-cell>
          <table:table-cell table:style-name="ce31" office:value-type="string" calcext:value-type="string">
            <text:p>gum-gum-streaming.com</text:p>
          </table:table-cell>
          <table:table-cell table:style-name="ce28" office:value-type="string" calcext:value-type="string">
            <text:p>friday.ru</text:p>
          </table:table-cell>
          <table:table-cell table:number-columns-repeated="2"/>
          <table:table-cell table:formula="of:=&quot;union select '&quot; &amp; [ads_adxref_query.A35] &amp; &quot;'&quot;" office:value-type="string" office:string-value="union select 'dl'" calcext:value-type="string">
            <text:p>union select 'dl'</text:p>
          </table:table-cell>
          <table:table-cell table:formula="of:=&quot;alter table fact.&quot; &amp; [ads_adxref_query.B30] &amp; &quot; add column &quot; &amp;[ads_adxref_query.A35] &amp; &quot; String after ads_adxref_query&quot;" office:value-type="string" office:string-value="alter table fact.ads_adxref_query_duration add column dl String after ads_adxref_query" calcext:value-type="string">
            <text:p>alter table fact.ads_adxref_query_duration add column dl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l</text:p>
          </table:table-cell>
          <table:table-cell table:formula="of:=&quot;ads_adxref_query_&quot; &amp; [ads_adxref_query.A36]" office:value-type="string" office:string-value="ads_adxref_query_pl" calcext:value-type="string">
            <text:p>ads_adxref_query_p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95998" calcext:value-type="float">
            <text:p>95998</text:p>
          </table:table-cell>
          <table:table-cell table:number-columns-repeated="3"/>
          <table:table-cell table:formula="of:=&quot;union select '&quot; &amp; [ads_adxref_query.A36] &amp; &quot;'&quot;" office:value-type="string" office:string-value="union select 'pl'" calcext:value-type="string">
            <text:p>union select 'pl'</text:p>
          </table:table-cell>
          <table:table-cell table:formula="of:=&quot;alter table fact.&quot; &amp; [ads_adxref_query.B31] &amp; &quot; add column &quot; &amp;[ads_adxref_query.A36] &amp; &quot; String after ads_adxref_query&quot;" office:value-type="string" office:string-value="alter table fact.ads_adxref_query_eid1 add column pl String after ads_adxref_query" calcext:value-type="string">
            <text:p>alter table fact.ads_adxref_query_eid1 add column pl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custom</text:p>
          </table:table-cell>
          <table:table-cell table:formula="of:=&quot;ads_adxref_query_&quot; &amp; [ads_adxref_query.A37]" office:value-type="string" office:string-value="ads_adxref_query_custom" calcext:value-type="string">
            <text:p>ads_adxref_query_custom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number-columns-repeated="3"/>
          <table:table-cell table:formula="of:=&quot;union select '&quot; &amp; [ads_adxref_query.A37] &amp; &quot;'&quot;" office:value-type="string" office:string-value="union select 'custom'" calcext:value-type="string">
            <text:p>union select 'custom'</text:p>
          </table:table-cell>
          <table:table-cell table:formula="of:=&quot;alter table fact.&quot; &amp; [ads_adxref_query.B32] &amp; &quot; add column &quot; &amp;[ads_adxref_query.A37] &amp; &quot; String after ads_adxref_query&quot;" office:value-type="string" office:string-value="alter table fact.ads_adxref_query_eid2 add column custom String after ads_adxref_query" calcext:value-type="string">
            <text:p>alter table fact.ads_adxref_query_eid2 add column custom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type</text:p>
          </table:table-cell>
          <table:table-cell table:formula="of:=&quot;ads_adxref_query_&quot; &amp; [ads_adxref_query.A38]" office:value-type="string" office:string-value="ads_adxref_query_type" calcext:value-type="string">
            <text:p>ads_adxref_query_type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31" office:value-type="string" calcext:value-type="string">
            <text:p>preroll</text:p>
          </table:table-cell>
          <table:table-cell table:number-columns-repeated="3"/>
          <table:table-cell table:formula="of:=&quot;union select '&quot; &amp; [ads_adxref_query.A38] &amp; &quot;'&quot;" office:value-type="string" office:string-value="union select 'type'" calcext:value-type="string">
            <text:p>union select 'type'</text:p>
          </table:table-cell>
          <table:table-cell table:formula="of:=&quot;alter table fact.&quot; &amp; [ads_adxref_query.B33] &amp; &quot; add column &quot; &amp;[ads_adxref_query.A38] &amp; &quot; String after ads_adxref_query&quot;" office:value-type="string" office:string-value="alter table fact.ads_adxref_query_a add column type String after ads_adxref_query" calcext:value-type="string">
            <text:p>alter table fact.ads_adxref_query_a add column type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license</text:p>
          </table:table-cell>
          <table:table-cell table:formula="of:=&quot;ads_adxref_query_&quot; &amp; [ads_adxref_query.A39]" office:value-type="string" office:string-value="ads_adxref_query_license" calcext:value-type="string">
            <text:p>ads_adxref_query_licens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39] &amp; &quot;'&quot;" office:value-type="string" office:string-value="union select 'license'" calcext:value-type="string">
            <text:p>union select 'license'</text:p>
          </table:table-cell>
          <table:table-cell table:formula="of:=&quot;alter table fact.&quot; &amp; [ads_adxref_query.B34] &amp; &quot; add column &quot; &amp;[ads_adxref_query.A39] &amp; &quot; String after ads_adxref_query&quot;" office:value-type="string" office:string-value="alter table fact.ads_adxref_query_g add column license String after ads_adxref_query" calcext:value-type="string">
            <text:p>alter table fact.ads_adxref_query_g add column license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thematic</text:p>
          </table:table-cell>
          <table:table-cell table:formula="of:=&quot;ads_adxref_query_&quot; &amp; [ads_adxref_query.A40]" office:value-type="string" office:string-value="ads_adxref_query_thematic" calcext:value-type="string">
            <text:p>ads_adxref_query_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number-columns-repeated="3"/>
          <table:table-cell table:formula="of:=&quot;union select '&quot; &amp; [ads_adxref_query.A40] &amp; &quot;'&quot;" office:value-type="string" office:string-value="union select 'thematic'" calcext:value-type="string">
            <text:p>union select 'thematic'</text:p>
          </table:table-cell>
          <table:table-cell table:formula="of:=&quot;alter table fact.&quot; &amp; [ads_adxref_query.B35] &amp; &quot; add column &quot; &amp;[ads_adxref_query.A40] &amp; &quot; String after ads_adxref_query&quot;" office:value-type="string" office:string-value="alter table fact.info_ref add column thematic String after ads_adxref_query" calcext:value-type="string">
            <text:p>alter table fact.info_ref add column thematic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fullthematic</text:p>
          </table:table-cell>
          <table:table-cell table:formula="of:=&quot;ads_adxref_query_&quot; &amp; [ads_adxref_query.A41]" office:value-type="string" office:string-value="ads_adxref_query_fullthematic" calcext:value-type="string">
            <text:p>ads_adxref_query_full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37" calcext:value-type="float">
            <text:p>37</text:p>
          </table:table-cell>
          <table:table-cell table:number-columns-repeated="3"/>
          <table:table-cell table:formula="of:=&quot;union select '&quot; &amp; [ads_adxref_query.A41] &amp; &quot;'&quot;" office:value-type="string" office:string-value="union select 'fullthematic'" calcext:value-type="string">
            <text:p>union select 'fullthematic'</text:p>
          </table:table-cell>
          <table:table-cell table:formula="of:=&quot;alter table fact.&quot; &amp; [ads_adxref_query.B36] &amp; &quot; add column &quot; &amp;[ads_adxref_query.A41] &amp; &quot; String after ads_adxref_query&quot;" office:value-type="string" office:string-value="alter table fact.ads_adxref_query_pl add column fullthematic String after ads_adxref_query" calcext:value-type="string">
            <text:p>alter table fact.ads_adxref_query_pl add column fullthematic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age</text:p>
          </table:table-cell>
          <table:table-cell table:formula="of:=&quot;ads_adxref_query_&quot; &amp; [ads_adxref_query.A42]" office:value-type="string" office:string-value="ads_adxref_query_age" calcext:value-type="string">
            <text:p>ads_adxref_query_ag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42] &amp; &quot;'&quot;" office:value-type="string" office:string-value="union select 'age'" calcext:value-type="string">
            <text:p>union select 'age'</text:p>
          </table:table-cell>
          <table:table-cell table:formula="of:=&quot;alter table fact.&quot; &amp; [ads_adxref_query.B37] &amp; &quot; add column &quot; &amp;[ads_adxref_query.A42] &amp; &quot; String after ads_adxref_query&quot;" office:value-type="string" office:string-value="alter table fact.ads_adxref_query_custom add column age String after ads_adxref_query" calcext:value-type="string">
            <text:p>alter table fact.ads_adxref_query_custom add column age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durationlist</text:p>
          </table:table-cell>
          <table:table-cell table:formula="of:=&quot;ads_adxref_query_&quot; &amp; [ads_adxref_query.A43]" office:value-type="string" office:string-value="ads_adxref_query_durationlist" calcext:value-type="string">
            <text:p>ads_adxref_query_durationlis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number-columns-repeated="3"/>
          <table:table-cell table:formula="of:=&quot;union select '&quot; &amp; [ads_adxref_query.A43] &amp; &quot;'&quot;" office:value-type="string" office:string-value="union select 'durationlist'" calcext:value-type="string">
            <text:p>union select 'durationlist'</text:p>
          </table:table-cell>
          <table:table-cell table:formula="of:=&quot;alter table fact.&quot; &amp; [ads_adxref_query.B38] &amp; &quot; add column &quot; &amp;[ads_adxref_query.A43] &amp; &quot; String after ads_adxref_query&quot;" office:value-type="string" office:string-value="alter table fact.ads_adxref_query_type add column durationlist String after ads_adxref_query" calcext:value-type="string">
            <text:p>alter table fact.ads_adxref_query_type add column durationlist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autoplay</text:p>
          </table:table-cell>
          <table:table-cell table:formula="of:=&quot;ads_adxref_query_&quot; &amp; [ads_adxref_query.A44]" office:value-type="string" office:string-value="ads_adxref_query_autoplay" calcext:value-type="string">
            <text:p>ads_adxref_query_autoplay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4] &amp; &quot;'&quot;" office:value-type="string" office:string-value="union select 'autoplay'" calcext:value-type="string">
            <text:p>union select 'autoplay'</text:p>
          </table:table-cell>
          <table:table-cell table:formula="of:=&quot;alter table fact.&quot; &amp; [ads_adxref_query.B39] &amp; &quot; add column &quot; &amp;[ads_adxref_query.A44] &amp; &quot; String after ads_adxref_query&quot;" office:value-type="string" office:string-value="alter table fact.ads_adxref_query_license add column autoplay String after ads_adxref_query" calcext:value-type="string">
            <text:p>alter table fact.ads_adxref_query_license add column autoplay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fullscreen</text:p>
          </table:table-cell>
          <table:table-cell table:formula="of:=&quot;ads_adxref_query_&quot; &amp; [ads_adxref_query.A45]" office:value-type="string" office:string-value="ads_adxref_query_fullscreen" calcext:value-type="string">
            <text:p>ads_adxref_query_fullscreen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5] &amp; &quot;'&quot;" office:value-type="string" office:string-value="union select 'fullscreen'" calcext:value-type="string">
            <text:p>union select 'fullscreen'</text:p>
          </table:table-cell>
          <table:table-cell table:formula="of:=&quot;alter table fact.&quot; &amp; [ads_adxref_query.B40] &amp; &quot; add column &quot; &amp;[ads_adxref_query.A45] &amp; &quot; String after ads_adxref_query&quot;" office:value-type="string" office:string-value="alter table fact.ads_adxref_query_thematic add column fullscreen String after ads_adxref_query" calcext:value-type="string">
            <text:p>alter table fact.ads_adxref_query_thematic add column fullscreen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rutube_channel</text:p>
          </table:table-cell>
          <table:table-cell table:formula="of:=&quot;ads_adxref_query_&quot; &amp; [ads_adxref_query.A46]" office:value-type="string" office:string-value="ads_adxref_query_rutube_channel" calcext:value-type="string">
            <text:p>ads_adxref_query_rutube_channe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917435" calcext:value-type="float">
            <text:p>917435</text:p>
          </table:table-cell>
          <table:table-cell table:number-columns-repeated="3"/>
          <table:table-cell table:formula="of:=&quot;union select '&quot; &amp; [ads_adxref_query.A46] &amp; &quot;'&quot;" office:value-type="string" office:string-value="union select 'rutube_channel'" calcext:value-type="string">
            <text:p>union select 'rutube_channel'</text:p>
          </table:table-cell>
          <table:table-cell table:formula="of:=&quot;alter table fact.&quot; &amp; [ads_adxref_query.B41] &amp; &quot; add column &quot; &amp;[ads_adxref_query.A46] &amp; &quot; String after ads_adxref_query&quot;" office:value-type="string" office:string-value="alter table fact.ads_adxref_query_fullthematic add column rutube_channel String after ads_adxref_query" calcext:value-type="string">
            <text:p>alter table fact.ads_adxref_query_fullthematic add column rutube_channel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xt_cat</text:p>
          </table:table-cell>
          <table:table-cell table:formula="of:=&quot;ads_adxref_query_&quot; &amp; [ads_adxref_query.A47]" office:value-type="string" office:string-value="ads_adxref_query_ext_cat" calcext:value-type="string">
            <text:p>ads_adxref_query_ext_ca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41" calcext:value-type="float">
            <text:p>41</text:p>
          </table:table-cell>
          <table:table-cell table:number-columns-repeated="3"/>
          <table:table-cell table:formula="of:=&quot;union select '&quot; &amp; [ads_adxref_query.A47] &amp; &quot;'&quot;" office:value-type="string" office:string-value="union select 'ext_cat'" calcext:value-type="string">
            <text:p>union select 'ext_cat'</text:p>
          </table:table-cell>
          <table:table-cell table:formula="of:=&quot;alter table fact.&quot; &amp; [ads_adxref_query.B42] &amp; &quot; add column &quot; &amp;[ads_adxref_query.A47] &amp; &quot; String after ads_adxref_query&quot;" office:value-type="string" office:string-value="alter table fact.ads_adxref_query_age add column ext_cat String after ads_adxref_query" calcext:value-type="string">
            <text:p>alter table fact.ads_adxref_query_age add column ext_cat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xt_videoid</text:p>
          </table:table-cell>
          <table:table-cell table:formula="of:=&quot;ads_adxref_query_&quot; &amp; [ads_adxref_query.A48]" office:value-type="string" office:string-value="ads_adxref_query_ext_videoid" calcext:value-type="string">
            <text:p>ads_adxref_query_ext_videoid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31" office:value-type="string" calcext:value-type="string">
            <text:p>9fe20aa951b92b4197daa80cdf69fc97</text:p>
          </table:table-cell>
          <table:table-cell table:number-columns-repeated="3"/>
          <table:table-cell table:formula="of:=&quot;union select '&quot; &amp; [ads_adxref_query.A48] &amp; &quot;'&quot;" office:value-type="string" office:string-value="union select 'ext_videoid'" calcext:value-type="string">
            <text:p>union select 'ext_videoid'</text:p>
          </table:table-cell>
          <table:table-cell table:formula="of:=&quot;alter table fact.&quot; &amp; [ads_adxref_query.B43] &amp; &quot; add column &quot; &amp;[ads_adxref_query.A48] &amp; &quot; String after ads_adxref_query&quot;" office:value-type="string" office:string-value="alter table fact.ads_adxref_query_durationlist add column ext_videoid String after ads_adxref_query" calcext:value-type="string">
            <text:p>alter table fact.ads_adxref_query_durationlist add column ext_videoid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target</text:p>
          </table:table-cell>
          <table:table-cell table:formula="of:=&quot;ads_adxref_query_&quot; &amp; [ads_adxref_query.A49]" office:value-type="string" office:string-value="ads_adxref_query_target" calcext:value-type="string">
            <text:p>ads_adxref_query_target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31" office:value-type="string" calcext:value-type="string">
            <text:p>mobile</text:p>
          </table:table-cell>
          <table:table-cell table:number-columns-repeated="3"/>
          <table:table-cell table:formula="of:=&quot;union select '&quot; &amp; [ads_adxref_query.A49] &amp; &quot;'&quot;" office:value-type="string" office:string-value="union select 'target'" calcext:value-type="string">
            <text:p>union select 'target'</text:p>
          </table:table-cell>
          <table:table-cell table:formula="of:=&quot;alter table fact.&quot; &amp; [ads_adxref_query.B44] &amp; &quot; add column &quot; &amp;[ads_adxref_query.A49] &amp; &quot; String after ads_adxref_query&quot;" office:value-type="string" office:string-value="alter table fact.ads_adxref_query_autoplay add column target String after ads_adxref_query" calcext:value-type="string">
            <text:p>alter table fact.ads_adxref_query_autoplay add column target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Default" office:value-type="string" calcext:value-type="string">
            <text:p>pp</text:p>
          </table:table-cell>
          <table:table-cell table:formula="of:=&quot;ads_adxref_query_&quot; &amp; [ads_adxref_query.A50]" office:value-type="string" office:string-value="ads_adxref_query_pp" calcext:value-type="string">
            <text:p>ads_adxref_query_p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gix</text:p>
          </table:table-cell>
          <table:table-cell table:number-columns-repeated="2"/>
          <table:table-cell table:formula="of:=&quot;union select '&quot; &amp; [ads_adxref_query.A50] &amp; &quot;'&quot;" office:value-type="string" office:string-value="union select 'pp'" calcext:value-type="string">
            <text:p>union select 'pp'</text:p>
          </table:table-cell>
          <table:table-cell table:formula="of:=&quot;alter table fact.&quot; &amp; [ads_adxref_query.B45] &amp; &quot; add column &quot; &amp;[ads_adxref_query.A50] &amp; &quot; String after ads_adxref_query&quot;" office:value-type="string" office:string-value="alter table fact.ads_adxref_query_fullscreen add column pp String after ads_adxref_query" calcext:value-type="string">
            <text:p>alter table fact.ads_adxref_query_fullscreen add column pp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s</text:p>
          </table:table-cell>
          <table:table-cell table:formula="of:=&quot;ads_adxref_query_&quot; &amp; [ads_adxref_query.A51]" office:value-type="string" office:string-value="ads_adxref_query_ps" calcext:value-type="string">
            <text:p>ads_adxref_query_ps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chcb</text:p>
          </table:table-cell>
          <table:table-cell table:number-columns-repeated="2"/>
          <table:table-cell table:formula="of:=&quot;union select '&quot; &amp; [ads_adxref_query.A51] &amp; &quot;'&quot;" office:value-type="string" office:string-value="union select 'ps'" calcext:value-type="string">
            <text:p>union select 'ps'</text:p>
          </table:table-cell>
          <table:table-cell table:formula="of:=&quot;alter table fact.&quot; &amp; [ads_adxref_query.B46] &amp; &quot; add column &quot; &amp;[ads_adxref_query.A51] &amp; &quot; String after ads_adxref_query&quot;" office:value-type="string" office:string-value="alter table fact.ads_adxref_query_rutube_channel add column ps String after ads_adxref_query" calcext:value-type="string">
            <text:p>alter table fact.ads_adxref_query_rutube_channel add column ps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2</text:p>
          </table:table-cell>
          <table:table-cell table:formula="of:=&quot;ads_adxref_query_&quot; &amp; [ads_adxref_query.A52]" office:value-type="string" office:string-value="ads_adxref_query_p2" calcext:value-type="string">
            <text:p>ads_adxref_query_p2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fefw</text:p>
          </table:table-cell>
          <table:table-cell table:number-columns-repeated="2"/>
          <table:table-cell table:formula="of:=&quot;union select '&quot; &amp; [ads_adxref_query.A52] &amp; &quot;'&quot;" office:value-type="string" office:string-value="union select 'p2'" calcext:value-type="string">
            <text:p>union select 'p2'</text:p>
          </table:table-cell>
          <table:table-cell table:formula="of:=&quot;alter table fact.&quot; &amp; [ads_adxref_query.B47] &amp; &quot; add column &quot; &amp;[ads_adxref_query.A52] &amp; &quot; String after ads_adxref_query&quot;" office:value-type="string" office:string-value="alter table fact.ads_adxref_query_ext_cat add column p2 String after ads_adxref_query" calcext:value-type="string">
            <text:p>alter table fact.ads_adxref_query_ext_cat add column p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fc</text:p>
          </table:table-cell>
          <table:table-cell table:formula="of:=&quot;ads_adxref_query_&quot; &amp; [ads_adxref_query.A53]" office:value-type="string" office:string-value="ads_adxref_query_pfc" calcext:value-type="string">
            <text:p>ads_adxref_query_pfc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3] &amp; &quot;'&quot;" office:value-type="string" office:string-value="union select 'pfc'" calcext:value-type="string">
            <text:p>union select 'pfc'</text:p>
          </table:table-cell>
          <table:table-cell table:formula="of:=&quot;alter table fact.&quot; &amp; [ads_adxref_query.B48] &amp; &quot; add column &quot; &amp;[ads_adxref_query.A53] &amp; &quot; String after ads_adxref_query&quot;" office:value-type="string" office:string-value="alter table fact.ads_adxref_query_ext_videoid add column pfc String after ads_adxref_query" calcext:value-type="string">
            <text:p>alter table fact.ads_adxref_query_ext_videoid add column pfc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fb</text:p>
          </table:table-cell>
          <table:table-cell table:formula="of:=&quot;ads_adxref_query_&quot; &amp; [ads_adxref_query.A54]" office:value-type="string" office:string-value="ads_adxref_query_pfb" calcext:value-type="string">
            <text:p>ads_adxref_query_pfb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4] &amp; &quot;'&quot;" office:value-type="string" office:string-value="union select 'pfb'" calcext:value-type="string">
            <text:p>union select 'pfb'</text:p>
          </table:table-cell>
          <table:table-cell table:formula="of:=&quot;alter table fact.&quot; &amp; [ads_adxref_query.B49] &amp; &quot; add column &quot; &amp;[ads_adxref_query.A54] &amp; &quot; String after ads_adxref_query&quot;" office:value-type="string" office:string-value="alter table fact.ads_adxref_query_target add column pfb String after ads_adxref_query" calcext:value-type="string">
            <text:p>alter table fact.ads_adxref_query_target add column pfb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lp</text:p>
          </table:table-cell>
          <table:table-cell table:formula="of:=&quot;ads_adxref_query_&quot; &amp; [ads_adxref_query.A55]" office:value-type="string" office:string-value="ads_adxref_query_plp" calcext:value-type="string">
            <text:p>ads_adxref_query_pl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5] &amp; &quot;'&quot;" office:value-type="string" office:string-value="union select 'plp'" calcext:value-type="string">
            <text:p>union select 'plp'</text:p>
          </table:table-cell>
          <table:table-cell table:formula="of:=&quot;alter table fact.&quot; &amp; [ads_adxref_query.B50] &amp; &quot; add column &quot; &amp;[ads_adxref_query.A55] &amp; &quot; String after ads_adxref_query&quot;" office:value-type="string" office:string-value="alter table fact.ads_adxref_query_pp add column plp String after ads_adxref_query" calcext:value-type="string">
            <text:p>alter table fact.ads_adxref_query_pp add column plp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li</text:p>
          </table:table-cell>
          <table:table-cell table:formula="of:=&quot;ads_adxref_query_&quot; &amp; [ads_adxref_query.A56]" office:value-type="string" office:string-value="ads_adxref_query_pli" calcext:value-type="string">
            <text:p>ads_adxref_query_pli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6] &amp; &quot;'&quot;" office:value-type="string" office:string-value="union select 'pli'" calcext:value-type="string">
            <text:p>union select 'pli'</text:p>
          </table:table-cell>
          <table:table-cell table:formula="of:=&quot;alter table fact.&quot; &amp; [ads_adxref_query.B51] &amp; &quot; add column &quot; &amp;[ads_adxref_query.A56] &amp; &quot; String after ads_adxref_query&quot;" office:value-type="string" office:string-value="alter table fact.ads_adxref_query_ps add column pli String after ads_adxref_query" calcext:value-type="string">
            <text:p>alter table fact.ads_adxref_query_ps add column pli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op</text:p>
          </table:table-cell>
          <table:table-cell table:formula="of:=&quot;ads_adxref_query_&quot; &amp; [ads_adxref_query.A57]" office:value-type="string" office:string-value="ads_adxref_query_pop" calcext:value-type="string">
            <text:p>ads_adxref_query_po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7] &amp; &quot;'&quot;" office:value-type="string" office:string-value="union select 'pop'" calcext:value-type="string">
            <text:p>union select 'pop'</text:p>
          </table:table-cell>
          <table:table-cell table:formula="of:=&quot;alter table fact.&quot; &amp; [ads_adxref_query.B52] &amp; &quot; add column &quot; &amp;[ads_adxref_query.A57] &amp; &quot; String after ads_adxref_query&quot;" office:value-type="string" office:string-value="alter table fact.ads_adxref_query_p2 add column pop String after ads_adxref_query" calcext:value-type="string">
            <text:p>alter table fact.ads_adxref_query_p2 add column pop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Default" table:number-columns-repeated="2"/>
          <table:table-cell table:number-columns-repeated="1020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insert into upload.upload_session_field (data_type, field_from, field_to, field_type, is_mandatory) 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table:formula="of:=&quot;select '&quot; &amp; [ads_adxref_query.$B$2] &amp; &quot;' data_type, field_from, field_to, field_type, is_mandatory&quot;" office:value-type="string" office:string-value="select 'player_events_v5' data_type, field_from, field_to, field_type, is_mandatory" calcext:value-type="string">
            <text:p>select 'player_events_v5' data_type, field_from, field_to, field_type, is_mandatory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from upload.upload_session_field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where data_type='player_events_v2’</text:p>
          </table:table-cell>
          <table:table-cell table:number-columns-repeated="1013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ce28"/>
          <table:table-cell table:number-columns-repeated="1014"/>
        </table:table-row>
        <table:table-row table:style-name="ro8" table:number-rows-repeated="1048510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player_events" table:style-name="ta1">
        <table:table-column table:style-name="co32" table:default-cell-style-name="ce38"/>
        <table:table-column table:style-name="co33" table:default-cell-style-name="ce38"/>
        <table:table-column table:style-name="co34" table:default-cell-style-name="ce41"/>
        <table:table-column table:style-name="co35" table:default-cell-style-name="ce38"/>
        <table:table-column table:style-name="co36" table:default-cell-style-name="ce51"/>
        <table:table-column table:style-name="co37" table:default-cell-style-name="ce38"/>
        <table:table-column table:style-name="co2" table:number-columns-repeated="1017" table:default-cell-style-name="ce38"/>
        <table:table-row table:style-name="ro9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office:annotation draw:style-name="gr1" draw:text-style-name="P2" svg:width="82.18pt" svg:height="61.68pt" svg:x="921.69pt" svg:y="0pt" draw:caption-point-x="-17.29pt" draw:caption-point-y="0.28pt">
              <dc:date>2017-04-21T00:00:00</dc:date>
              <text:p text:style-name="P1"><text:span text:style-name="T1">(!) после копирования выпилиьт двойные кавычки</text:span></text:p>
            </office:annotation>
            <text:p><text:a xlink:href="http://mogura.rutube.ru/admin/reports/report/435/" xlink:type="simple">http://mogura.rutube.ru/admin/reports/report/435/</text:a></text:p>
          </table:table-cell>
          <table:table-cell/>
          <table:table-cell table:style-name="ce50" table:formula="of:=&quot;CREATE TABLE fact.&quot; &amp; [ads_adxref_query.$B$2] &amp; &quot; (&quot;" office:value-type="string" office:string-value="CREATE TABLE fact.player_events_v5 (" calcext:value-type="string">
            <text:p>CREATE TABLE fact.player_events_v5 (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dt</text:p>
          </table:table-cell>
          <table:table-cell table:style-name="ce39" office:value-type="string" calcext:value-type="string">
            <text:p>Date</text:p>
          </table:table-cell>
          <table:table-cell table:style-name="ce42" table:formula="of:=&quot;'{{&quot; &amp; [player_events.A2] &amp; &quot;}}',&quot;" office:value-type="string" office:string-value="'{{dt}}'," calcext:value-type="string">
            <text:p>'{{dt}}',</text:p>
          </table:table-cell>
          <table:table-cell table:style-name="ce48"/>
          <table:table-cell table:formula="of:=[player_events.A2] &amp; &quot; &quot; &amp; [player_events.B2]" office:value-type="string" office:string-value="dt Date" calcext:value-type="string">
            <text:p>dt Date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log_source</text:p>
          </table:table-cell>
          <table:table-cell table:style-name="ce39" office:value-type="string" calcext:value-type="string">
            <text:p>Int8</text:p>
          </table:table-cell>
          <table:table-cell table:style-name="ce42" office:value-type="string" calcext:value-type="string">
            <text:p>coalesce((f1.row#&gt;&gt;'{log_source}')<text:span text:style-name="T3">::float</text:span>::int, -1),</text:p>
          </table:table-cell>
          <table:table-cell table:style-name="ce48"/>
          <table:table-cell table:formula="of:=&quot;, &quot; &amp; [player_events.A3] &amp; &quot; &quot; &amp; [player_events.B3]" office:value-type="string" office:string-value=", log_source Int8" calcext:value-type="string">
            <text:p>, log_source Int8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log_versio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4] &amp; &quot;}', ''),&quot;" office:value-type="string" office:string-value="coalesce(f1.row#&gt;&gt;'{log_version}', '')," calcext:value-type="string">
            <text:p>coalesce(f1.row#&gt;&gt;'{log_version}', ''),</text:p>
          </table:table-cell>
          <table:table-cell table:style-name="ce48"/>
          <table:table-cell table:formula="of:=&quot;, &quot; &amp; [player_events.A4] &amp; &quot; &quot; &amp; [player_events.B4]" office:value-type="string" office:string-value=", log_version String" calcext:value-type="string">
            <text:p>, log_version String</text:p>
          </table:table-cell>
          <table:table-cell table:number-columns-repeated="1018"/>
        </table:table-row>
        <table:table-row table:style-name="ro12">
          <table:table-cell table:style-name="ce39" office:value-type="string" calcext:value-type="string">
            <text:p>user_id</text:p>
          </table:table-cell>
          <table:table-cell table:style-name="ce39" office:value-type="string" calcext:value-type="string">
            <text:p>Int64</text:p>
          </table:table-cell>
          <table:table-cell table:style-name="ce43" office:value-type="string" calcext:value-type="string">
            <office:annotation draw:style-name="gr1" draw:text-style-name="P2" svg:width="82.18pt" svg:height="61.68pt" svg:x="921.69pt" svg:y="47.06pt" draw:caption-point-x="-17.29pt" draw:caption-point-y="15.22pt">
              <dc:date>2017-03-28T00:00:00</dc:date>
              <text:p text:style-name="P1"><text:span text:style-name="T1">При копировании </text:span><text:span text:style-name="T1">выпилить </text:span><text:span text:style-name="T1">внешние </text:span><text:span text:style-name="T1">кавычки</text:span></text:p>
            </office:annotation>
            <text:p><text:span text:style-name="T4">(</text:span></text:p>
            <text:p><text:span text:style-name="T4">'x' </text:span></text:p>
            <text:p><text:span text:style-name="T4">||</text:span></text:p>
            <text:p><text:span text:style-name="T4">lpad(substr(replace(f1.row#&gt;&gt;'{info_cid}', '-', ''), 1, 16), 16, '0')</text:span></text:p>
            <text:p><text:span text:style-name="T4">)::bit(64)::bigint,</text:span></text:p>
          </table:table-cell>
          <table:table-cell table:style-name="ce48"/>
          <table:table-cell table:formula="of:=&quot;, &quot; &amp; [player_events.A5] &amp; &quot; &quot; &amp; [player_events.B5]" office:value-type="string" office:string-value=", user_id Int64" calcext:value-type="string">
            <text:p>, user_id Int64</text:p>
          </table:table-cell>
          <table:table-cell table:number-columns-repeated="1018"/>
        </table:table-row>
        <table:table-row table:style-name="ro13">
          <table:table-cell table:style-name="ce39" office:value-type="string" calcext:value-type="string">
            <text:p>session_id</text:p>
          </table:table-cell>
          <table:table-cell table:style-name="ce39" office:value-type="string" calcext:value-type="string">
            <text:p>Int32</text:p>
          </table:table-cell>
          <table:table-cell table:style-name="ce44" office:value-type="string" calcext:value-type="string">
            <text:p><text:span text:style-name="T3">(</text:span></text:p>
            <text:p><text:span text:style-name="T3">'x'</text:span></text:p>
            <text:p><text:span text:style-name="T3">||</text:span></text:p>
            <text:p><text:span text:style-name="T3">lpad(substr(replace(f1.row#&gt;&gt;'{info_pid}', '-', ''), 1, 6), 6, '0')</text:span></text:p>
            <text:p><text:span text:style-name="T3">||</text:span></text:p>
            <text:p><text:span text:style-name="T3">lpad(to_hex(coalesce((f1.row#&gt;&gt;'{info_mid}')::float::int, 255)), 2, '0') -- lpad(to_hex(coalesce((f1.row#&gt;&gt;'{info_mid}')::float::int, 65535)), 4, '0')</text:span></text:p>
            <text:p><text:span text:style-name="T3">)::bit(32)::int,</text:span></text:p>
          </table:table-cell>
          <table:table-cell table:style-name="ce48"/>
          <table:table-cell table:formula="of:=&quot;, &quot; &amp; [player_events.A6] &amp; &quot; &quot; &amp; [player_events.B6]" office:value-type="string" office:string-value=", session_id Int32" calcext:value-type="string">
            <text:p>, session_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cid</text:p>
          </table:table-cell>
          <table:table-cell table:style-name="ce40" office:value-type="string" calcext:value-type="string">
            <text:p>FixedString(32) </text:p>
          </table:table-cell>
          <table:table-cell table:style-name="ce43" office:value-type="string" calcext:value-type="string">
            <text:p>replace(f1.row#&gt;&gt;'{info_cid}', '-', ''),</text:p>
          </table:table-cell>
          <table:table-cell table:style-name="ce48"/>
          <table:table-cell table:formula="of:=&quot;, &quot; &amp; [player_events.A7] &amp; &quot; &quot; &amp; [player_events.B7]" office:value-type="string" office:string-value=", info_cid FixedString(32) " calcext:value-type="string">
            <text:p>, info_cid FixedString(32) 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f1.row#&gt;&gt;'{ts}',</text:p>
          </table:table-cell>
          <table:table-cell table:style-name="ce48"/>
          <table:table-cell table:formula="of:=&quot;, &quot; &amp; [player_events.A8] &amp; &quot; &quot; &amp; [player_events.B8]" office:value-type="string" office:string-value=", ts UInt32" calcext:value-type="string">
            <text:p>, ts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p</text:p>
          </table:table-cell>
          <table:table-cell table:style-name="ce39" office:value-type="string" calcext:value-type="string">
            <text:p>UInt32</text:p>
          </table:table-cell>
          <table:table-cell table:style-name="ce43" office:value-type="string" calcext:value-type="string">
            <text:p>((f1.row#&gt;&gt;'{ip}')::inet - '0.0.0.0'::inet), <text:s text:c="21"/></text:p>
          </table:table-cell>
          <table:table-cell table:style-name="ce48"/>
          <table:table-cell table:formula="of:=&quot;, &quot; &amp; [player_events.A9] &amp; &quot; &quot; &amp; [player_events.B9]" office:value-type="string" office:string-value=", ip UInt32" calcext:value-type="string">
            <text:p>, ip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upload_session_id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{{session_id}},</text:p>
          </table:table-cell>
          <table:table-cell table:style-name="ce48"/>
          <table:table-cell table:formula="of:=&quot;, &quot; &amp; [player_events.A10] &amp; &quot; &quot; &amp; [player_events.B10]" office:value-type="string" office:string-value=", upload_session_id UInt32" calcext:value-type="string">
            <text:p>, upload_session_id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geo_city_id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coalesce((f1.row#&gt;&gt;'{city, id}')<text:span text:style-name="T3">::float</text:span>::int, 0),</text:p>
          </table:table-cell>
          <table:table-cell table:style-name="ce48"/>
          <table:table-cell table:formula="of:=&quot;, &quot; &amp; [player_events.A11] &amp; &quot; &quot; &amp; [player_events.B11]" office:value-type="string" office:string-value=", geo_city_id UInt32" calcext:value-type="string">
            <text:p>, geo_city_id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geo_region_id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coalesce((f1.row#&gt;&gt;'{region, id}')<text:span text:style-name="T3">::float</text:span>::int, 0),</text:p>
          </table:table-cell>
          <table:table-cell table:style-name="ce48"/>
          <table:table-cell table:formula="of:=&quot;, &quot; &amp; [player_events.A12] &amp; &quot; &quot; &amp; [player_events.B12]" office:value-type="string" office:string-value=", geo_region_id UInt32" calcext:value-type="string">
            <text:p>, geo_region_id U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geo_country</text:p>
          </table:table-cell>
          <table:table-cell table:style-name="ce39" office:value-type="string" calcext:value-type="string">
            <text:p>FixedString(2) </text:p>
          </table:table-cell>
          <table:table-cell table:style-name="ce42" office:value-type="string" calcext:value-type="string">
            <text:p>coalesce((f1.row#&gt;&gt;'{country, iso_code}'), ''),</text:p>
          </table:table-cell>
          <table:table-cell table:style-name="ce48"/>
          <table:table-cell table:formula="of:=&quot;, &quot; &amp; [player_events.A13] &amp; &quot; &quot; &amp; [player_events.B13]" office:value-type="string" office:string-value=", geo_country FixedString(2) " calcext:value-type="string">
            <text:p>, geo_country FixedString(2) 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geo_conn_typ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(f1.row#&gt;&gt;'{conn_type}'), ''),</text:p>
          </table:table-cell>
          <table:table-cell table:style-name="ce48"/>
          <table:table-cell table:formula="of:=&quot;, &quot; &amp; [player_events.A14] &amp; &quot; &quot; &amp; [player_events.B14]" office:value-type="string" office:string-value=", geo_conn_type String" calcext:value-type="string">
            <text:p>, geo_conn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0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scheme}', f1.row#&gt;&gt;'{ads_adref, scheme}', ''),</text:p>
          </table:table-cell>
          <table:table-cell table:style-name="ce48"/>
          <table:table-cell table:formula="of:=&quot;, &quot; &amp; [player_events.A15] &amp; &quot; &quot; &amp; [player_events.B15]" office:value-type="string" office:string-value=", ads_adref0_scheme String" calcext:value-type="string">
            <text:p>, ads_adref0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0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netloc}', f1.row#&gt;&gt;'{ads_adref, netloc}', ''),</text:p>
          </table:table-cell>
          <table:table-cell table:style-name="ce48"/>
          <table:table-cell table:formula="of:=&quot;, &quot; &amp; [player_events.A16] &amp; &quot; &quot; &amp; [player_events.B16]" office:value-type="string" office:string-value=", ads_adref0_host String" calcext:value-type="string">
            <text:p>, ads_adref0_host String</text:p>
          </table:table-cell>
          <table:table-cell/>
          <table:table-cell table:style-name="ce48"/>
          <table:table-cell table:number-columns-repeated="1016"/>
        </table:table-row>
        <table:table-row table:style-name="ro11">
          <table:table-cell table:style-name="ce39" office:value-type="string" calcext:value-type="string">
            <text:p>ads_adref0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path}', f1.row#&gt;&gt;'{ads_adref, path}', ''),</text:p>
          </table:table-cell>
          <table:table-cell table:style-name="ce48"/>
          <table:table-cell table:formula="of:=&quot;, &quot; &amp; [player_events.A17] &amp; &quot; &quot; &amp; [player_events.B17]" office:value-type="string" office:string-value=", ads_adref0_path String" calcext:value-type="string">
            <text:p>, ads_adref0_path String</text:p>
          </table:table-cell>
          <table:table-cell/>
          <table:table-cell table:style-name="ce48"/>
          <table:table-cell table:number-columns-repeated="1016"/>
        </table:table-row>
        <table:table-row table:style-name="ro11">
          <table:table-cell table:style-name="ce39" office:value-type="string" calcext:value-type="string">
            <text:p>ads_adref0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query}', f1.row#&gt;&gt;'{ads_adref, query}', ''),</text:p>
          </table:table-cell>
          <table:table-cell table:style-name="ce48"/>
          <table:table-cell table:formula="of:=&quot;, &quot; &amp; [player_events.A18] &amp; &quot; &quot; &amp; [player_events.B18]" office:value-type="string" office:string-value=", ads_adref0_query String" calcext:value-type="string">
            <text:p>, ads_adref0_query String</text:p>
          </table:table-cell>
          <table:table-cell/>
          <table:table-cell table:style-name="ce48"/>
          <table:table-cell table:number-columns-repeated="1016"/>
        </table:table-row>
        <table:table-row table:style-name="ro11">
          <table:table-cell table:style-name="ce39" office:value-type="string" calcext:value-type="string">
            <text:p>ads_adref1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scheme}', ''),</text:p>
          </table:table-cell>
          <table:table-cell table:style-name="ce48"/>
          <table:table-cell table:formula="of:=&quot;, &quot; &amp; [player_events.A19] &amp; &quot; &quot; &amp; [player_events.B19]" office:value-type="string" office:string-value=", ads_adref1_scheme String" calcext:value-type="string">
            <text:p>, ads_adref1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1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netloc}', ''),</text:p>
          </table:table-cell>
          <table:table-cell table:style-name="ce48"/>
          <table:table-cell table:formula="of:=&quot;, &quot; &amp; [player_events.A20] &amp; &quot; &quot; &amp; [player_events.B20]" office:value-type="string" office:string-value=", ads_adref1_host String" calcext:value-type="string">
            <text:p>, ads_adref1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1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path}', ''),</text:p>
          </table:table-cell>
          <table:table-cell table:style-name="ce48"/>
          <table:table-cell table:formula="of:=&quot;, &quot; &amp; [player_events.A21] &amp; &quot; &quot; &amp; [player_events.B21]" office:value-type="string" office:string-value=", ads_adref1_path String" calcext:value-type="string">
            <text:p>, ads_adref1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1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query}', ''),</text:p>
          </table:table-cell>
          <table:table-cell table:style-name="ce48"/>
          <table:table-cell table:formula="of:=&quot;, &quot; &amp; [player_events.A22] &amp; &quot; &quot; &amp; [player_events.B22]" office:value-type="string" office:string-value=", ads_adref1_query String" calcext:value-type="string">
            <text:p>, ads_adref1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scheme}', ''),</text:p>
          </table:table-cell>
          <table:table-cell table:style-name="ce48"/>
          <table:table-cell table:formula="of:=&quot;, &quot; &amp; [player_events.A23] &amp; &quot; &quot; &amp; [player_events.B23]" office:value-type="string" office:string-value=", ads_adref2_scheme String" calcext:value-type="string">
            <text:p>, ads_adref2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netloc}', ''),</text:p>
          </table:table-cell>
          <table:table-cell table:style-name="ce48"/>
          <table:table-cell table:formula="of:=&quot;, &quot; &amp; [player_events.A24] &amp; &quot; &quot; &amp; [player_events.B24]" office:value-type="string" office:string-value=", ads_adref2_host String" calcext:value-type="string">
            <text:p>, ads_adref2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path}', ''),</text:p>
          </table:table-cell>
          <table:table-cell table:style-name="ce48"/>
          <table:table-cell table:formula="of:=&quot;, &quot; &amp; [player_events.A25] &amp; &quot; &quot; &amp; [player_events.B25]" office:value-type="string" office:string-value=", ads_adref2_path String" calcext:value-type="string">
            <text:p>, ads_adref2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query}', ''),</text:p>
          </table:table-cell>
          <table:table-cell table:style-name="ce48"/>
          <table:table-cell table:formula="of:=&quot;, &quot; &amp; [player_events.A26] &amp; &quot; &quot; &amp; [player_events.B26]" office:value-type="string" office:string-value=", ads_adref2_query String" calcext:value-type="string">
            <text:p>, ads_adref2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scheme}', ''),</text:p>
          </table:table-cell>
          <table:table-cell table:style-name="ce48"/>
          <table:table-cell table:formula="of:=&quot;, &quot; &amp; [player_events.A27] &amp; &quot; &quot; &amp; [player_events.B27]" office:value-type="string" office:string-value=", ads_adref3_scheme String" calcext:value-type="string">
            <text:p>, ads_adref3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netloc}', ''),</text:p>
          </table:table-cell>
          <table:table-cell table:style-name="ce48"/>
          <table:table-cell table:formula="of:=&quot;, &quot; &amp; [player_events.A28] &amp; &quot; &quot; &amp; [player_events.B28]" office:value-type="string" office:string-value=", ads_adref3_host String" calcext:value-type="string">
            <text:p>, ads_adref3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path}', ''),</text:p>
          </table:table-cell>
          <table:table-cell table:style-name="ce48"/>
          <table:table-cell table:formula="of:=&quot;, &quot; &amp; [player_events.A29] &amp; &quot; &quot; &amp; [player_events.B29]" office:value-type="string" office:string-value=", ads_adref3_path String" calcext:value-type="string">
            <text:p>, ads_adref3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query}', ''),</text:p>
          </table:table-cell>
          <table:table-cell table:style-name="ce48"/>
          <table:table-cell table:formula="of:=&quot;, &quot; &amp; [player_events.A30] &amp; &quot; &quot; &amp; [player_events.B30]" office:value-type="string" office:string-value=", ads_adref3_query String" calcext:value-type="string">
            <text:p>, ads_adref3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scheme}', ''),</text:p>
          </table:table-cell>
          <table:table-cell table:style-name="ce48"/>
          <table:table-cell table:formula="of:=&quot;, &quot; &amp; [player_events.A31] &amp; &quot; &quot; &amp; [player_events.B31]" office:value-type="string" office:string-value=", ads_adref4_scheme String" calcext:value-type="string">
            <text:p>, ads_adref4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netloc}', ''),</text:p>
          </table:table-cell>
          <table:table-cell table:style-name="ce48"/>
          <table:table-cell table:formula="of:=&quot;, &quot; &amp; [player_events.A32] &amp; &quot; &quot; &amp; [player_events.B32]" office:value-type="string" office:string-value=", ads_adref4_host String" calcext:value-type="string">
            <text:p>, ads_adref4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path}', ''),</text:p>
          </table:table-cell>
          <table:table-cell table:style-name="ce48"/>
          <table:table-cell table:formula="of:=&quot;, &quot; &amp; [player_events.A33] &amp; &quot; &quot; &amp; [player_events.B33]" office:value-type="string" office:string-value=", ads_adref4_path String" calcext:value-type="string">
            <text:p>, ads_adref4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query}', ''),</text:p>
          </table:table-cell>
          <table:table-cell table:style-name="ce48"/>
          <table:table-cell table:formula="of:=&quot;, &quot; &amp; [player_events.A34] &amp; &quot; &quot; &amp; [player_events.B34]" office:value-type="string" office:string-value=", ads_adref4_query String" calcext:value-type="string">
            <text:p>, ads_adref4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scheme}', ''),</text:p>
          </table:table-cell>
          <table:table-cell table:style-name="ce48"/>
          <table:table-cell table:formula="of:=&quot;, &quot; &amp; [player_events.A35] &amp; &quot; &quot; &amp; [player_events.B35]" office:value-type="string" office:string-value=", ads_adref5_scheme String" calcext:value-type="string">
            <text:p>, ads_adref5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netloc}', ''),</text:p>
          </table:table-cell>
          <table:table-cell table:style-name="ce48"/>
          <table:table-cell table:formula="of:=&quot;, &quot; &amp; [player_events.A36] &amp; &quot; &quot; &amp; [player_events.B36]" office:value-type="string" office:string-value=", ads_adref5_host String" calcext:value-type="string">
            <text:p>, ads_adref5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path}', ''),</text:p>
          </table:table-cell>
          <table:table-cell table:style-name="ce48"/>
          <table:table-cell table:formula="of:=&quot;, &quot; &amp; [player_events.A37] &amp; &quot; &quot; &amp; [player_events.B37]" office:value-type="string" office:string-value=", ads_adref5_path String" calcext:value-type="string">
            <text:p>, ads_adref5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query}', ''),</text:p>
          </table:table-cell>
          <table:table-cell table:style-name="ce48"/>
          <table:table-cell table:formula="of:=&quot;, &quot; &amp; [player_events.A38] &amp; &quot; &quot; &amp; [player_events.B38]" office:value-type="string" office:string-value=", ads_adref5_query String" calcext:value-type="string">
            <text:p>, ads_adref5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scheme}', ''),</text:p>
          </table:table-cell>
          <table:table-cell table:style-name="ce48"/>
          <table:table-cell table:formula="of:=&quot;, &quot; &amp; [player_events.A39] &amp; &quot; &quot; &amp; [player_events.B39]" office:value-type="string" office:string-value=", ads_adxref_scheme String" calcext:value-type="string">
            <text:p>, ads_adxref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netloc}', ''),</text:p>
          </table:table-cell>
          <table:table-cell table:style-name="ce48"/>
          <table:table-cell table:formula="of:=&quot;, &quot; &amp; [player_events.A40] &amp; &quot; &quot; &amp; [player_events.B40]" office:value-type="string" office:string-value=", ads_adxref_host String" calcext:value-type="string">
            <text:p>, ads_adxref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path}', ''),</text:p>
          </table:table-cell>
          <table:table-cell table:style-name="ce48"/>
          <table:table-cell table:formula="of:=&quot;, &quot; &amp; [player_events.A41] &amp; &quot; &quot; &amp; [player_events.B41]" office:value-type="string" office:string-value=", ads_adxref_path String" calcext:value-type="string">
            <text:p>, ads_adxref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query}', ''),</text:p>
          </table:table-cell>
          <table:table-cell table:style-name="ce48"/>
          <table:table-cell table:formula="of:=&quot;, &quot; &amp; [player_events.A42] &amp; &quot; &quot; &amp; [player_events.B42]" office:value-type="string" office:string-value=", ads_adxref_query String" calcext:value-type="string">
            <text:p>, ads_adxref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3] &amp; &quot;}', ''),&quot;" office:value-type="string" office:string-value="coalesce(f1.row#&gt;&gt;'{ads_adxref, query, puid1}', '')," calcext:value-type="string">
            <text:p>coalesce(f1.row#&gt;&gt;'{ads_adxref, query, puid1}', ''),</text:p>
          </table:table-cell>
          <table:table-cell table:style-name="ce48" table:formula="of:=MID([player_events.A43];18;20)" office:value-type="string" office:string-value="puid1" calcext:value-type="string">
            <text:p>puid1</text:p>
          </table:table-cell>
          <table:table-cell table:formula="of:=&quot;, &quot; &amp; [player_events.A43] &amp; &quot; &quot; &amp; [player_events.B43]" office:value-type="string" office:string-value=", ads_adxref_query_puid1 String" calcext:value-type="string">
            <text:p>, ads_adxref_query_puid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4] &amp; &quot;}', ''),&quot;" office:value-type="string" office:string-value="coalesce(f1.row#&gt;&gt;'{ads_adxref, query, puid2}', '')," calcext:value-type="string">
            <text:p>coalesce(f1.row#&gt;&gt;'{ads_adxref, query, puid2}', ''),</text:p>
          </table:table-cell>
          <table:table-cell table:style-name="ce48" table:formula="of:=MID([player_events.A44];18;20)" office:value-type="string" office:string-value="puid2" calcext:value-type="string">
            <text:p>puid2</text:p>
          </table:table-cell>
          <table:table-cell table:formula="of:=&quot;, &quot; &amp; [player_events.A44] &amp; &quot; &quot; &amp; [player_events.B44]" office:value-type="string" office:string-value=", ads_adxref_query_puid2 String" calcext:value-type="string">
            <text:p>, ads_adxref_query_puid2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3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5] &amp; &quot;}', ''),&quot;" office:value-type="string" office:string-value="coalesce(f1.row#&gt;&gt;'{ads_adxref, query, puid3}', '')," calcext:value-type="string">
            <text:p>coalesce(f1.row#&gt;&gt;'{ads_adxref, query, puid3}', ''),</text:p>
          </table:table-cell>
          <table:table-cell table:style-name="ce48" table:formula="of:=MID([player_events.A45];18;20)" office:value-type="string" office:string-value="puid3" calcext:value-type="string">
            <text:p>puid3</text:p>
          </table:table-cell>
          <table:table-cell table:formula="of:=&quot;, &quot; &amp; [player_events.A45] &amp; &quot; &quot; &amp; [player_events.B45]" office:value-type="string" office:string-value=", ads_adxref_query_puid3 String" calcext:value-type="string">
            <text:p>, ads_adxref_query_puid3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4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6] &amp; &quot;}', ''),&quot;" office:value-type="string" office:string-value="coalesce(f1.row#&gt;&gt;'{ads_adxref, query, puid4}', '')," calcext:value-type="string">
            <text:p>coalesce(f1.row#&gt;&gt;'{ads_adxref, query, puid4}', ''),</text:p>
          </table:table-cell>
          <table:table-cell table:style-name="ce48" table:formula="of:=MID([player_events.A46];18;20)" office:value-type="string" office:string-value="puid4" calcext:value-type="string">
            <text:p>puid4</text:p>
          </table:table-cell>
          <table:table-cell table:formula="of:=&quot;, &quot; &amp; [player_events.A46] &amp; &quot; &quot; &amp; [player_events.B46]" office:value-type="string" office:string-value=", ads_adxref_query_puid4 String" calcext:value-type="string">
            <text:p>, ads_adxref_query_puid4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5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7] &amp; &quot;}', ''),&quot;" office:value-type="string" office:string-value="coalesce(f1.row#&gt;&gt;'{ads_adxref, query, puid5}', '')," calcext:value-type="string">
            <text:p>coalesce(f1.row#&gt;&gt;'{ads_adxref, query, puid5}', ''),</text:p>
          </table:table-cell>
          <table:table-cell table:style-name="ce48" table:formula="of:=MID([player_events.A47];18;20)" office:value-type="string" office:string-value="puid5" calcext:value-type="string">
            <text:p>puid5</text:p>
          </table:table-cell>
          <table:table-cell table:formula="of:=&quot;, &quot; &amp; [player_events.A47] &amp; &quot; &quot; &amp; [player_events.B47]" office:value-type="string" office:string-value=", ads_adxref_query_puid5 String" calcext:value-type="string">
            <text:p>, ads_adxref_query_puid5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6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8] &amp; &quot;}', ''),&quot;" office:value-type="string" office:string-value="coalesce(f1.row#&gt;&gt;'{ads_adxref, query, puid6}', '')," calcext:value-type="string">
            <text:p>coalesce(f1.row#&gt;&gt;'{ads_adxref, query, puid6}', ''),</text:p>
          </table:table-cell>
          <table:table-cell table:style-name="ce48" table:formula="of:=MID([player_events.A48];18;20)" office:value-type="string" office:string-value="puid6" calcext:value-type="string">
            <text:p>puid6</text:p>
          </table:table-cell>
          <table:table-cell table:formula="of:=&quot;, &quot; &amp; [player_events.A48] &amp; &quot; &quot; &amp; [player_events.B48]" office:value-type="string" office:string-value=", ads_adxref_query_puid6 String" calcext:value-type="string">
            <text:p>, ads_adxref_query_puid6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7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9] &amp; &quot;}', ''),&quot;" office:value-type="string" office:string-value="coalesce(f1.row#&gt;&gt;'{ads_adxref, query, puid7}', '')," calcext:value-type="string">
            <text:p>coalesce(f1.row#&gt;&gt;'{ads_adxref, query, puid7}', ''),</text:p>
          </table:table-cell>
          <table:table-cell table:style-name="ce48" table:formula="of:=MID([player_events.A49];18;20)" office:value-type="string" office:string-value="puid7" calcext:value-type="string">
            <text:p>puid7</text:p>
          </table:table-cell>
          <table:table-cell table:formula="of:=&quot;, &quot; &amp; [player_events.A49] &amp; &quot; &quot; &amp; [player_events.B49]" office:value-type="string" office:string-value=", ads_adxref_query_puid7 String" calcext:value-type="string">
            <text:p>, ads_adxref_query_puid7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8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0] &amp; &quot;}', ''),&quot;" office:value-type="string" office:string-value="coalesce(f1.row#&gt;&gt;'{ads_adxref, query, puid8}', '')," calcext:value-type="string">
            <text:p>coalesce(f1.row#&gt;&gt;'{ads_adxref, query, puid8}', ''),</text:p>
          </table:table-cell>
          <table:table-cell table:style-name="ce48" table:formula="of:=MID([player_events.A50];18;20)" office:value-type="string" office:string-value="puid8" calcext:value-type="string">
            <text:p>puid8</text:p>
          </table:table-cell>
          <table:table-cell table:formula="of:=&quot;, &quot; &amp; [player_events.A50] &amp; &quot; &quot; &amp; [player_events.B50]" office:value-type="string" office:string-value=", ads_adxref_query_puid8 String" calcext:value-type="string">
            <text:p>, ads_adxref_query_puid8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9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1] &amp; &quot;}', ''),&quot;" office:value-type="string" office:string-value="coalesce(f1.row#&gt;&gt;'{ads_adxref, query, puid9}', '')," calcext:value-type="string">
            <text:p>coalesce(f1.row#&gt;&gt;'{ads_adxref, query, puid9}', ''),</text:p>
          </table:table-cell>
          <table:table-cell table:style-name="ce48" table:formula="of:=MID([player_events.A51];18;20)" office:value-type="string" office:string-value="puid9" calcext:value-type="string">
            <text:p>puid9</text:p>
          </table:table-cell>
          <table:table-cell table:formula="of:=&quot;, &quot; &amp; [player_events.A51] &amp; &quot; &quot; &amp; [player_events.B51]" office:value-type="string" office:string-value=", ads_adxref_query_puid9 String" calcext:value-type="string">
            <text:p>, ads_adxref_query_puid9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0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2] &amp; &quot;}', ''),&quot;" office:value-type="string" office:string-value="coalesce(f1.row#&gt;&gt;'{ads_adxref, query, puid10}', '')," calcext:value-type="string">
            <text:p>coalesce(f1.row#&gt;&gt;'{ads_adxref, query, puid10}', ''),</text:p>
          </table:table-cell>
          <table:table-cell table:style-name="ce48" table:formula="of:=MID([player_events.A52];18;20)" office:value-type="string" office:string-value="puid10" calcext:value-type="string">
            <text:p>puid10</text:p>
          </table:table-cell>
          <table:table-cell table:formula="of:=&quot;, &quot; &amp; [player_events.A52] &amp; &quot; &quot; &amp; [player_events.B52]" office:value-type="string" office:string-value=", ads_adxref_query_puid10 String" calcext:value-type="string">
            <text:p>, ads_adxref_query_puid1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3] &amp; &quot;}', ''),&quot;" office:value-type="string" office:string-value="coalesce(f1.row#&gt;&gt;'{ads_adxref, query, puid11}', '')," calcext:value-type="string">
            <text:p>coalesce(f1.row#&gt;&gt;'{ads_adxref, query, puid11}', ''),</text:p>
          </table:table-cell>
          <table:table-cell table:style-name="ce48" table:formula="of:=MID([player_events.A53];18;20)" office:value-type="string" office:string-value="puid11" calcext:value-type="string">
            <text:p>puid11</text:p>
          </table:table-cell>
          <table:table-cell table:formula="of:=&quot;, &quot; &amp; [player_events.A53] &amp; &quot; &quot; &amp; [player_events.B53]" office:value-type="string" office:string-value=", ads_adxref_query_puid11 String" calcext:value-type="string">
            <text:p>, ads_adxref_query_puid1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4] &amp; &quot;}', ''),&quot;" office:value-type="string" office:string-value="coalesce(f1.row#&gt;&gt;'{ads_adxref, query, puid12}', '')," calcext:value-type="string">
            <text:p>coalesce(f1.row#&gt;&gt;'{ads_adxref, query, puid12}', ''),</text:p>
          </table:table-cell>
          <table:table-cell table:style-name="ce48" table:formula="of:=MID([player_events.A54];18;20)" office:value-type="string" office:string-value="puid12" calcext:value-type="string">
            <text:p>puid12</text:p>
          </table:table-cell>
          <table:table-cell table:formula="of:=&quot;, &quot; &amp; [player_events.A54] &amp; &quot; &quot; &amp; [player_events.B54]" office:value-type="string" office:string-value=", ads_adxref_query_puid12 String" calcext:value-type="string">
            <text:p>, ads_adxref_query_puid1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3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5] &amp; &quot;}', ''),&quot;" office:value-type="string" office:string-value="coalesce(f1.row#&gt;&gt;'{ads_adxref, query, puid13}', '')," calcext:value-type="string">
            <text:p>coalesce(f1.row#&gt;&gt;'{ads_adxref, query, puid13}', ''),</text:p>
          </table:table-cell>
          <table:table-cell table:style-name="ce48" table:formula="of:=MID([player_events.A55];18;20)" office:value-type="string" office:string-value="puid13" calcext:value-type="string">
            <text:p>puid13</text:p>
          </table:table-cell>
          <table:table-cell table:formula="of:=&quot;, &quot; &amp; [player_events.A55] &amp; &quot; &quot; &amp; [player_events.B55]" office:value-type="string" office:string-value=", ads_adxref_query_puid13 String" calcext:value-type="string">
            <text:p>, ads_adxref_query_puid1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4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6] &amp; &quot;}', ''),&quot;" office:value-type="string" office:string-value="coalesce(f1.row#&gt;&gt;'{ads_adxref, query, puid14}', '')," calcext:value-type="string">
            <text:p>coalesce(f1.row#&gt;&gt;'{ads_adxref, query, puid14}', ''),</text:p>
          </table:table-cell>
          <table:table-cell table:style-name="ce48" table:formula="of:=MID([player_events.A56];18;20)" office:value-type="string" office:string-value="puid14" calcext:value-type="string">
            <text:p>puid14</text:p>
          </table:table-cell>
          <table:table-cell table:formula="of:=&quot;, &quot; &amp; [player_events.A56] &amp; &quot; &quot; &amp; [player_events.B56]" office:value-type="string" office:string-value=", ads_adxref_query_puid14 String" calcext:value-type="string">
            <text:p>, ads_adxref_query_puid1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5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7] &amp; &quot;}', ''),&quot;" office:value-type="string" office:string-value="coalesce(f1.row#&gt;&gt;'{ads_adxref, query, puid15}', '')," calcext:value-type="string">
            <text:p>coalesce(f1.row#&gt;&gt;'{ads_adxref, query, puid15}', ''),</text:p>
          </table:table-cell>
          <table:table-cell table:style-name="ce48" table:formula="of:=MID([player_events.A57];18;20)" office:value-type="string" office:string-value="puid15" calcext:value-type="string">
            <text:p>puid15</text:p>
          </table:table-cell>
          <table:table-cell table:formula="of:=&quot;, &quot; &amp; [player_events.A57] &amp; &quot; &quot; &amp; [player_events.B57]" office:value-type="string" office:string-value=", ads_adxref_query_puid15 String" calcext:value-type="string">
            <text:p>, ads_adxref_query_puid1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6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8] &amp; &quot;}', ''),&quot;" office:value-type="string" office:string-value="coalesce(f1.row#&gt;&gt;'{ads_adxref, query, puid16}', '')," calcext:value-type="string">
            <text:p>coalesce(f1.row#&gt;&gt;'{ads_adxref, query, puid16}', ''),</text:p>
          </table:table-cell>
          <table:table-cell table:style-name="ce48" table:formula="of:=MID([player_events.A58];18;20)" office:value-type="string" office:string-value="puid16" calcext:value-type="string">
            <text:p>puid16</text:p>
          </table:table-cell>
          <table:table-cell table:formula="of:=&quot;, &quot; &amp; [player_events.A58] &amp; &quot; &quot; &amp; [player_events.B58]" office:value-type="string" office:string-value=", ads_adxref_query_puid16 String" calcext:value-type="string">
            <text:p>, ads_adxref_query_puid16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7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9] &amp; &quot;}', ''),&quot;" office:value-type="string" office:string-value="coalesce(f1.row#&gt;&gt;'{ads_adxref, query, puid17}', '')," calcext:value-type="string">
            <text:p>coalesce(f1.row#&gt;&gt;'{ads_adxref, query, puid17}', ''),</text:p>
          </table:table-cell>
          <table:table-cell table:style-name="ce48" table:formula="of:=MID([player_events.A59];18;20)" office:value-type="string" office:string-value="puid17" calcext:value-type="string">
            <text:p>puid17</text:p>
          </table:table-cell>
          <table:table-cell table:formula="of:=&quot;, &quot; &amp; [player_events.A59] &amp; &quot; &quot; &amp; [player_events.B59]" office:value-type="string" office:string-value=", ads_adxref_query_puid17 String" calcext:value-type="string">
            <text:p>, ads_adxref_query_puid17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8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0] &amp; &quot;}', ''),&quot;" office:value-type="string" office:string-value="coalesce(f1.row#&gt;&gt;'{ads_adxref, query, puid18}', '')," calcext:value-type="string">
            <text:p>coalesce(f1.row#&gt;&gt;'{ads_adxref, query, puid18}', ''),</text:p>
          </table:table-cell>
          <table:table-cell table:style-name="ce48" table:formula="of:=MID([player_events.A60];18;20)" office:value-type="string" office:string-value="puid18" calcext:value-type="string">
            <text:p>puid18</text:p>
          </table:table-cell>
          <table:table-cell table:formula="of:=&quot;, &quot; &amp; [player_events.A60] &amp; &quot; &quot; &amp; [player_events.B60]" office:value-type="string" office:string-value=", ads_adxref_query_puid18 String" calcext:value-type="string">
            <text:p>, ads_adxref_query_puid18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9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1] &amp; &quot;}', ''),&quot;" office:value-type="string" office:string-value="coalesce(f1.row#&gt;&gt;'{ads_adxref, query, puid19}', '')," calcext:value-type="string">
            <text:p>coalesce(f1.row#&gt;&gt;'{ads_adxref, query, puid19}', ''),</text:p>
          </table:table-cell>
          <table:table-cell table:style-name="ce48" table:formula="of:=MID([player_events.A61];18;20)" office:value-type="string" office:string-value="puid19" calcext:value-type="string">
            <text:p>puid19</text:p>
          </table:table-cell>
          <table:table-cell table:formula="of:=&quot;, &quot; &amp; [player_events.A61] &amp; &quot; &quot; &amp; [player_events.B61]" office:value-type="string" office:string-value=", ads_adxref_query_puid19 String" calcext:value-type="string">
            <text:p>, ads_adxref_query_puid19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0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2] &amp; &quot;}', ''),&quot;" office:value-type="string" office:string-value="coalesce(f1.row#&gt;&gt;'{ads_adxref, query, puid20}', '')," calcext:value-type="string">
            <text:p>coalesce(f1.row#&gt;&gt;'{ads_adxref, query, puid20}', ''),</text:p>
          </table:table-cell>
          <table:table-cell table:style-name="ce48" table:formula="of:=MID([player_events.A62];18;20)" office:value-type="string" office:string-value="puid20" calcext:value-type="string">
            <text:p>puid20</text:p>
          </table:table-cell>
          <table:table-cell table:formula="of:=&quot;, &quot; &amp; [player_events.A62] &amp; &quot; &quot; &amp; [player_events.B62]" office:value-type="string" office:string-value=", ads_adxref_query_puid20 String" calcext:value-type="string">
            <text:p>, ads_adxref_query_puid2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3] &amp; &quot;}', ''),&quot;" office:value-type="string" office:string-value="coalesce(f1.row#&gt;&gt;'{ads_adxref, query, puid21}', '')," calcext:value-type="string">
            <text:p>coalesce(f1.row#&gt;&gt;'{ads_adxref, query, puid21}', ''),</text:p>
          </table:table-cell>
          <table:table-cell table:style-name="ce48" table:formula="of:=MID([player_events.A63];18;20)" office:value-type="string" office:string-value="puid21" calcext:value-type="string">
            <text:p>puid21</text:p>
          </table:table-cell>
          <table:table-cell table:formula="of:=&quot;, &quot; &amp; [player_events.A63] &amp; &quot; &quot; &amp; [player_events.B63]" office:value-type="string" office:string-value=", ads_adxref_query_puid21 String" calcext:value-type="string">
            <text:p>, ads_adxref_query_puid2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4] &amp; &quot;}', ''),&quot;" office:value-type="string" office:string-value="coalesce(f1.row#&gt;&gt;'{ads_adxref, query, puid22}', '')," calcext:value-type="string">
            <text:p>coalesce(f1.row#&gt;&gt;'{ads_adxref, query, puid22}', ''),</text:p>
          </table:table-cell>
          <table:table-cell table:style-name="ce48" table:formula="of:=MID([player_events.A64];18;20)" office:value-type="string" office:string-value="puid22" calcext:value-type="string">
            <text:p>puid22</text:p>
          </table:table-cell>
          <table:table-cell table:formula="of:=&quot;, &quot; &amp; [player_events.A64] &amp; &quot; &quot; &amp; [player_events.B64]" office:value-type="string" office:string-value=", ads_adxref_query_puid22 String" calcext:value-type="string">
            <text:p>, ads_adxref_query_puid2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33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5] &amp; &quot;}', ''),&quot;" office:value-type="string" office:string-value="coalesce(f1.row#&gt;&gt;'{ads_adxref, query, puid33}', '')," calcext:value-type="string">
            <text:p>coalesce(f1.row#&gt;&gt;'{ads_adxref, query, puid33}', ''),</text:p>
          </table:table-cell>
          <table:table-cell table:style-name="ce48" table:formula="of:=MID([player_events.A65];18;20)" office:value-type="string" office:string-value="puid33" calcext:value-type="string">
            <text:p>puid33</text:p>
          </table:table-cell>
          <table:table-cell table:formula="of:=&quot;, &quot; &amp; [player_events.A65] &amp; &quot; &quot; &amp; [player_events.B65]" office:value-type="string" office:string-value=", ads_adxref_query_puid33 String" calcext:value-type="string">
            <text:p>, ads_adxref_query_puid3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duratio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6] &amp; &quot;}', ''),&quot;" office:value-type="string" office:string-value="coalesce(f1.row#&gt;&gt;'{ads_adxref, query, duration}', '')," calcext:value-type="string">
            <text:p>coalesce(f1.row#&gt;&gt;'{ads_adxref, query, duration}', ''),</text:p>
          </table:table-cell>
          <table:table-cell table:style-name="ce48" table:formula="of:=MID([player_events.A66];18;20)" office:value-type="string" office:string-value="duration" calcext:value-type="string">
            <text:p>duration</text:p>
          </table:table-cell>
          <table:table-cell table:formula="of:=&quot;, &quot; &amp; [player_events.A66] &amp; &quot; &quot; &amp; [player_events.B66]" office:value-type="string" office:string-value=", ads_adxref_query_duration String" calcext:value-type="string">
            <text:p>, ads_adxref_query_duration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id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7] &amp; &quot;}', ''),&quot;" office:value-type="string" office:string-value="coalesce(f1.row#&gt;&gt;'{ads_adxref, query, eid1}', '')," calcext:value-type="string">
            <text:p>coalesce(f1.row#&gt;&gt;'{ads_adxref, query, eid1}', ''),</text:p>
          </table:table-cell>
          <table:table-cell table:style-name="ce48" table:formula="of:=MID([player_events.A67];18;20)" office:value-type="string" office:string-value="eid1" calcext:value-type="string">
            <text:p>eid1</text:p>
          </table:table-cell>
          <table:table-cell table:formula="of:=&quot;, &quot; &amp; [player_events.A67] &amp; &quot; &quot; &amp; [player_events.B67]" office:value-type="string" office:string-value=", ads_adxref_query_eid1 String" calcext:value-type="string">
            <text:p>, ads_adxref_query_eid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id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8] &amp; &quot;}', ''),&quot;" office:value-type="string" office:string-value="coalesce(f1.row#&gt;&gt;'{ads_adxref, query, eid2}', '')," calcext:value-type="string">
            <text:p>coalesce(f1.row#&gt;&gt;'{ads_adxref, query, eid2}', ''),</text:p>
          </table:table-cell>
          <table:table-cell table:style-name="ce48" table:formula="of:=MID([player_events.A68];18;20)" office:value-type="string" office:string-value="eid2" calcext:value-type="string">
            <text:p>eid2</text:p>
          </table:table-cell>
          <table:table-cell table:formula="of:=&quot;, &quot; &amp; [player_events.A68] &amp; &quot; &quot; &amp; [player_events.B68]" office:value-type="string" office:string-value=", ads_adxref_query_eid2 String" calcext:value-type="string">
            <text:p>, ads_adxref_query_eid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a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9] &amp; &quot;}', ''),&quot;" office:value-type="string" office:string-value="coalesce(f1.row#&gt;&gt;'{ads_adxref, query, a}', '')," calcext:value-type="string">
            <text:p>coalesce(f1.row#&gt;&gt;'{ads_adxref, query, a}', ''),</text:p>
          </table:table-cell>
          <table:table-cell table:style-name="ce48" table:formula="of:=MID([player_events.A69];18;20)" office:value-type="string" office:string-value="a" calcext:value-type="string">
            <text:p>a</text:p>
          </table:table-cell>
          <table:table-cell table:formula="of:=&quot;, &quot; &amp; [player_events.A69] &amp; &quot; &quot; &amp; [player_events.B69]" office:value-type="string" office:string-value=", ads_adxref_query_a String" calcext:value-type="string">
            <text:p>, ads_adxref_query_a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g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0] &amp; &quot;}', ''),&quot;" office:value-type="string" office:string-value="coalesce(f1.row#&gt;&gt;'{ads_adxref, query, g}', '')," calcext:value-type="string">
            <text:p>coalesce(f1.row#&gt;&gt;'{ads_adxref, query, g}', ''),</text:p>
          </table:table-cell>
          <table:table-cell table:style-name="ce48" table:formula="of:=MID([player_events.A70];18;20)" office:value-type="string" office:string-value="g" calcext:value-type="string">
            <text:p>g</text:p>
          </table:table-cell>
          <table:table-cell table:formula="of:=&quot;, &quot; &amp; [player_events.A70] &amp; &quot; &quot; &amp; [player_events.B70]" office:value-type="string" office:string-value=", ads_adxref_query_g String" calcext:value-type="string">
            <text:p>, ads_adxref_query_g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l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1] &amp; &quot;}', ''),&quot;" office:value-type="string" office:string-value="coalesce(f1.row#&gt;&gt;'{ads_adxref, query, pl}', '')," calcext:value-type="string">
            <text:p>coalesce(f1.row#&gt;&gt;'{ads_adxref, query, pl}', ''),</text:p>
          </table:table-cell>
          <table:table-cell table:style-name="ce48" table:formula="of:=MID([player_events.A71];18;20)" office:value-type="string" office:string-value="pl" calcext:value-type="string">
            <text:p>pl</text:p>
          </table:table-cell>
          <table:table-cell table:formula="of:=&quot;, &quot; &amp; [player_events.A71] &amp; &quot; &quot; &amp; [player_events.B71]" office:value-type="string" office:string-value=", ads_adxref_query_pl String" calcext:value-type="string">
            <text:p>, ads_adxref_query_pl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custom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2] &amp; &quot;}', ''),&quot;" office:value-type="string" office:string-value="coalesce(f1.row#&gt;&gt;'{ads_adxref, query, custom}', '')," calcext:value-type="string">
            <text:p>coalesce(f1.row#&gt;&gt;'{ads_adxref, query, custom}', ''),</text:p>
          </table:table-cell>
          <table:table-cell table:style-name="ce48" table:formula="of:=MID([player_events.A72];18;20)" office:value-type="string" office:string-value="custom" calcext:value-type="string">
            <text:p>custom</text:p>
          </table:table-cell>
          <table:table-cell table:formula="of:=&quot;, &quot; &amp; [player_events.A72] &amp; &quot; &quot; &amp; [player_events.B72]" office:value-type="string" office:string-value=", ads_adxref_query_custom String" calcext:value-type="string">
            <text:p>, ads_adxref_query_custom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typ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3] &amp; &quot;}', ''),&quot;" office:value-type="string" office:string-value="coalesce(f1.row#&gt;&gt;'{ads_adxref, query, type}', '')," calcext:value-type="string">
            <text:p>coalesce(f1.row#&gt;&gt;'{ads_adxref, query, type}', ''),</text:p>
          </table:table-cell>
          <table:table-cell table:style-name="ce48" table:formula="of:=MID([player_events.A73];18;20)" office:value-type="string" office:string-value="type" calcext:value-type="string">
            <text:p>type</text:p>
          </table:table-cell>
          <table:table-cell table:formula="of:=&quot;, &quot; &amp; [player_events.A73] &amp; &quot; &quot; &amp; [player_events.B73]" office:value-type="string" office:string-value=", ads_adxref_query_type String" calcext:value-type="string">
            <text:p>, ads_adxref_query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licens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4] &amp; &quot;}', ''),&quot;" office:value-type="string" office:string-value="coalesce(f1.row#&gt;&gt;'{ads_adxref, query, license}', '')," calcext:value-type="string">
            <text:p>coalesce(f1.row#&gt;&gt;'{ads_adxref, query, license}', ''),</text:p>
          </table:table-cell>
          <table:table-cell table:style-name="ce48" table:formula="of:=MID([player_events.A74];18;20)" office:value-type="string" office:string-value="license" calcext:value-type="string">
            <text:p>license</text:p>
          </table:table-cell>
          <table:table-cell table:formula="of:=&quot;, &quot; &amp; [player_events.A74] &amp; &quot; &quot; &amp; [player_events.B74]" office:value-type="string" office:string-value=", ads_adxref_query_license String" calcext:value-type="string">
            <text:p>, ads_adxref_query_licens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thematic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5] &amp; &quot;}', ''),&quot;" office:value-type="string" office:string-value="coalesce(f1.row#&gt;&gt;'{ads_adxref, query, thematic}', '')," calcext:value-type="string">
            <text:p>coalesce(f1.row#&gt;&gt;'{ads_adxref, query, thematic}', ''),</text:p>
          </table:table-cell>
          <table:table-cell table:style-name="ce48" table:formula="of:=MID([player_events.A75];18;20)" office:value-type="string" office:string-value="thematic" calcext:value-type="string">
            <text:p>thematic</text:p>
          </table:table-cell>
          <table:table-cell table:formula="of:=&quot;, &quot; &amp; [player_events.A75] &amp; &quot; &quot; &amp; [player_events.B75]" office:value-type="string" office:string-value=", ads_adxref_query_thematic String" calcext:value-type="string">
            <text:p>, ads_adxref_query_thematic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fullthematic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6] &amp; &quot;}', ''),&quot;" office:value-type="string" office:string-value="coalesce(f1.row#&gt;&gt;'{ads_adxref, query, fullthematic}', '')," calcext:value-type="string">
            <text:p>coalesce(f1.row#&gt;&gt;'{ads_adxref, query, fullthematic}', ''),</text:p>
          </table:table-cell>
          <table:table-cell table:style-name="ce48" table:formula="of:=MID([player_events.A76];18;20)" office:value-type="string" office:string-value="fullthematic" calcext:value-type="string">
            <text:p>fullthematic</text:p>
          </table:table-cell>
          <table:table-cell table:formula="of:=&quot;, &quot; &amp; [player_events.A76] &amp; &quot; &quot; &amp; [player_events.B76]" office:value-type="string" office:string-value=", ads_adxref_query_fullthematic String" calcext:value-type="string">
            <text:p>, ads_adxref_query_fullthematic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ag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7] &amp; &quot;}', ''),&quot;" office:value-type="string" office:string-value="coalesce(f1.row#&gt;&gt;'{ads_adxref, query, age}', '')," calcext:value-type="string">
            <text:p>coalesce(f1.row#&gt;&gt;'{ads_adxref, query, age}', ''),</text:p>
          </table:table-cell>
          <table:table-cell table:style-name="ce48" table:formula="of:=MID([player_events.A77];18;20)" office:value-type="string" office:string-value="age" calcext:value-type="string">
            <text:p>age</text:p>
          </table:table-cell>
          <table:table-cell table:formula="of:=&quot;, &quot; &amp; [player_events.A77] &amp; &quot; &quot; &amp; [player_events.B77]" office:value-type="string" office:string-value=", ads_adxref_query_age String" calcext:value-type="string">
            <text:p>, ads_adxref_query_ag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durationlis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8] &amp; &quot;}', ''),&quot;" office:value-type="string" office:string-value="coalesce(f1.row#&gt;&gt;'{ads_adxref, query, durationlist}', '')," calcext:value-type="string">
            <text:p>coalesce(f1.row#&gt;&gt;'{ads_adxref, query, durationlist}', ''),</text:p>
          </table:table-cell>
          <table:table-cell table:style-name="ce48" table:formula="of:=MID([player_events.A78];18;20)" office:value-type="string" office:string-value="durationlist" calcext:value-type="string">
            <text:p>durationlist</text:p>
          </table:table-cell>
          <table:table-cell table:formula="of:=&quot;, &quot; &amp; [player_events.A78] &amp; &quot; &quot; &amp; [player_events.B78]" office:value-type="string" office:string-value=", ads_adxref_query_durationlist String" calcext:value-type="string">
            <text:p>, ads_adxref_query_durationli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autoplay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9] &amp; &quot;}', ''),&quot;" office:value-type="string" office:string-value="coalesce(f1.row#&gt;&gt;'{ads_adxref, query, autoplay}', '')," calcext:value-type="string">
            <text:p>coalesce(f1.row#&gt;&gt;'{ads_adxref, query, autoplay}', ''),</text:p>
          </table:table-cell>
          <table:table-cell table:style-name="ce48" table:formula="of:=MID([player_events.A79];18;20)" office:value-type="string" office:string-value="autoplay" calcext:value-type="string">
            <text:p>autoplay</text:p>
          </table:table-cell>
          <table:table-cell table:formula="of:=&quot;, &quot; &amp; [player_events.A79] &amp; &quot; &quot; &amp; [player_events.B79]" office:value-type="string" office:string-value=", ads_adxref_query_autoplay String" calcext:value-type="string">
            <text:p>, ads_adxref_query_autopla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fullscree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0] &amp; &quot;}', ''),&quot;" office:value-type="string" office:string-value="coalesce(f1.row#&gt;&gt;'{ads_adxref, query, fullscreen}', '')," calcext:value-type="string">
            <text:p>coalesce(f1.row#&gt;&gt;'{ads_adxref, query, fullscreen}', ''),</text:p>
          </table:table-cell>
          <table:table-cell table:style-name="ce48" table:formula="of:=MID([player_events.A80];18;20)" office:value-type="string" office:string-value="fullscreen" calcext:value-type="string">
            <text:p>fullscreen</text:p>
          </table:table-cell>
          <table:table-cell table:formula="of:=&quot;, &quot; &amp; [player_events.A80] &amp; &quot; &quot; &amp; [player_events.B80]" office:value-type="string" office:string-value=", ads_adxref_query_fullscreen String" calcext:value-type="string">
            <text:p>, ads_adxref_query_fullscreen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rutube_channel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1] &amp; &quot;}', ''),&quot;" office:value-type="string" office:string-value="coalesce(f1.row#&gt;&gt;'{ads_adxref, query, rutube_channel}', '')," calcext:value-type="string">
            <text:p>coalesce(f1.row#&gt;&gt;'{ads_adxref, query, rutube_channel}', ''),</text:p>
          </table:table-cell>
          <table:table-cell table:style-name="ce48" table:formula="of:=MID([player_events.A81];18;20)" office:value-type="string" office:string-value="rutube_channel" calcext:value-type="string">
            <text:p>rutube_channel</text:p>
          </table:table-cell>
          <table:table-cell table:formula="of:=&quot;, &quot; &amp; [player_events.A81] &amp; &quot; &quot; &amp; [player_events.B81]" office:value-type="string" office:string-value=", ads_adxref_query_rutube_channel String" calcext:value-type="string">
            <text:p>, ads_adxref_query_rutube_channel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xt_ca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2] &amp; &quot;}', ''),&quot;" office:value-type="string" office:string-value="coalesce(f1.row#&gt;&gt;'{ads_adxref, query, ext_cat}', '')," calcext:value-type="string">
            <text:p>coalesce(f1.row#&gt;&gt;'{ads_adxref, query, ext_cat}', ''),</text:p>
          </table:table-cell>
          <table:table-cell table:style-name="ce48" table:formula="of:=MID([player_events.A82];18;20)" office:value-type="string" office:string-value="ext_cat" calcext:value-type="string">
            <text:p>ext_cat</text:p>
          </table:table-cell>
          <table:table-cell table:formula="of:=&quot;, &quot; &amp; [player_events.A82] &amp; &quot; &quot; &amp; [player_events.B82]" office:value-type="string" office:string-value=", ads_adxref_query_ext_cat String" calcext:value-type="string">
            <text:p>, ads_adxref_query_ext_ca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xt_videoi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3] &amp; &quot;}', ''),&quot;" office:value-type="string" office:string-value="coalesce(f1.row#&gt;&gt;'{ads_adxref, query, ext_videoid}', '')," calcext:value-type="string">
            <text:p>coalesce(f1.row#&gt;&gt;'{ads_adxref, query, ext_videoid}', ''),</text:p>
          </table:table-cell>
          <table:table-cell table:style-name="ce48" table:formula="of:=MID([player_events.A83];18;20)" office:value-type="string" office:string-value="ext_videoid" calcext:value-type="string">
            <text:p>ext_videoid</text:p>
          </table:table-cell>
          <table:table-cell table:formula="of:=&quot;, &quot; &amp; [player_events.A83] &amp; &quot; &quot; &amp; [player_events.B83]" office:value-type="string" office:string-value=", ads_adxref_query_ext_videoid String" calcext:value-type="string">
            <text:p>, ads_adxref_query_ext_videoid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targe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4] &amp; &quot;}', ''),&quot;" office:value-type="string" office:string-value="coalesce(f1.row#&gt;&gt;'{ads_adxref, query, target}', '')," calcext:value-type="string">
            <text:p>coalesce(f1.row#&gt;&gt;'{ads_adxref, query, target}', ''),</text:p>
          </table:table-cell>
          <table:table-cell table:style-name="ce48" table:formula="of:=MID([player_events.A84];18;20)" office:value-type="string" office:string-value="target" calcext:value-type="string">
            <text:p>target</text:p>
          </table:table-cell>
          <table:table-cell table:formula="of:=&quot;, &quot; &amp; [player_events.A84] &amp; &quot; &quot; &amp; [player_events.B84]" office:value-type="string" office:string-value=", ads_adxref_query_target String" calcext:value-type="string">
            <text:p>, ads_adxref_query_targe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p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5] &amp; &quot;}', ''),&quot;" office:value-type="string" office:string-value="coalesce(f1.row#&gt;&gt;'{ads_adxref, query, pp}', '')," calcext:value-type="string">
            <text:p>coalesce(f1.row#&gt;&gt;'{ads_adxref, query, pp}', ''),</text:p>
          </table:table-cell>
          <table:table-cell table:style-name="ce48" table:formula="of:=MID([player_events.A85];18;20)" office:value-type="string" office:string-value="pp" calcext:value-type="string">
            <text:p>pp</text:p>
          </table:table-cell>
          <table:table-cell table:formula="of:=&quot;, &quot; &amp; [player_events.A85] &amp; &quot; &quot; &amp; [player_events.B85]" office:value-type="string" office:string-value=", ads_adxref_query_pp String" calcext:value-type="string">
            <text:p>, ads_adxref_query_p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s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6] &amp; &quot;}', ''),&quot;" office:value-type="string" office:string-value="coalesce(f1.row#&gt;&gt;'{ads_adxref, query, ps}', '')," calcext:value-type="string">
            <text:p>coalesce(f1.row#&gt;&gt;'{ads_adxref, query, ps}', ''),</text:p>
          </table:table-cell>
          <table:table-cell table:style-name="ce48" table:formula="of:=MID([player_events.A86];18;20)" office:value-type="string" office:string-value="ps" calcext:value-type="string">
            <text:p>ps</text:p>
          </table:table-cell>
          <table:table-cell table:formula="of:=&quot;, &quot; &amp; [player_events.A86] &amp; &quot; &quot; &amp; [player_events.B86]" office:value-type="string" office:string-value=", ads_adxref_query_ps String" calcext:value-type="string">
            <text:p>, ads_adxref_query_ps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7] &amp; &quot;}', ''),&quot;" office:value-type="string" office:string-value="coalesce(f1.row#&gt;&gt;'{ads_adxref, query, p2}', '')," calcext:value-type="string">
            <text:p>coalesce(f1.row#&gt;&gt;'{ads_adxref, query, p2}', ''),</text:p>
          </table:table-cell>
          <table:table-cell table:style-name="ce48" table:formula="of:=MID([player_events.A87];18;20)" office:value-type="string" office:string-value="p2" calcext:value-type="string">
            <text:p>p2</text:p>
          </table:table-cell>
          <table:table-cell table:formula="of:=&quot;, &quot; &amp; [player_events.A87] &amp; &quot; &quot; &amp; [player_events.B87]" office:value-type="string" office:string-value=", ads_adxref_query_p2 String" calcext:value-type="string">
            <text:p>, ads_adxref_query_p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fc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8] &amp; &quot;}', ''),&quot;" office:value-type="string" office:string-value="coalesce(f1.row#&gt;&gt;'{ads_adxref, query, pfc}', '')," calcext:value-type="string">
            <text:p>coalesce(f1.row#&gt;&gt;'{ads_adxref, query, pfc}', ''),</text:p>
          </table:table-cell>
          <table:table-cell table:style-name="ce48" table:formula="of:=MID([player_events.A88];18;20)" office:value-type="string" office:string-value="pfc" calcext:value-type="string">
            <text:p>pfc</text:p>
          </table:table-cell>
          <table:table-cell table:formula="of:=&quot;, &quot; &amp; [player_events.A88] &amp; &quot; &quot; &amp; [player_events.B88]" office:value-type="string" office:string-value=", ads_adxref_query_pfc String" calcext:value-type="string">
            <text:p>, ads_adxref_query_pfc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fb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9] &amp; &quot;}', ''),&quot;" office:value-type="string" office:string-value="coalesce(f1.row#&gt;&gt;'{ads_adxref, query, pfb}', '')," calcext:value-type="string">
            <text:p>coalesce(f1.row#&gt;&gt;'{ads_adxref, query, pfb}', ''),</text:p>
          </table:table-cell>
          <table:table-cell table:style-name="ce48" table:formula="of:=MID([player_events.A89];18;20)" office:value-type="string" office:string-value="pfb" calcext:value-type="string">
            <text:p>pfb</text:p>
          </table:table-cell>
          <table:table-cell table:formula="of:=&quot;, &quot; &amp; [player_events.A89] &amp; &quot; &quot; &amp; [player_events.B89]" office:value-type="string" office:string-value=", ads_adxref_query_pfb String" calcext:value-type="string">
            <text:p>, ads_adxref_query_pfb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lp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90] &amp; &quot;}', ''),&quot;" office:value-type="string" office:string-value="coalesce(f1.row#&gt;&gt;'{ads_adxref, query, plp}', '')," calcext:value-type="string">
            <text:p>coalesce(f1.row#&gt;&gt;'{ads_adxref, query, plp}', ''),</text:p>
          </table:table-cell>
          <table:table-cell table:style-name="ce48" table:formula="of:=MID([player_events.A90];18;20)" office:value-type="string" office:string-value="plp" calcext:value-type="string">
            <text:p>plp</text:p>
          </table:table-cell>
          <table:table-cell table:formula="of:=&quot;, &quot; &amp; [player_events.A90] &amp; &quot; &quot; &amp; [player_events.B90]" office:value-type="string" office:string-value=", ads_adxref_query_plp String" calcext:value-type="string">
            <text:p>, ads_adxref_query_pl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li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91] &amp; &quot;}', ''),&quot;" office:value-type="string" office:string-value="coalesce(f1.row#&gt;&gt;'{ads_adxref, query, pli}', '')," calcext:value-type="string">
            <text:p>coalesce(f1.row#&gt;&gt;'{ads_adxref, query, pli}', ''),</text:p>
          </table:table-cell>
          <table:table-cell table:style-name="ce48" table:formula="of:=MID([player_events.A91];18;20)" office:value-type="string" office:string-value="pli" calcext:value-type="string">
            <text:p>pli</text:p>
          </table:table-cell>
          <table:table-cell table:formula="of:=&quot;, &quot; &amp; [player_events.A91] &amp; &quot; &quot; &amp; [player_events.B91]" office:value-type="string" office:string-value=", ads_adxref_query_pli String" calcext:value-type="string">
            <text:p>, ads_adxref_query_pli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op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92] &amp; &quot;}', ''),&quot;" office:value-type="string" office:string-value="coalesce(f1.row#&gt;&gt;'{ads_adxref, query, pop}', '')," calcext:value-type="string">
            <text:p>coalesce(f1.row#&gt;&gt;'{ads_adxref, query, pop}', ''),</text:p>
          </table:table-cell>
          <table:table-cell table:style-name="ce48" table:formula="of:=MID([player_events.A92];18;20)" office:value-type="string" office:string-value="pop" calcext:value-type="string">
            <text:p>pop</text:p>
          </table:table-cell>
          <table:table-cell table:formula="of:=&quot;, &quot; &amp; [player_events.A92] &amp; &quot; &quot; &amp; [player_events.B92]" office:value-type="string" office:string-value=", ads_adxref_query_pop String" calcext:value-type="string">
            <text:p>, ads_adxref_query_po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0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scheme}', f1.row#&gt;&gt;'{ads_adxrefw, scheme}', ''),</text:p>
          </table:table-cell>
          <table:table-cell table:style-name="ce48"/>
          <table:table-cell table:formula="of:=&quot;, &quot; &amp; [player_events.A93] &amp; &quot; &quot; &amp; [player_events.B93]" office:value-type="string" office:string-value=", ads_adxrefw0_scheme String" calcext:value-type="string">
            <text:p>, ads_adxrefw0_scheme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0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netloc}', f1.row#&gt;&gt;'{ads_adxrefw, netloc}', ''),</text:p>
          </table:table-cell>
          <table:table-cell table:style-name="ce48"/>
          <table:table-cell table:formula="of:=&quot;, &quot; &amp; [player_events.A94] &amp; &quot; &quot; &amp; [player_events.B94]" office:value-type="string" office:string-value=", ads_adxrefw0_host String" calcext:value-type="string">
            <text:p>, ads_adxrefw0_host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0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path}', f1.row#&gt;&gt;'{ads_adxrefw, path}', ''),</text:p>
          </table:table-cell>
          <table:table-cell table:style-name="ce48"/>
          <table:table-cell table:formula="of:=&quot;, &quot; &amp; [player_events.A95] &amp; &quot; &quot; &amp; [player_events.B95]" office:value-type="string" office:string-value=", ads_adxrefw0_path String" calcext:value-type="string">
            <text:p>, ads_adxrefw0_path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0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query}', f1.row#&gt;&gt;'{ads_adxrefw, query}', ''),</text:p>
          </table:table-cell>
          <table:table-cell table:style-name="ce48"/>
          <table:table-cell table:formula="of:=&quot;, &quot; &amp; [player_events.A96] &amp; &quot; &quot; &amp; [player_events.B96]" office:value-type="string" office:string-value=", ads_adxrefw0_query String" calcext:value-type="string">
            <text:p>, ads_adxrefw0_query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scheme}', ''),</text:p>
          </table:table-cell>
          <table:table-cell table:style-name="ce48"/>
          <table:table-cell table:formula="of:=&quot;, &quot; &amp; [player_events.A97] &amp; &quot; &quot; &amp; [player_events.B97]" office:value-type="string" office:string-value=", ads_adxrefw1_scheme String" calcext:value-type="string">
            <text:p>, ads_adxrefw1_scheme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netloc}', ''),</text:p>
          </table:table-cell>
          <table:table-cell table:style-name="ce48"/>
          <table:table-cell table:formula="of:=&quot;, &quot; &amp; [player_events.A98] &amp; &quot; &quot; &amp; [player_events.B98]" office:value-type="string" office:string-value=", ads_adxrefw1_host String" calcext:value-type="string">
            <text:p>, ads_adxrefw1_host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path}', ''),</text:p>
          </table:table-cell>
          <table:table-cell table:style-name="ce48"/>
          <table:table-cell table:formula="of:=&quot;, &quot; &amp; [player_events.A99] &amp; &quot; &quot; &amp; [player_events.B99]" office:value-type="string" office:string-value=", ads_adxrefw1_path String" calcext:value-type="string">
            <text:p>, ads_adxrefw1_path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query}', ''),</text:p>
          </table:table-cell>
          <table:table-cell table:style-name="ce48"/>
          <table:table-cell table:formula="of:=&quot;, &quot; &amp; [player_events.A100] &amp; &quot; &quot; &amp; [player_events.B100]" office:value-type="string" office:string-value=", ads_adxrefw1_query String" calcext:value-type="string">
            <text:p>, ads_adxrefw1_query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2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scheme}', ''),</text:p>
          </table:table-cell>
          <table:table-cell table:style-name="ce48"/>
          <table:table-cell table:formula="of:=&quot;, &quot; &amp; [player_events.A101] &amp; &quot; &quot; &amp; [player_events.B101]" office:value-type="string" office:string-value=", ads_adxrefw2_scheme String" calcext:value-type="string">
            <text:p>, ads_adxrefw2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2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netloc}', ''),</text:p>
          </table:table-cell>
          <table:table-cell table:style-name="ce48"/>
          <table:table-cell table:formula="of:=&quot;, &quot; &amp; [player_events.A102] &amp; &quot; &quot; &amp; [player_events.B102]" office:value-type="string" office:string-value=", ads_adxrefw2_host String" calcext:value-type="string">
            <text:p>, ads_adxrefw2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2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path}', ''),</text:p>
          </table:table-cell>
          <table:table-cell table:style-name="ce48"/>
          <table:table-cell table:formula="of:=&quot;, &quot; &amp; [player_events.A103] &amp; &quot; &quot; &amp; [player_events.B103]" office:value-type="string" office:string-value=", ads_adxrefw2_path String" calcext:value-type="string">
            <text:p>, ads_adxrefw2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2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query}', ''),</text:p>
          </table:table-cell>
          <table:table-cell table:style-name="ce48"/>
          <table:table-cell table:formula="of:=&quot;, &quot; &amp; [player_events.A104] &amp; &quot; &quot; &amp; [player_events.B104]" office:value-type="string" office:string-value=", ads_adxrefw2_query String" calcext:value-type="string">
            <text:p>, ads_adxrefw2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scheme}', ''),</text:p>
          </table:table-cell>
          <table:table-cell table:style-name="ce48"/>
          <table:table-cell table:formula="of:=&quot;, &quot; &amp; [player_events.A105] &amp; &quot; &quot; &amp; [player_events.B105]" office:value-type="string" office:string-value=", ads_adxrefw3_scheme String" calcext:value-type="string">
            <text:p>, ads_adxrefw3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netloc}', ''),</text:p>
          </table:table-cell>
          <table:table-cell table:style-name="ce48"/>
          <table:table-cell table:formula="of:=&quot;, &quot; &amp; [player_events.A106] &amp; &quot; &quot; &amp; [player_events.B106]" office:value-type="string" office:string-value=", ads_adxrefw3_host String" calcext:value-type="string">
            <text:p>, ads_adxrefw3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path}', ''),</text:p>
          </table:table-cell>
          <table:table-cell table:style-name="ce48"/>
          <table:table-cell table:formula="of:=&quot;, &quot; &amp; [player_events.A107] &amp; &quot; &quot; &amp; [player_events.B107]" office:value-type="string" office:string-value=", ads_adxrefw3_path String" calcext:value-type="string">
            <text:p>, ads_adxrefw3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query}', ''),</text:p>
          </table:table-cell>
          <table:table-cell table:style-name="ce48"/>
          <table:table-cell table:formula="of:=&quot;, &quot; &amp; [player_events.A108] &amp; &quot; &quot; &amp; [player_events.B108]" office:value-type="string" office:string-value=", ads_adxrefw3_query String" calcext:value-type="string">
            <text:p>, ads_adxrefw3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scheme}', ''),</text:p>
          </table:table-cell>
          <table:table-cell table:style-name="ce48"/>
          <table:table-cell table:formula="of:=&quot;, &quot; &amp; [player_events.A109] &amp; &quot; &quot; &amp; [player_events.B109]" office:value-type="string" office:string-value=", ads_adxrefw4_scheme String" calcext:value-type="string">
            <text:p>, ads_adxrefw4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netloc}', ''),</text:p>
          </table:table-cell>
          <table:table-cell table:style-name="ce48"/>
          <table:table-cell table:formula="of:=&quot;, &quot; &amp; [player_events.A110] &amp; &quot; &quot; &amp; [player_events.B110]" office:value-type="string" office:string-value=", ads_adxrefw4_host String" calcext:value-type="string">
            <text:p>, ads_adxrefw4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path}', ''),</text:p>
          </table:table-cell>
          <table:table-cell table:style-name="ce48"/>
          <table:table-cell table:formula="of:=&quot;, &quot; &amp; [player_events.A111] &amp; &quot; &quot; &amp; [player_events.B111]" office:value-type="string" office:string-value=", ads_adxrefw4_path String" calcext:value-type="string">
            <text:p>, ads_adxrefw4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query}', ''),</text:p>
          </table:table-cell>
          <table:table-cell table:style-name="ce48"/>
          <table:table-cell table:formula="of:=&quot;, &quot; &amp; [player_events.A112] &amp; &quot; &quot; &amp; [player_events.B112]" office:value-type="string" office:string-value=", ads_adxrefw4_query String" calcext:value-type="string">
            <text:p>, ads_adxrefw4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scheme}', ''),</text:p>
          </table:table-cell>
          <table:table-cell table:style-name="ce48"/>
          <table:table-cell table:formula="of:=&quot;, &quot; &amp; [player_events.A113] &amp; &quot; &quot; &amp; [player_events.B113]" office:value-type="string" office:string-value=", ads_adxrefw5_scheme String" calcext:value-type="string">
            <text:p>, ads_adxrefw5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netloc}', ''),</text:p>
          </table:table-cell>
          <table:table-cell table:style-name="ce48"/>
          <table:table-cell table:formula="of:=&quot;, &quot; &amp; [player_events.A114] &amp; &quot; &quot; &amp; [player_events.B114]" office:value-type="string" office:string-value=", ads_adxrefw5_host String" calcext:value-type="string">
            <text:p>, ads_adxrefw5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path}', ''),</text:p>
          </table:table-cell>
          <table:table-cell table:style-name="ce48"/>
          <table:table-cell table:formula="of:=&quot;, &quot; &amp; [player_events.A115] &amp; &quot; &quot; &amp; [player_events.B115]" office:value-type="string" office:string-value=", ads_adxrefw5_path String" calcext:value-type="string">
            <text:p>, ads_adxrefw5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query}', ''),</text:p>
          </table:table-cell>
          <table:table-cell table:style-name="ce48"/>
          <table:table-cell table:formula="of:=&quot;, &quot; &amp; [player_events.A116] &amp; &quot; &quot; &amp; [player_events.B116]" office:value-type="string" office:string-value=", ads_adxrefw5_query String" calcext:value-type="string">
            <text:p>, ads_adxrefw5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scheme}', ''),</text:p>
          </table:table-cell>
          <table:table-cell table:style-name="ce48"/>
          <table:table-cell table:formula="of:=&quot;, &quot; &amp; [player_events.A117] &amp; &quot; &quot; &amp; [player_events.B117]" office:value-type="string" office:string-value=", info_bl_scheme String" calcext:value-type="string">
            <text:p>, info_bl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netloc}', ''),</text:p>
          </table:table-cell>
          <table:table-cell table:style-name="ce48"/>
          <table:table-cell table:formula="of:=&quot;, &quot; &amp; [player_events.A118] &amp; &quot; &quot; &amp; [player_events.B118]" office:value-type="string" office:string-value=", info_bl_host String" calcext:value-type="string">
            <text:p>, info_bl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path}', ''),</text:p>
          </table:table-cell>
          <table:table-cell table:style-name="ce48"/>
          <table:table-cell table:formula="of:=&quot;, &quot; &amp; [player_events.A119] &amp; &quot; &quot; &amp; [player_events.B119]" office:value-type="string" office:string-value=", info_bl_path String" calcext:value-type="string">
            <text:p>, info_bl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query}', ''),</text:p>
          </table:table-cell>
          <table:table-cell table:style-name="ce48"/>
          <table:table-cell table:formula="of:=&quot;, &quot; &amp; [player_events.A120] &amp; &quot; &quot; &amp; [player_events.B120]" office:value-type="string" office:string-value=", info_bl_query String" calcext:value-type="string">
            <text:p>, info_bl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schem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1]&amp;&quot;}', f1.row#&gt;&gt;'{ads_adxref, ref, &quot; &amp; [player_events.D121] &amp; &quot;}', ''), &quot;" office:value-type="string" office:string-value="coalesce(f1.row#&gt;&gt;'{info_ref, scheme}', f1.row#&gt;&gt;'{ads_adxref, ref, scheme}', ''), " calcext:value-type="string">
            <text:p>coalesce(f1.row#&gt;&gt;'{info_ref, scheme}', f1.row#&gt;&gt;'{ads_adxref, ref, scheme}', ''), </text:p>
          </table:table-cell>
          <table:table-cell table:style-name="ce48" table:formula="of:=MID([player_events.A121];10;20)" office:value-type="string" office:string-value="scheme" calcext:value-type="string">
            <text:p>scheme</text:p>
          </table:table-cell>
          <table:table-cell table:formula="of:=&quot;, &quot; &amp; [player_events.A121] &amp; &quot; &quot; &amp; [player_events.B121]" office:value-type="string" office:string-value=", info_ref_scheme String" calcext:value-type="string">
            <text:p>, info_ref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sit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2]&amp;&quot;}', f1.row#&gt;&gt;'{ads_adxref, ref, &quot; &amp; [player_events.D122] &amp; &quot;}', ''), &quot;" office:value-type="string" office:string-value="coalesce(f1.row#&gt;&gt;'{info_ref, site}', f1.row#&gt;&gt;'{ads_adxref, ref, site}', ''), " calcext:value-type="string">
            <text:p>coalesce(f1.row#&gt;&gt;'{info_ref, site}', f1.row#&gt;&gt;'{ads_adxref, ref, site}', ''), </text:p>
          </table:table-cell>
          <table:table-cell table:style-name="ce48" table:formula="of:=MID([player_events.A122];10;20)" office:value-type="string" office:string-value="site" calcext:value-type="string">
            <text:p>site</text:p>
          </table:table-cell>
          <table:table-cell table:formula="of:=&quot;, &quot; &amp; [player_events.A122] &amp; &quot; &quot; &amp; [player_events.B122]" office:value-type="string" office:string-value=", info_ref_site String" calcext:value-type="string">
            <text:p>, info_ref_sit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host</text:p>
          </table:table-cell>
          <table:table-cell table:style-name="ce39" office:value-type="string" calcext:value-type="string">
            <text:p>String</text:p>
          </table:table-cell>
          <table:table-cell table:style-name="ce45" table:formula="of:=&quot;coalesce(f1.row#&gt;&gt;'{info_ref, netloc}', f1.row#&gt;&gt;'{ads_adxref, ref, netloc}', ''), &quot;" office:value-type="string" office:string-value="coalesce(f1.row#&gt;&gt;'{info_ref, netloc}', f1.row#&gt;&gt;'{ads_adxref, ref, netloc}', ''), " calcext:value-type="string">
            <text:p>coalesce(f1.row#&gt;&gt;'{info_ref, netloc}', f1.row#&gt;&gt;'{ads_adxref, ref, netloc}', ''), </text:p>
          </table:table-cell>
          <table:table-cell table:style-name="ce49"/>
          <table:table-cell table:formula="of:=&quot;, &quot; &amp; [player_events.A123] &amp; &quot; &quot; &amp; [player_events.B123]" office:value-type="string" office:string-value=", info_ref_host String" calcext:value-type="string">
            <text:p>, info_ref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path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4]&amp;&quot;}', f1.row#&gt;&gt;'{ads_adxref, ref, &quot; &amp; [player_events.D124] &amp; &quot;}', ''), &quot;" office:value-type="string" office:string-value="coalesce(f1.row#&gt;&gt;'{info_ref, path}', f1.row#&gt;&gt;'{ads_adxref, ref, path}', ''), " calcext:value-type="string">
            <text:p>coalesce(f1.row#&gt;&gt;'{info_ref, path}', f1.row#&gt;&gt;'{ads_adxref, ref, path}', ''), </text:p>
          </table:table-cell>
          <table:table-cell table:style-name="ce48" table:formula="of:=MID([player_events.A124];10;20)" office:value-type="string" office:string-value="path" calcext:value-type="string">
            <text:p>path</text:p>
          </table:table-cell>
          <table:table-cell table:formula="of:=&quot;, &quot; &amp; [player_events.A124] &amp; &quot; &quot; &amp; [player_events.B124]" office:value-type="string" office:string-value=", info_ref_path String" calcext:value-type="string">
            <text:p>, info_ref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5]&amp;&quot;}', f1.row#&gt;&gt;'{ads_adxref, ref, &quot; &amp; [player_events.D125] &amp; &quot;}', ''), &quot;" office:value-type="string" office:string-value="coalesce(f1.row#&gt;&gt;'{info_ref, query}', f1.row#&gt;&gt;'{ads_adxref, ref, query}', ''), " calcext:value-type="string">
            <text:p>coalesce(f1.row#&gt;&gt;'{info_ref, query}', f1.row#&gt;&gt;'{ads_adxref, ref, query}', ''), </text:p>
          </table:table-cell>
          <table:table-cell table:style-name="ce48" table:formula="of:=MID([player_events.A125];10;20)" office:value-type="string" office:string-value="query" calcext:value-type="string">
            <text:p>query</text:p>
          </table:table-cell>
          <table:table-cell table:formula="of:=&quot;, &quot; &amp; [player_events.A125] &amp; &quot; &quot; &amp; [player_events.B125]" office:value-type="string" office:string-value=", info_ref_query String" calcext:value-type="string">
            <text:p>, info_ref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utm_sourc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6]&amp;&quot;}', f1.row#&gt;&gt;'{ads_adxref, ref, query, &quot; &amp; [player_events.D126] &amp; &quot;}', ''), &quot;" office:value-type="string" office:string-value="coalesce(f1.row#&gt;&gt;'{info_ref, query, utm_source}', f1.row#&gt;&gt;'{ads_adxref, ref, query, utm_source}', ''), " calcext:value-type="string">
            <text:p>coalesce(f1.row#&gt;&gt;'{info_ref, query, utm_source}', f1.row#&gt;&gt;'{ads_adxref, ref, query, utm_source}', ''), </text:p>
          </table:table-cell>
          <table:table-cell table:style-name="ce48" table:formula="of:=MID([player_events.A126];16;20)" office:value-type="string" office:string-value="utm_source" calcext:value-type="string">
            <text:p>utm_source</text:p>
          </table:table-cell>
          <table:table-cell table:formula="of:=&quot;, &quot; &amp; [player_events.A126] &amp; &quot; &quot; &amp; [player_events.B126]" office:value-type="string" office:string-value=", info_ref_query_utm_source String" calcext:value-type="string">
            <text:p>, info_ref_query_utm_sourc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utm_campaig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7]&amp;&quot;}', f1.row#&gt;&gt;'{ads_adxref, ref, query, &quot; &amp; [player_events.D127] &amp; &quot;}', ''), &quot;" office:value-type="string" office:string-value="coalesce(f1.row#&gt;&gt;'{info_ref, query, utm_campaign}', f1.row#&gt;&gt;'{ads_adxref, ref, query, utm_campaign}', ''), " calcext:value-type="string">
            <text:p>coalesce(f1.row#&gt;&gt;'{info_ref, query, utm_campaign}', f1.row#&gt;&gt;'{ads_adxref, ref, query, utm_campaign}', ''), </text:p>
          </table:table-cell>
          <table:table-cell table:style-name="ce48" table:formula="of:=MID([player_events.A127];16;20)" office:value-type="string" office:string-value="utm_campaign" calcext:value-type="string">
            <text:p>utm_campaign</text:p>
          </table:table-cell>
          <table:table-cell table:formula="of:=&quot;, &quot; &amp; [player_events.A127] &amp; &quot; &quot; &amp; [player_events.B127]" office:value-type="string" office:string-value=", info_ref_query_utm_campaign String" calcext:value-type="string">
            <text:p>, info_ref_query_utm_campaign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utm_medium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8]&amp;&quot;}', f1.row#&gt;&gt;'{ads_adxref, ref, query, &quot; &amp; [player_events.D128] &amp; &quot;}', ''), &quot;" office:value-type="string" office:string-value="coalesce(f1.row#&gt;&gt;'{info_ref, query, utm_medium}', f1.row#&gt;&gt;'{ads_adxref, ref, query, utm_medium}', ''), " calcext:value-type="string">
            <text:p>coalesce(f1.row#&gt;&gt;'{info_ref, query, utm_medium}', f1.row#&gt;&gt;'{ads_adxref, ref, query, utm_medium}', ''), </text:p>
          </table:table-cell>
          <table:table-cell table:style-name="ce48" table:formula="of:=MID([player_events.A128];16;20)" office:value-type="string" office:string-value="utm_medium" calcext:value-type="string">
            <text:p>utm_medium</text:p>
          </table:table-cell>
          <table:table-cell table:formula="of:=&quot;, &quot; &amp; [player_events.A128] &amp; &quot; &quot; &amp; [player_events.B128]" office:value-type="string" office:string-value=", info_ref_query_utm_medium String" calcext:value-type="string">
            <text:p>, info_ref_query_utm_medium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bmstar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9]&amp;&quot;}', f1.row#&gt;&gt;'{ads_adxref, ref, query, &quot; &amp; [player_events.D129] &amp; &quot;}', ''), &quot;" office:value-type="string" office:string-value="coalesce(f1.row#&gt;&gt;'{info_ref, query, bmstart}', f1.row#&gt;&gt;'{ads_adxref, ref, query, bmstart}', ''), " calcext:value-type="string">
            <text:p>coalesce(f1.row#&gt;&gt;'{info_ref, query, bmstart}', f1.row#&gt;&gt;'{ads_adxref, ref, query, bmstart}', ''), </text:p>
          </table:table-cell>
          <table:table-cell table:style-name="ce48" table:formula="of:=MID([player_events.A129];16;20)" office:value-type="string" office:string-value="bmstart" calcext:value-type="string">
            <text:p>bmstart</text:p>
          </table:table-cell>
          <table:table-cell table:formula="of:=&quot;, &quot; &amp; [player_events.A129] &amp; &quot; &quot; &amp; [player_events.B129]" office:value-type="string" office:string-value=", info_ref_query_bmstart String" calcext:value-type="string">
            <text:p>, info_ref_query_bmstar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from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30]&amp;&quot;}', f1.row#&gt;&gt;'{ads_adxref, ref, query, &quot; &amp; [player_events.D130] &amp; &quot;}', ''), &quot;" office:value-type="string" office:string-value="coalesce(f1.row#&gt;&gt;'{info_ref, query, from}', f1.row#&gt;&gt;'{ads_adxref, ref, query, from}', ''), " calcext:value-type="string">
            <text:p>coalesce(f1.row#&gt;&gt;'{info_ref, query, from}', f1.row#&gt;&gt;'{ads_adxref, ref, query, from}', ''), </text:p>
          </table:table-cell>
          <table:table-cell table:style-name="ce48" table:formula="of:=MID([player_events.A130];16;20)" office:value-type="string" office:string-value="from" calcext:value-type="string">
            <text:p>from</text:p>
          </table:table-cell>
          <table:table-cell table:formula="of:=&quot;, &quot; &amp; [player_events.A130] &amp; &quot; &quot; &amp; [player_events.B130]" office:value-type="string" office:string-value=", info_ref_query_from String" calcext:value-type="string">
            <text:p>, info_ref_query_from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pl_typ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31]&amp;&quot;}', f1.row#&gt;&gt;'{ads_adxref, ref, query, &quot; &amp; [player_events.D131] &amp; &quot;}', ''), &quot;" office:value-type="string" office:string-value="coalesce(f1.row#&gt;&gt;'{info_ref, query, pl_type}', f1.row#&gt;&gt;'{ads_adxref, ref, query, pl_type}', ''), " calcext:value-type="string">
            <text:p>coalesce(f1.row#&gt;&gt;'{info_ref, query, pl_type}', f1.row#&gt;&gt;'{ads_adxref, ref, query, pl_type}', ''), </text:p>
          </table:table-cell>
          <table:table-cell table:style-name="ce48" table:formula="of:=MID([player_events.A131];16;20)" office:value-type="string" office:string-value="pl_type" calcext:value-type="string">
            <text:p>pl_type</text:p>
          </table:table-cell>
          <table:table-cell table:formula="of:=&quot;, &quot; &amp; [player_events.A131] &amp; &quot; &quot; &amp; [player_events.B131]" office:value-type="string" office:string-value=", info_ref_query_pl_type String" calcext:value-type="string">
            <text:p>, info_ref_query_pl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pl_i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32]&amp;&quot;}', f1.row#&gt;&gt;'{ads_adxref, ref, query, &quot; &amp; [player_events.D132] &amp; &quot;}', ''), &quot;" office:value-type="string" office:string-value="coalesce(f1.row#&gt;&gt;'{info_ref, query, pl_id}', f1.row#&gt;&gt;'{ads_adxref, ref, query, pl_id}', ''), " calcext:value-type="string">
            <text:p>coalesce(f1.row#&gt;&gt;'{info_ref, query, pl_id}', f1.row#&gt;&gt;'{ads_adxref, ref, query, pl_id}', ''), </text:p>
          </table:table-cell>
          <table:table-cell table:style-name="ce48" table:formula="of:=MID([player_events.A132];16;20)" office:value-type="string" office:string-value="pl_id" calcext:value-type="string">
            <text:p>pl_id</text:p>
          </table:table-cell>
          <table:table-cell table:formula="of:=&quot;, &quot; &amp; [player_events.A132] &amp; &quot; &quot; &amp; [player_events.B132]" office:value-type="string" office:string-value=", info_ref_query_pl_id String" calcext:value-type="string">
            <text:p>, info_ref_query_pl_id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na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, name}', ''),</text:p>
          </table:table-cell>
          <table:table-cell table:style-name="ce48"/>
          <table:table-cell table:formula="of:=&quot;, &quot; &amp; [player_events.A133] &amp; &quot; &quot; &amp; [player_events.B133]" office:value-type="string" office:string-value=", err_name String" calcext:value-type="string">
            <text:p>, err_na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cod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, code}')::float::bigint, -1),</text:p>
          </table:table-cell>
          <table:table-cell table:style-name="ce48"/>
          <table:table-cell table:formula="of:=&quot;, &quot; &amp; [player_events.A134] &amp; &quot; &quot; &amp; [player_events.B134]" office:value-type="string" office:string-value=", err_code Int32" calcext:value-type="string">
            <text:p>, err_cod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msg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, msg}', ''),</text:p>
          </table:table-cell>
          <table:table-cell table:style-name="ce48"/>
          <table:table-cell table:formula="of:=&quot;, &quot; &amp; [player_events.A135] &amp; &quot; &quot; &amp; [player_events.B135]" office:value-type="string" office:string-value=", err_msg String" calcext:value-type="string">
            <text:p>, err_msg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0, name}', f1.row#&gt;&gt;'{err_ads, name}', ''),</text:p>
          </table:table-cell>
          <table:table-cell table:style-name="ce48"/>
          <table:table-cell table:formula="of:=&quot;, &quot; &amp; [player_events.A136] &amp; &quot; &quot; &amp; [player_events.B136]" office:value-type="string" office:string-value=", err_ads_name_0 String" calcext:value-type="string">
            <text:p>, err_ads_name_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0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0, code}')::float::bigint, (f1.row#&gt;&gt;'{err_ads, code}')::float::bigint, -1),</text:p>
          </table:table-cell>
          <table:table-cell table:style-name="ce48"/>
          <table:table-cell table:formula="of:=&quot;, &quot; &amp; [player_events.A137] &amp; &quot; &quot; &amp; [player_events.B137]" office:value-type="string" office:string-value=", err_ads_code_0 Int32" calcext:value-type="string">
            <text:p>, err_ads_code_0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0, msg}', f1.row#&gt;&gt;'{err_ads, msg}', ''),</text:p>
          </table:table-cell>
          <table:table-cell table:style-name="ce48"/>
          <table:table-cell table:formula="of:=&quot;, &quot; &amp; [player_events.A138] &amp; &quot; &quot; &amp; [player_events.B138]" office:value-type="string" office:string-value=", err_ads_msg_0 String" calcext:value-type="string">
            <text:p>, err_ads_msg_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1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1, name}', ''),</text:p>
          </table:table-cell>
          <table:table-cell table:style-name="ce48"/>
          <table:table-cell table:formula="of:=&quot;, &quot; &amp; [player_events.A139] &amp; &quot; &quot; &amp; [player_events.B139]" office:value-type="string" office:string-value=", err_ads_name_1 String" calcext:value-type="string">
            <text:p>, err_ads_name_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1, code}')::float::bigint, -1),</text:p>
          </table:table-cell>
          <table:table-cell table:style-name="ce48"/>
          <table:table-cell table:formula="of:=&quot;, &quot; &amp; [player_events.A140] &amp; &quot; &quot; &amp; [player_events.B140]" office:value-type="string" office:string-value=", err_ads_code_1 Int32" calcext:value-type="string">
            <text:p>, err_ads_code_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1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1, msg}', ''),</text:p>
          </table:table-cell>
          <table:table-cell table:style-name="ce48"/>
          <table:table-cell table:formula="of:=&quot;, &quot; &amp; [player_events.A141] &amp; &quot; &quot; &amp; [player_events.B141]" office:value-type="string" office:string-value=", err_ads_msg_1 String" calcext:value-type="string">
            <text:p>, err_ads_msg_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2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2, name}', ''),</text:p>
          </table:table-cell>
          <table:table-cell table:style-name="ce48"/>
          <table:table-cell table:formula="of:=&quot;, &quot; &amp; [player_events.A142] &amp; &quot; &quot; &amp; [player_events.B142]" office:value-type="string" office:string-value=", err_ads_name_2 String" calcext:value-type="string">
            <text:p>, err_ads_name_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2, code}')::float::bigint, -1),</text:p>
          </table:table-cell>
          <table:table-cell table:style-name="ce48"/>
          <table:table-cell table:formula="of:=&quot;, &quot; &amp; [player_events.A143] &amp; &quot; &quot; &amp; [player_events.B143]" office:value-type="string" office:string-value=", err_ads_code_2 Int32" calcext:value-type="string">
            <text:p>, err_ads_code_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2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2, msg}', ''),</text:p>
          </table:table-cell>
          <table:table-cell table:style-name="ce48"/>
          <table:table-cell table:formula="of:=&quot;, &quot; &amp; [player_events.A144] &amp; &quot; &quot; &amp; [player_events.B144]" office:value-type="string" office:string-value=", err_ads_msg_2 String" calcext:value-type="string">
            <text:p>, err_ads_msg_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3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3, name}', ''),</text:p>
          </table:table-cell>
          <table:table-cell table:style-name="ce48"/>
          <table:table-cell table:formula="of:=&quot;, &quot; &amp; [player_events.A145] &amp; &quot; &quot; &amp; [player_events.B145]" office:value-type="string" office:string-value=", err_ads_name_3 String" calcext:value-type="string">
            <text:p>, err_ads_name_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3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3, code}')::float::bigint, -1),</text:p>
          </table:table-cell>
          <table:table-cell table:style-name="ce48"/>
          <table:table-cell table:formula="of:=&quot;, &quot; &amp; [player_events.A146] &amp; &quot; &quot; &amp; [player_events.B146]" office:value-type="string" office:string-value=", err_ads_code_3 Int32" calcext:value-type="string">
            <text:p>, err_ads_code_3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3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3, msg}', ''),</text:p>
          </table:table-cell>
          <table:table-cell table:style-name="ce48"/>
          <table:table-cell table:formula="of:=&quot;, &quot; &amp; [player_events.A147] &amp; &quot; &quot; &amp; [player_events.B147]" office:value-type="string" office:string-value=", err_ads_msg_3 String" calcext:value-type="string">
            <text:p>, err_ads_msg_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4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4, name}', ''),</text:p>
          </table:table-cell>
          <table:table-cell table:style-name="ce48"/>
          <table:table-cell table:formula="of:=&quot;, &quot; &amp; [player_events.A148] &amp; &quot; &quot; &amp; [player_events.B148]" office:value-type="string" office:string-value=", err_ads_name_4 String" calcext:value-type="string">
            <text:p>, err_ads_name_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4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4, code}')::float::bigint, -1),</text:p>
          </table:table-cell>
          <table:table-cell table:style-name="ce48"/>
          <table:table-cell table:formula="of:=&quot;, &quot; &amp; [player_events.A149] &amp; &quot; &quot; &amp; [player_events.B149]" office:value-type="string" office:string-value=", err_ads_code_4 Int32" calcext:value-type="string">
            <text:p>, err_ads_code_4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4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4, msg}', ''),</text:p>
          </table:table-cell>
          <table:table-cell table:style-name="ce48"/>
          <table:table-cell table:formula="of:=&quot;, &quot; &amp; [player_events.A150] &amp; &quot; &quot; &amp; [player_events.B150]" office:value-type="string" office:string-value=", err_ads_msg_4 String" calcext:value-type="string">
            <text:p>, err_ads_msg_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5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5, name}', ''),</text:p>
          </table:table-cell>
          <table:table-cell table:style-name="ce48"/>
          <table:table-cell table:formula="of:=&quot;, &quot; &amp; [player_events.A151] &amp; &quot; &quot; &amp; [player_events.B151]" office:value-type="string" office:string-value=", err_ads_name_5 String" calcext:value-type="string">
            <text:p>, err_ads_name_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5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5, code}')::float::bigint, -1),</text:p>
          </table:table-cell>
          <table:table-cell table:style-name="ce48"/>
          <table:table-cell table:formula="of:=&quot;, &quot; &amp; [player_events.A152] &amp; &quot; &quot; &amp; [player_events.B152]" office:value-type="string" office:string-value=", err_ads_code_5 Int32" calcext:value-type="string">
            <text:p>, err_ads_code_5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5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5, msg}', ''),</text:p>
          </table:table-cell>
          <table:table-cell table:style-name="ce48"/>
          <table:table-cell table:formula="of:=&quot;, &quot; &amp; [player_events.A153] &amp; &quot; &quot; &amp; [player_events.B153]" office:value-type="string" office:string-value=", err_ads_msg_5 String" calcext:value-type="string">
            <text:p>, err_ads_msg_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forma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format}', ''),</text:p>
          </table:table-cell>
          <table:table-cell table:style-name="ce48"/>
          <table:table-cell table:formula="of:=&quot;, &quot; &amp; [player_events.A154] &amp; &quot; &quot; &amp; [player_events.B154]" office:value-type="string" office:string-value=", ads_adformat String" calcext:value-type="string">
            <text:p>, ads_adforma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0}', f1.row#&gt;&gt;'{ads_adid}', ''),</text:p>
          </table:table-cell>
          <table:table-cell table:style-name="ce48"/>
          <table:table-cell table:formula="of:=&quot;, &quot; &amp; [player_events.A155] &amp; &quot; &quot; &amp; [player_events.B155]" office:value-type="string" office:string-value=", ads_adid0 String" calcext:value-type="string">
            <text:p>, ads_adid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1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1}', ''),</text:p>
          </table:table-cell>
          <table:table-cell table:style-name="ce48"/>
          <table:table-cell table:formula="of:=&quot;, &quot; &amp; [player_events.A156] &amp; &quot; &quot; &amp; [player_events.B156]" office:value-type="string" office:string-value=", ads_adid1 String" calcext:value-type="string">
            <text:p>, ads_adid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2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2}', ''),</text:p>
          </table:table-cell>
          <table:table-cell table:style-name="ce48"/>
          <table:table-cell table:formula="of:=&quot;, &quot; &amp; [player_events.A157] &amp; &quot; &quot; &amp; [player_events.B157]" office:value-type="string" office:string-value=", ads_adid2 String" calcext:value-type="string">
            <text:p>, ads_adid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3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3}', ''),</text:p>
          </table:table-cell>
          <table:table-cell table:style-name="ce48"/>
          <table:table-cell table:formula="of:=&quot;, &quot; &amp; [player_events.A158] &amp; &quot; &quot; &amp; [player_events.B158]" office:value-type="string" office:string-value=", ads_adid3 String" calcext:value-type="string">
            <text:p>, ads_adid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4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4}', ''),</text:p>
          </table:table-cell>
          <table:table-cell table:style-name="ce48"/>
          <table:table-cell table:formula="of:=&quot;, &quot; &amp; [player_events.A159] &amp; &quot; &quot; &amp; [player_events.B159]" office:value-type="string" office:string-value=", ads_adid4 String" calcext:value-type="string">
            <text:p>, ads_adid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5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5}', ''),</text:p>
          </table:table-cell>
          <table:table-cell table:style-name="ce48"/>
          <table:table-cell table:formula="of:=&quot;, &quot; &amp; [player_events.A160] &amp; &quot; &quot; &amp; [player_events.B160]" office:value-type="string" office:string-value=", ads_adid5 String" calcext:value-type="string">
            <text:p>, ads_adid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creativeadid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creativeadid0}', f1.row#&gt;&gt;'{ads_creativeadid}', ''),</text:p>
          </table:table-cell>
          <table:table-cell table:style-name="ce48"/>
          <table:table-cell table:formula="of:=&quot;, &quot; &amp; [player_events.A161] &amp; &quot; &quot; &amp; [player_events.B161]" office:value-type="string" office:string-value=", ads_creativeadid0 String" calcext:value-type="string">
            <text:p>, ads_creativeadid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creativeid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creativeid0}', f1.row#&gt;&gt;'{ads_creativeid}', ''),</text:p>
          </table:table-cell>
          <table:table-cell table:style-name="ce48"/>
          <table:table-cell table:formula="of:=&quot;, &quot; &amp; [player_events.A162] &amp; &quot; &quot; &amp; [player_events.B162]" office:value-type="string" office:string-value=", ads_creativeid0 String" calcext:value-type="string">
            <text:p>, ads_creativeid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a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a}', ''),</text:p>
          </table:table-cell>
          <table:table-cell table:style-name="ce48"/>
          <table:table-cell table:formula="of:=&quot;, &quot; &amp; [player_events.A163] &amp; &quot; &quot; &amp; [player_events.B163]" office:value-type="string" office:string-value=", info_a String" calcext:value-type="string">
            <text:p>, info_a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rwsr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rwsr}', ''),</text:p>
          </table:table-cell>
          <table:table-cell table:style-name="Default"/>
          <table:table-cell table:formula="of:=&quot;, &quot; &amp; [player_events.A164] &amp; &quot; &quot; &amp; [player_events.B164]" office:value-type="string" office:string-value=", info_brwsr String" calcext:value-type="string">
            <text:p>, info_brwsr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fv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fv}', ''),</text:p>
          </table:table-cell>
          <table:table-cell table:style-name="ce48"/>
          <table:table-cell table:formula="of:=&quot;, &quot; &amp; [player_events.A165] &amp; &quot; &quot; &amp; [player_events.B165]" office:value-type="string" office:string-value=", info_fv String" calcext:value-type="string">
            <text:p>, info_fv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lock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lock}', ''),</text:p>
          </table:table-cell>
          <table:table-cell table:style-name="ce48"/>
          <table:table-cell table:formula="of:=&quot;, &quot; &amp; [player_events.A166] &amp; &quot; &quot; &amp; [player_events.B166]" office:value-type="string" office:string-value=", info_lock String" calcext:value-type="string">
            <text:p>, info_lock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p}', ''),</text:p>
          </table:table-cell>
          <table:table-cell table:style-name="ce48"/>
          <table:table-cell table:formula="of:=&quot;, &quot; &amp; [player_events.A167] &amp; &quot; &quot; &amp; [player_events.B167]" office:value-type="string" office:string-value=", info_p String" calcext:value-type="string">
            <text:p>, info_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q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q}', ''),</text:p>
          </table:table-cell>
          <table:table-cell table:style-name="ce48"/>
          <table:table-cell table:formula="of:=&quot;, &quot; &amp; [player_events.A168] &amp; &quot; &quot; &amp; [player_events.B168]" office:value-type="string" office:string-value=", info_q String" calcext:value-type="string">
            <text:p>, info_q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swc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swch}', ''),</text:p>
          </table:table-cell>
          <table:table-cell table:style-name="ce48"/>
          <table:table-cell table:formula="of:=&quot;, &quot; &amp; [player_events.A169] &amp; &quot; &quot; &amp; [player_events.B169]" office:value-type="string" office:string-value=", info_swch String" calcext:value-type="string">
            <text:p>, info_swch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bld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d}', ''),</text:p>
          </table:table-cell>
          <table:table-cell table:style-name="ce48"/>
          <table:table-cell table:formula="of:=&quot;, &quot; &amp; [player_events.A170] &amp; &quot; &quot; &amp; [player_events.B170]" office:value-type="string" office:string-value=", info_bld String" calcext:value-type="string">
            <text:p>, info_bld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uc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scheme}', ''),</text:p>
          </table:table-cell>
          <table:table-cell table:style-name="ce48"/>
          <table:table-cell table:formula="of:=&quot;, &quot; &amp; [player_events.A171] &amp; &quot; &quot; &amp; [player_events.B171]" office:value-type="string" office:string-value=", info_uc_scheme String" calcext:value-type="string">
            <text:p>, info_uc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uc_host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oalesce(f1.row#&gt;&gt;'{info_uc, netloc}', ''),</text:p>
          </table:table-cell>
          <table:table-cell table:style-name="ce48"/>
          <table:table-cell table:formula="of:=&quot;, &quot; &amp; [player_events.A172] &amp; &quot; &quot; &amp; [player_events.B172]" office:value-type="string" office:string-value=", info_uc_host String" calcext:value-type="string">
            <text:p>, info_uc_host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uc_dirna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dirname}', ''),</text:p>
          </table:table-cell>
          <table:table-cell table:style-name="ce48"/>
          <table:table-cell table:formula="of:=&quot;, &quot; &amp; [player_events.A173] &amp; &quot; &quot; &amp; [player_events.B173]" office:value-type="string" office:string-value=", info_uc_dirname String" calcext:value-type="string">
            <text:p>, info_uc_dirname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uc_filena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filename}', ''),</text:p>
          </table:table-cell>
          <table:table-cell table:style-name="ce48"/>
          <table:table-cell table:formula="of:=&quot;, &quot; &amp; [player_events.A174] &amp; &quot; &quot; &amp; [player_events.B174]" office:value-type="string" office:string-value=", info_uc_filename String" calcext:value-type="string">
            <text:p>, info_uc_filename String</text:p>
          </table:table-cell>
          <table:table-cell table:number-columns-repeated="1018"/>
        </table:table-row>
        <table:table-row table:style-name="ro14">
          <table:table-cell table:style-name="ce39" office:value-type="string" calcext:value-type="string">
            <text:p>info_uid</text:p>
          </table:table-cell>
          <table:table-cell table:style-name="ce39" office:value-type="string" calcext:value-type="string">
            <text:p>String</text:p>
          </table:table-cell>
          <table:table-cell table:style-name="ce43" office:value-type="string" calcext:value-type="string">
            <text:p>case when (f1.row#&gt;&gt;'{info_uid}')&gt;'' then</text:p>
            <text:p>        case when (f1.row#&gt;&gt;'{log_source}')='0'</text:p>
            <text:p>        then</text:p>
            <text:p>                case when (f1.row#&gt;&gt;'{info_uid}')~'^\d+$' </text:p>
            <text:p>                then ((f1.row#&gt;&gt;'{info_uid}')<text:span text:style-name="T3">::float</text:span>::int # 12345)::varchar</text:p>
            <text:p>                else f1.row#&gt;&gt;'{info_uid}' end</text:p>
            <text:p>        else f1.row#&gt;&gt;'{info_uid}'</text:p>
            <text:p>        end</text:p>
            <text:p>Else ''</text:p>
            <text:p>End,</text:p>
          </table:table-cell>
          <table:table-cell table:style-name="ce48"/>
          <table:table-cell table:formula="of:=&quot;, &quot; &amp; [player_events.A175] &amp; &quot; &quot; &amp; [player_events.B175]" office:value-type="string" office:string-value=", info_uid String" calcext:value-type="string">
            <text:p>, info_uid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ux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x, scheme}', ''),</text:p>
          </table:table-cell>
          <table:table-cell table:style-name="ce48"/>
          <table:table-cell table:formula="of:=&quot;, &quot; &amp; [player_events.A176] &amp; &quot; &quot; &amp; [player_events.B176]" office:value-type="string" office:string-value=", info_ux_scheme String" calcext:value-type="string">
            <text:p>, info_ux_scheme String</text:p>
          </table:table-cell>
          <table:table-cell table:number-columns-repeated="1018"/>
        </table:table-row>
        <table:table-row table:style-name="ro15">
          <table:table-cell table:style-name="ce39" office:value-type="string" calcext:value-type="string">
            <text:p>info_ux_host</text:p>
          </table:table-cell>
          <table:table-cell table:style-name="ce39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2">case when f1.row#&gt;&gt;'{info_ux, scheme}'!='undef' </text:span></text:p>
            <text:p><text:span text:style-name="T2">  then f1.row#&gt;&gt;'{info_ux, netloc}'</text:span></text:p>
            <text:p><text:span text:style-name="T2">  else ''</text:span></text:p>
            <text:p><text:span text:style-name="T2">  End,</text:span></text:p>
          </table:table-cell>
          <table:table-cell table:style-name="ce48"/>
          <table:table-cell table:formula="of:=&quot;, &quot; &amp; [player_events.A177] &amp; &quot; &quot; &amp; [player_events.B177]" office:value-type="string" office:string-value=", info_ux_host String" calcext:value-type="string">
            <text:p>, info_ux_host String</text:p>
          </table:table-cell>
          <table:table-cell table:number-columns-repeated="1018"/>
        </table:table-row>
        <table:table-row table:style-name="ro12">
          <table:table-cell table:style-name="ce39" office:value-type="string" calcext:value-type="string">
            <text:p>info_ux_path</text:p>
          </table:table-cell>
          <table:table-cell table:style-name="ce39" office:value-type="string" calcext:value-type="string">
            <text:p>String</text:p>
          </table:table-cell>
          <table:table-cell table:style-name="ce47" office:value-type="string" calcext:value-type="string">
            <text:p>coalesce(</text:p>
            <text:p>  case when f1.row#&gt;&gt;'{info_ux, scheme}'='undef' </text:p>
            <text:p><text:span text:style-name="T5">  then f1.row#&gt;&gt;'{info_ux, netloc}'</text:span></text:p>
            <text:p>  else substring(f1.row#&gt;&gt;'{info_ux, path}' from 21 for 32) -- /api/play/trackinfo/</text:p>
            <text:p>  End, ''),</text:p>
          </table:table-cell>
          <table:table-cell table:style-name="ce48"/>
          <table:table-cell table:formula="of:=&quot;, &quot; &amp; [player_events.A178] &amp; &quot; &quot; &amp; [player_events.B178]" office:value-type="string" office:string-value=", info_ux_path String" calcext:value-type="string">
            <text:p>, info_ux_path String</text:p>
          </table:table-cell>
          <table:table-cell office:value-type="string" calcext:value-type="string">
            <text:p>case when info_ux_scheme='undef' then info_ux_path</text:p>
          </table:table-cell>
          <table:table-cell table:number-columns-repeated="1017"/>
        </table:table-row>
        <table:table-row table:style-name="ro16">
          <table:table-cell table:style-name="ce39" office:value-type="string" calcext:value-type="string">
            <text:p>track_id</text:p>
          </table:table-cell>
          <table:table-cell table:style-name="ce39" office:value-type="string" calcext:value-type="string">
            <text:p>UInt64</text:p>
          </table:table-cell>
          <table:table-cell table:style-name="ce45" office:value-type="string" calcext:value-type="string">
            <text:p>coalesce(f2.id, </text:p>
            <text:p>        case when f1.row#&gt;&gt;'{info_ux, scheme}'='undef' -- track_id or video_id  </text:p>
            <text:p>        then</text:p>
            <text:p>                case when (f1.row#&gt;&gt;'{info_ux, netloc}')~'^\d+$' -- track_id </text:p>
            <text:p>                then (f1.row#&gt;&gt;'{info_ux, netloc}')::float::bigint </text:p>
            <text:p>                end        </text:p>
            <text:p>        else -- /api/play/trackinfo/10214058/ or /api/play/trackinfo/3a11b2d2ce51028daf9f0217b176a3dd/</text:p>
            <text:p>                case when substring(substring(f1.row#&gt;&gt;'{info_ux, path}' from 21 for 32) from '.$') = '/'</text:p>
            <text:p>                then substring(f1.row#&gt;&gt;'{info_ux, path}' from 21 for position('/' in substring(f1.row#&gt;&gt;'{info_ux, path}' from 21 for 32))-1)::bigint</text:p>
            <text:p>                end</text:p>
            <text:p>        end,             </text:p>
            <text:p>        0) as track_id,</text:p>
          </table:table-cell>
          <table:table-cell table:style-name="Default"/>
          <table:table-cell table:formula="of:=&quot;, &quot; &amp; [player_events.A179] &amp; &quot; &quot; &amp; [player_events.B179]" office:value-type="string" office:string-value=", track_id UInt64" calcext:value-type="string">
            <text:p>, track_id UInt64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track_type_id</text:p>
          </table:table-cell>
          <table:table-cell table:style-name="ce39" office:value-type="string" calcext:value-type="string">
            <text:p>UInt8</text:p>
          </table:table-cell>
          <table:table-cell table:style-name="ce45" office:value-type="string" calcext:value-type="string">
            <text:p>case when f1.row#&gt;&gt;'{info_a}' in ('PLADF','PLADF5') then 1 else 0 end as track_type_id, -- coalesce(sign(f2.id), 0),</text:p>
          </table:table-cell>
          <table:table-cell table:style-name="Default"/>
          <table:table-cell table:formula="of:=&quot;, &quot; &amp; [player_events.A180] &amp; &quot; &quot; &amp; [player_events.B180]" office:value-type="string" office:string-value=", track_type_id UInt8" calcext:value-type="string">
            <text:p>, track_type_id UInt8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uthor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1] &amp; &quot; &quot; &amp; [player_events.B181]" office:value-type="string" office:string-value=", author_id Int32" calcext:value-type="string">
            <text:p>, author_id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yast_view_type_id</text:p>
          </table:table-cell>
          <table:table-cell table:style-name="ce39" office:value-type="string" calcext:value-type="string">
            <text:p>Int16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2] &amp; &quot; &quot; &amp; [player_events.B182]" office:value-type="string" office:string-value=", yast_view_type_id Int16" calcext:value-type="string">
            <text:p>, yast_view_type_id Int16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yast_uagent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3] &amp; &quot; &quot; &amp; [player_events.B183]" office:value-type="string" office:string-value=", yast_uagent_id Int32" calcext:value-type="string">
            <text:p>, yast_uagent_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yast_refdomain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4] &amp; &quot; &quot; &amp; [player_events.B184]" office:value-type="string" office:string-value=", yast_refdomain_id Int32" calcext:value-type="string">
            <text:p>, yast_refdomain_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yast_site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5] &amp; &quot; &quot; &amp; [player_events.B185]" office:value-type="string" office:string-value=", yast_site_id Int32" calcext:value-type="string">
            <text:p>, yast_site_id Int32</text:p>
          </table:table-cell>
          <table:table-cell table:number-columns-repeated="1018"/>
        </table:table-row>
        <table:table-row table:style-name="ro12">
          <table:table-cell table:style-name="ce40" office:value-type="string" calcext:value-type="string">
            <text:p>content_id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oalesce(f1.row#&gt;&gt;'{content_id}', f1.row#&gt;&gt;'{vid}', </text:p>
            <text:p>  Case when f1.row#&gt;&gt;'{info_ux, scheme}'='undef' </text:p>
            <text:p>  then f1.row#&gt;&gt;'{info_ux, netloc}'</text:p>
            <text:p>  else substring(f1.row#&gt;&gt;'{info_ux, path}' from 21 for 32) -- /api/play/trackinfo/10214058/</text:p>
            <text:p>  End, ''),</text:p>
          </table:table-cell>
          <table:table-cell table:style-name="Default"/>
          <table:table-cell table:formula="of:=&quot;, &quot; &amp; [player_events.A186] &amp; &quot; &quot; &amp; [player_events.B186]" office:value-type="string" office:string-value=", content_id String" calcext:value-type="string">
            <text:p>, content_id String</text:p>
          </table:table-cell>
          <table:table-cell table:number-columns-repeated="1018"/>
        </table:table-row>
        <table:table-row table:style-name="ro11">
          <table:table-cell table:style-name="ce40" office:value-type="string" calcext:value-type="string">
            <text:p>video_format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oalesce(f1.row#&gt;&gt;'{video_format}', substring(f1.row#&gt;&gt;'{info_uc, fileext}' from 2),''),</text:p>
          </table:table-cell>
          <table:table-cell table:style-name="Default"/>
          <table:table-cell table:formula="of:=&quot;, &quot; &amp; [player_events.A187] &amp; &quot; &quot; &amp; [player_events.B187]" office:value-type="string" office:string-value=", video_format String" calcext:value-type="string">
            <text:p>, video_format String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content_typ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188] &amp; &quot;}', ''),&quot;" office:value-type="string" office:string-value="coalesce(f1.row#&gt;&gt;'{content_type}', '')," calcext:value-type="string">
            <text:p>coalesce(f1.row#&gt;&gt;'{content_type}', ''),</text:p>
          </table:table-cell>
          <table:table-cell table:style-name="Default"/>
          <table:table-cell table:formula="of:=&quot;, &quot; &amp; [player_events.A188] &amp; &quot; &quot; &amp; [player_events.B188]" office:value-type="string" office:string-value=", content_type String" calcext:value-type="string">
            <text:p>, content_type String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content_h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189] &amp; &quot;}', ''),&quot;" office:value-type="string" office:string-value="coalesce(f1.row#&gt;&gt;'{content_hd}', '')," calcext:value-type="string">
            <text:p>coalesce(f1.row#&gt;&gt;'{content_hd}', ''),</text:p>
          </table:table-cell>
          <table:table-cell table:style-name="Default"/>
          <table:table-cell table:formula="of:=&quot;, &quot; &amp; [player_events.A189] &amp; &quot; &quot; &amp; [player_events.B189]" office:value-type="string" office:string-value=", content_hd String" calcext:value-type="string">
            <text:p>, content_hd String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content_adult</text:p>
          </table:table-cell>
          <table:table-cell table:style-name="ce39" office:value-type="string" calcext:value-type="string">
            <text:p>Int8</text:p>
          </table:table-cell>
          <table:table-cell table:style-name="ce42" office:value-type="string" calcext:value-type="string">
            <text:p>-1,</text:p>
          </table:table-cell>
          <table:table-cell table:style-name="Default"/>
          <table:table-cell table:formula="of:=&quot;, &quot; &amp; [player_events.A190] &amp; &quot; &quot; &amp; [player_events.B190]" office:value-type="string" office:string-value=", content_adult Int8" calcext:value-type="string">
            <text:p>, content_adult Int8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stream_server_i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191] &amp; &quot;}', ''),&quot;" office:value-type="string" office:string-value="coalesce(f1.row#&gt;&gt;'{stream_server_id}', '')," calcext:value-type="string">
            <text:p>coalesce(f1.row#&gt;&gt;'{stream_server_id}', ''),</text:p>
          </table:table-cell>
          <table:table-cell table:style-name="Default"/>
          <table:table-cell table:formula="of:=&quot;, &quot; &amp; [player_events.A191] &amp; &quot; &quot; &amp; [player_events.B191]" office:value-type="string" office:string-value=", stream_server_id String" calcext:value-type="string">
            <text:p>, stream_server_id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blck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blck}')::float::bigint, -1),</text:p>
          </table:table-cell>
          <table:table-cell table:style-name="ce48"/>
          <table:table-cell table:formula="of:=&quot;, &quot; &amp; [player_events.A192] &amp; &quot; &quot; &amp; [player_events.B192]" office:value-type="string" office:string-value=", ads_adblck Int32" calcext:value-type="string">
            <text:p>, ads_adblck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cls0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0}')::float::bigint, (f1.row#&gt;&gt;'{ads_adcls}')::float::bigint, -1),</text:p>
          </table:table-cell>
          <table:table-cell table:style-name="ce48"/>
          <table:table-cell table:formula="of:=&quot;, &quot; &amp; [player_events.A193] &amp; &quot; &quot; &amp; [player_events.B193]" office:value-type="string" office:string-value=", ads_adcls0 Int32" calcext:value-type="string">
            <text:p>, ads_adcls0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1}')::float::bigint, -1),</text:p>
          </table:table-cell>
          <table:table-cell table:style-name="ce48"/>
          <table:table-cell table:formula="of:=&quot;, &quot; &amp; [player_events.A194] &amp; &quot; &quot; &amp; [player_events.B194]" office:value-type="string" office:string-value=", ads_adcls1 Int32" calcext:value-type="string">
            <text:p>, ads_adcls1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2}')::float::bigint, -1),</text:p>
          </table:table-cell>
          <table:table-cell table:style-name="ce48"/>
          <table:table-cell table:formula="of:=&quot;, &quot; &amp; [player_events.A195] &amp; &quot; &quot; &amp; [player_events.B195]" office:value-type="string" office:string-value=", ads_adcls2 Int32" calcext:value-type="string">
            <text:p>, ads_adcls2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3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3}')::float::bigint, -1),</text:p>
          </table:table-cell>
          <table:table-cell table:style-name="ce48"/>
          <table:table-cell table:formula="of:=&quot;, &quot; &amp; [player_events.A196] &amp; &quot; &quot; &amp; [player_events.B196]" office:value-type="string" office:string-value=", ads_adcls3 Int32" calcext:value-type="string">
            <text:p>, ads_adcls3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4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4}')::float::bigint, -1),</text:p>
          </table:table-cell>
          <table:table-cell table:style-name="ce48"/>
          <table:table-cell table:formula="of:=&quot;, &quot; &amp; [player_events.A197] &amp; &quot; &quot; &amp; [player_events.B197]" office:value-type="string" office:string-value=", ads_adcls4 Int32" calcext:value-type="string">
            <text:p>, ads_adcls4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5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5}')::float::bigint, -1),</text:p>
          </table:table-cell>
          <table:table-cell table:style-name="ce48"/>
          <table:table-cell table:formula="of:=&quot;, &quot; &amp; [player_events.A198] &amp; &quot; &quot; &amp; [player_events.B198]" office:value-type="string" office:string-value=", ads_adcls5 Int32" calcext:value-type="string">
            <text:p>, ads_adcls5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rule}')::float::bigint, -1),</text:p>
          </table:table-cell>
          <table:table-cell table:style-name="ce48"/>
          <table:table-cell table:formula="of:=&quot;, &quot; &amp; [player_events.A199] &amp; &quot; &quot; &amp; [player_events.B199]" office:value-type="string" office:string-value=", ads_adrule Int32" calcext:value-type="string">
            <text:p>, ads_ad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vp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vpt}')::float::bigint, -1),</text:p>
          </table:table-cell>
          <table:table-cell table:style-name="ce48"/>
          <table:table-cell table:formula="of:=&quot;, &quot; &amp; [player_events.A200] &amp; &quot; &quot; &amp; [player_events.B200]" office:value-type="string" office:string-value=", ads_advpt Int32" calcext:value-type="string">
            <text:p>, ads_advp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vste0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vste0}')::float::bigint, (f1.row#&gt;&gt;'{ads_advste}')::float::bigint, -1),</text:p>
          </table:table-cell>
          <table:table-cell table:style-name="ce48"/>
          <table:table-cell table:formula="of:=&quot;, &quot; &amp; [player_events.A201] &amp; &quot; &quot; &amp; [player_events.B201]" office:value-type="string" office:string-value=", ads_advste0 Int32" calcext:value-type="string">
            <text:p>, ads_advste0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vxl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vxl}')::float::bigint, -1),</text:p>
          </table:table-cell>
          <table:table-cell table:style-name="ce48"/>
          <table:table-cell table:formula="of:=&quot;, &quot; &amp; [player_events.A202] &amp; &quot; &quot; &amp; [player_events.B202]" office:value-type="string" office:string-value=", ads_advxl Int32" calcext:value-type="string">
            <text:p>, ads_advxl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wrpc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wrpc}')::float::bigint, -1),</text:p>
          </table:table-cell>
          <table:table-cell table:style-name="ce48"/>
          <table:table-cell table:formula="of:=&quot;, &quot; &amp; [player_events.A203] &amp; &quot; &quot; &amp; [player_events.B203]" office:value-type="string" office:string-value=", ads_adwrpc Int32" calcext:value-type="string">
            <text:p>, ads_adwrpc Int32</text:p>
          </table:table-cell>
          <table:table-cell table:number-columns-repeated="1018"/>
        </table:table-row>
        <table:table-row table:style-name="ro5">
          <table:table-cell table:style-name="ce39" office:value-type="string" calcext:value-type="string">
            <text:p>ads_f0_type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ase when f1.row#&gt;&gt;'{ads_fm0}'&gt;'' then 'm'</text:p>
            <text:p>when f1.row#&gt;&gt;'{ads_fs0}'&gt;'' then 's'</text:p>
            <text:p>when f1.row#&gt;&gt;'{ads_fj0}'&gt;'' then 'j' end,</text:p>
          </table:table-cell>
          <table:table-cell table:style-name="ce48"/>
          <table:table-cell table:formula="of:=&quot;, &quot; &amp; [player_events.A204] &amp; &quot; &quot; &amp; [player_events.B204]" office:value-type="string" office:string-value=", ads_f0_type String" calcext:value-type="string">
            <text:p>, ads_f0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f_value0</text:p>
          </table:table-cell>
          <table:table-cell table:style-name="ce39" office:value-type="string" calcext:value-type="string">
            <text:p>Int32</text:p>
          </table:table-cell>
          <table:table-cell table:style-name="ce46" office:value-type="string" calcext:value-type="string">
            <text:p>coalesce((f1.row#&gt;&gt;'{ads_fm1}')::float::bigint, (f1.row#&gt;&gt;'{ads_fs1}')::float::bigint, (f1.row#&gt;&gt;'{ads_fj1}')::float::bigint, -1),</text:p>
          </table:table-cell>
          <table:table-cell table:style-name="ce48"/>
          <table:table-cell table:formula="of:=&quot;, &quot; &amp; [player_events.A205] &amp; &quot; &quot; &amp; [player_events.B205]" office:value-type="string" office:string-value=", ads_f_value0 Int32" calcext:value-type="string">
            <text:p>, ads_f_value0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adtou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adtout}')::float::bigint, -1),</text:p>
          </table:table-cell>
          <table:table-cell table:style-name="ce48"/>
          <table:table-cell table:formula="of:=&quot;, &quot; &amp; [player_events.A206] &amp; &quot; &quot; &amp; [player_events.B206]" office:value-type="string" office:string-value=", info_adtout Int32" calcext:value-type="string">
            <text:p>, info_adtou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ap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aprule}')::float::bigint, -1),</text:p>
          </table:table-cell>
          <table:table-cell table:style-name="ce48"/>
          <table:table-cell table:formula="of:=&quot;, &quot; &amp; [player_events.A207] &amp; &quot; &quot; &amp; [player_events.B207]" office:value-type="string" office:string-value=", info_aprule Int32" calcext:value-type="string">
            <text:p>, info_ap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itr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bitr}')::float::bigint, -1),</text:p>
          </table:table-cell>
          <table:table-cell table:style-name="ce48"/>
          <table:table-cell table:formula="of:=&quot;, &quot; &amp; [player_events.A208] &amp; &quot; &quot; &amp; [player_events.B208]" office:value-type="string" office:string-value=", info_bitr Int32" calcext:value-type="string">
            <text:p>, info_bitr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blt}')::float::bigint, -1),</text:p>
          </table:table-cell>
          <table:table-cell table:style-name="ce48"/>
          <table:table-cell table:formula="of:=&quot;, &quot; &amp; [player_events.A209] &amp; &quot; &quot; &amp; [player_events.B209]" office:value-type="string" office:string-value=", info_blt Int32" calcext:value-type="string">
            <text:p>, info_bl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w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bw}')::float::bigint, -1),</text:p>
          </table:table-cell>
          <table:table-cell table:style-name="ce48"/>
          <table:table-cell table:formula="of:=&quot;, &quot; &amp; [player_events.A210] &amp; &quot; &quot; &amp; [player_events.B210]" office:value-type="string" office:string-value=", info_bw Int32" calcext:value-type="string">
            <text:p>, info_bw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cl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clt}')::float::bigint, -1),</text:p>
          </table:table-cell>
          <table:table-cell table:style-name="ce48"/>
          <table:table-cell table:formula="of:=&quot;, &quot; &amp; [player_events.A211] &amp; &quot; &quot; &amp; [player_events.B211]" office:value-type="string" office:string-value=", info_clt Int32" calcext:value-type="string">
            <text:p>, info_cl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cp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cpt}')::float::bigint, -1),</text:p>
          </table:table-cell>
          <table:table-cell table:style-name="ce48"/>
          <table:table-cell table:formula="of:=&quot;, &quot; &amp; [player_events.A212] &amp; &quot; &quot; &amp; [player_events.B212]" office:value-type="string" office:string-value=", info_cpt Int32" calcext:value-type="string">
            <text:p>, info_cp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dur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dur}')::float::bigint, -1),</text:p>
          </table:table-cell>
          <table:table-cell table:style-name="ce48"/>
          <table:table-cell table:formula="of:=&quot;, &quot; &amp; [player_events.A213] &amp; &quot; &quot; &amp; [player_events.B213]" office:value-type="string" office:string-value=", info_dur Int32" calcext:value-type="string">
            <text:p>, info_dur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end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end}')::float::bigint, -1),</text:p>
          </table:table-cell>
          <table:table-cell table:style-name="ce48"/>
          <table:table-cell table:formula="of:=&quot;, &quot; &amp; [player_events.A214] &amp; &quot; &quot; &amp; [player_events.B214]" office:value-type="string" office:string-value=", info_end Int32" calcext:value-type="string">
            <text:p>, info_en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frmd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frmd}')::float::bigint, -1),</text:p>
          </table:table-cell>
          <table:table-cell table:style-name="ce48"/>
          <table:table-cell table:formula="of:=&quot;, &quot; &amp; [player_events.A215] &amp; &quot; &quot; &amp; [player_events.B215]" office:value-type="string" office:string-value=", info_frmd Int32" calcext:value-type="string">
            <text:p>, info_frmd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liv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live}')::float::bigint, -1),</text:p>
          </table:table-cell>
          <table:table-cell table:style-name="ce48"/>
          <table:table-cell table:formula="of:=&quot;, &quot; &amp; [player_events.A216] &amp; &quot; &quot; &amp; [player_events.B216]" office:value-type="string" office:string-value=", info_live Int32" calcext:value-type="string">
            <text:p>, info_liv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l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lt}')::float::bigint, -1),</text:p>
          </table:table-cell>
          <table:table-cell table:style-name="ce48"/>
          <table:table-cell table:formula="of:=&quot;, &quot; &amp; [player_events.A217] &amp; &quot; &quot; &amp; [player_events.B217]" office:value-type="string" office:string-value=", info_lt Int32" calcext:value-type="string">
            <text:p>, info_l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lx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lxt}')::float::bigint, -1),</text:p>
          </table:table-cell>
          <table:table-cell table:style-name="ce48"/>
          <table:table-cell table:formula="of:=&quot;, &quot; &amp; [player_events.A218] &amp; &quot; &quot; &amp; [player_events.B218]" office:value-type="string" office:string-value=", info_lxt Int32" calcext:value-type="string">
            <text:p>, info_lxt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mid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mid}')::float::int, -1),</text:p>
          </table:table-cell>
          <table:table-cell table:style-name="ce48"/>
          <table:table-cell table:formula="of:=&quot;, &quot; &amp; [player_events.A219] &amp; &quot; &quot; &amp; [player_events.B219]" office:value-type="string" office:string-value=", info_mid Int32" calcext:value-type="string">
            <text:p>, info_m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n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n}')::float::bigint, -1),</text:p>
          </table:table-cell>
          <table:table-cell table:style-name="ce48"/>
          <table:table-cell table:formula="of:=&quot;, &quot; &amp; [player_events.A220] &amp; &quot; &quot; &amp; [player_events.B220]" office:value-type="string" office:string-value=", info_n Int32" calcext:value-type="string">
            <text:p>, info_n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aus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pause}')::float::bigint, -1),</text:p>
          </table:table-cell>
          <table:table-cell table:style-name="ce48"/>
          <table:table-cell table:formula="of:=&quot;, &quot; &amp; [player_events.A221] &amp; &quot; &quot; &amp; [player_events.B221]" office:value-type="string" office:string-value=", info_pause Int32" calcext:value-type="string">
            <text:p>, info_paus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l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pl}')::float::bigint, -1),</text:p>
          </table:table-cell>
          <table:table-cell table:style-name="ce48"/>
          <table:table-cell table:formula="of:=&quot;, &quot; &amp; [player_events.A222] &amp; &quot; &quot; &amp; [player_events.B222]" office:value-type="string" office:string-value=", info_pl Int32" calcext:value-type="string">
            <text:p>, info_pl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ldf_pl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pldf_pl}')::float::bigint, -1),</text:p>
          </table:table-cell>
          <table:table-cell table:style-name="ce48"/>
          <table:table-cell table:formula="of:=&quot;, &quot; &amp; [player_events.A223] &amp; &quot; &quot; &amp; [player_events.B223]" office:value-type="string" office:string-value=", info_pldf_pl Int32" calcext:value-type="string">
            <text:p>, info_pldf_pl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qu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qurule}')::float::bigint, -1),</text:p>
          </table:table-cell>
          <table:table-cell table:style-name="ce48"/>
          <table:table-cell table:formula="of:=&quot;, &quot; &amp; [player_events.A224] &amp; &quot; &quot; &amp; [player_events.B224]" office:value-type="string" office:string-value=", info_qurule Int32" calcext:value-type="string">
            <text:p>, info_qu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sum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resume}')::float::bigint, -1),</text:p>
          </table:table-cell>
          <table:table-cell table:style-name="ce48"/>
          <table:table-cell table:formula="of:=&quot;, &quot; &amp; [player_events.A225] &amp; &quot; &quot; &amp; [player_events.B225]" office:value-type="string" office:string-value=", info_resume Int32" calcext:value-type="string">
            <text:p>, info_resum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rt}')::float::bigint, -1),</text:p>
          </table:table-cell>
          <table:table-cell table:style-name="ce48"/>
          <table:table-cell table:formula="of:=&quot;, &quot; &amp; [player_events.A226] &amp; &quot; &quot; &amp; [player_events.B226]" office:value-type="string" office:string-value=", info_rt Int32" calcext:value-type="string">
            <text:p>, info_r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scrn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scrn}')::float::bigint, -1),</text:p>
          </table:table-cell>
          <table:table-cell table:style-name="ce48"/>
          <table:table-cell table:formula="of:=&quot;, &quot; &amp; [player_events.A227] &amp; &quot; &quot; &amp; [player_events.B227]" office:value-type="string" office:string-value=", info_scrn Int32" calcext:value-type="string">
            <text:p>, info_scrn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st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strule}')::float::bigint, -1),</text:p>
          </table:table-cell>
          <table:table-cell table:style-name="ce48"/>
          <table:table-cell table:formula="of:=&quot;, &quot; &amp; [player_events.A228] &amp; &quot; &quot; &amp; [player_events.B228]" office:value-type="string" office:string-value=", info_strule Int32" calcext:value-type="string">
            <text:p>, info_st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th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thrule}')::float::bigint, -1),</text:p>
          </table:table-cell>
          <table:table-cell table:style-name="ce48"/>
          <table:table-cell table:formula="of:=&quot;, &quot; &amp; [player_events.A229] &amp; &quot; &quot; &amp; [player_events.B229]" office:value-type="string" office:string-value=", info_thrule Int32" calcext:value-type="string">
            <text:p>, info_th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ts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ts}')::float::bigint, -1),</text:p>
          </table:table-cell>
          <table:table-cell table:style-name="ce48"/>
          <table:table-cell table:formula="of:=&quot;, &quot; &amp; [player_events.A230] &amp; &quot; &quot; &amp; [player_events.B230]" office:value-type="string" office:string-value=", info_ts Int32" calcext:value-type="string">
            <text:p>, info_ts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xmltou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xmltout}')::float::bigint, -1),</text:p>
          </table:table-cell>
          <table:table-cell table:style-name="ce48"/>
          <table:table-cell table:formula="of:=&quot;, &quot; &amp; [player_events.A231] &amp; &quot; &quot; &amp; [player_events.B231]" office:value-type="string" office:string-value=", info_xmltout Int32" calcext:value-type="string">
            <text:p>, info_xmltou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1}')::float::bigint, -1),</text:p>
          </table:table-cell>
          <table:table-cell table:style-name="ce48"/>
          <table:table-cell table:formula="of:=&quot;, &quot; &amp; [player_events.A232] &amp; &quot; &quot; &amp; [player_events.B232]" office:value-type="string" office:string-value=", buffer_reb1 Int32" calcext:value-type="string">
            <text:p>, buffer_reb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2}')::float::bigint, -1),</text:p>
          </table:table-cell>
          <table:table-cell table:style-name="ce48"/>
          <table:table-cell table:formula="of:=&quot;, &quot; &amp; [player_events.A233] &amp; &quot; &quot; &amp; [player_events.B233]" office:value-type="string" office:string-value=", buffer_reb2 Int32" calcext:value-type="string">
            <text:p>, buffer_reb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eek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eek1}')::float::bigint, -1),</text:p>
          </table:table-cell>
          <table:table-cell table:style-name="ce48"/>
          <table:table-cell table:formula="of:=&quot;, &quot; &amp; [player_events.A234] &amp; &quot; &quot; &amp; [player_events.B234]" office:value-type="string" office:string-value=", buffer_rebseek1 Int32" calcext:value-type="string">
            <text:p>, buffer_rebseek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eek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eek2}')::float::bigint, -1),</text:p>
          </table:table-cell>
          <table:table-cell table:style-name="ce48"/>
          <table:table-cell table:formula="of:=&quot;, &quot; &amp; [player_events.A235] &amp; &quot; &quot; &amp; [player_events.B235]" office:value-type="string" office:string-value=", buffer_rebseek2 Int32" calcext:value-type="string">
            <text:p>, buffer_rebseek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hift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hift1}')::float::bigint, -1),</text:p>
          </table:table-cell>
          <table:table-cell table:style-name="ce48"/>
          <table:table-cell table:formula="of:=&quot;, &quot; &amp; [player_events.A236] &amp; &quot; &quot; &amp; [player_events.B236]" office:value-type="string" office:string-value=", buffer_rebshift1 Int32" calcext:value-type="string">
            <text:p>, buffer_rebshift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hift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hift2}')::float::bigint, -1),</text:p>
          </table:table-cell>
          <table:table-cell table:style-name="ce48"/>
          <table:table-cell table:formula="of:=&quot;, &quot; &amp; [player_events.A237] &amp; &quot; &quot; &amp; [player_events.B237]" office:value-type="string" office:string-value=", buffer_rebshift2 Int32" calcext:value-type="string">
            <text:p>, buffer_rebshift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buf0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buf01}')::float::bigint, -1),</text:p>
          </table:table-cell>
          <table:table-cell table:style-name="ce48"/>
          <table:table-cell table:formula="of:=&quot;, &quot; &amp; [player_events.A238] &amp; &quot; &quot; &amp; [player_events.B238]" office:value-type="string" office:string-value=", buffer_buf01 Int32" calcext:value-type="string">
            <text:p>, buffer_buf01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buffer_buflen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buflen}')::float::bigint, -1),</text:p>
          </table:table-cell>
          <table:table-cell/>
          <table:table-cell table:formula="of:=&quot;, &quot; &amp; [player_events.A239] &amp; &quot; &quot; &amp; [player_events.B239]" office:value-type="string" office:string-value=", buffer_buflen Int32" calcext:value-type="string">
            <text:p>, buffer_buflen Int32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39" office:value-type="string" calcext:value-type="string">
            <text:p>p2p</text:p>
          </table:table-cell>
          <table:table-cell table:style-name="ce39" office:value-type="string" calcext:value-type="string">
            <text:p>Int64</text:p>
          </table:table-cell>
          <table:table-cell table:style-name="ce42" table:formula="of:=&quot;coalesce((f1.row#&gt;&gt;'{&quot; &amp; [.A240] &amp;  &quot;}')::bigint, -1),&quot;" office:value-type="string" office:string-value="coalesce((f1.row#&gt;&gt;'{p2p}')::bigint, -1)," calcext:value-type="string">
            <text:p>coalesce((f1.row#&gt;&gt;'{p2p}')::bigint, -1),</text:p>
          </table:table-cell>
          <table:table-cell/>
          <table:table-cell table:formula="of:=&quot;, &quot; &amp; [player_events.A240] &amp; &quot; &quot; &amp; [player_events.B240]" office:value-type="string" office:string-value=", p2p Int64" calcext:value-type="string">
            <text:p>, p2p Int64</text:p>
          </table:table-cell>
          <table:table-cell/>
          <table:table-cell table:style-name="Default"/>
          <table:table-cell table:number-columns-repeated="1016"/>
        </table:table-row>
        <table:table-row table:style-name="ro10">
          <table:table-cell table:style-name="ce39" office:value-type="string" calcext:value-type="string">
            <text:p>p2p_edge</text:p>
          </table:table-cell>
          <table:table-cell table:style-name="ce39" office:value-type="string" calcext:value-type="string">
            <text:p>Int64</text:p>
          </table:table-cell>
          <table:table-cell table:style-name="ce42" table:formula="of:=&quot;coalesce((f1.row#&gt;&gt;'{&quot; &amp; [.A241] &amp;  &quot;}')::bigint, -1),&quot;" office:value-type="string" office:string-value="coalesce((f1.row#&gt;&gt;'{p2p_edge}')::bigint, -1)," calcext:value-type="string">
            <text:p>coalesce((f1.row#&gt;&gt;'{p2p_edge}')::bigint, -1),</text:p>
          </table:table-cell>
          <table:table-cell/>
          <table:table-cell table:formula="of:=&quot;, &quot; &amp; [player_events.A241] &amp; &quot; &quot; &amp; [player_events.B241]" office:value-type="string" office:string-value=", p2p_edge Int64" calcext:value-type="string">
            <text:p>, p2p_edge Int64</text:p>
          </table:table-cell>
          <table:table-cell table:style-name="ce41"/>
          <table:table-cell table:number-columns-repeated="1017"/>
        </table:table-row>
        <table:table-row table:style-name="ro10">
          <table:table-cell table:style-name="ce40" office:value-type="string" calcext:value-type="string">
            <text:p>p2p_up</text:p>
          </table:table-cell>
          <table:table-cell table:style-name="ce39" office:value-type="string" calcext:value-type="string">
            <text:p>Int64</text:p>
          </table:table-cell>
          <table:table-cell table:style-name="ce42" table:formula="of:=&quot;coalesce((f1.row#&gt;&gt;'{&quot; &amp; [.A242] &amp;  &quot;}')::bigint, -1),&quot;" office:value-type="string" office:string-value="coalesce((f1.row#&gt;&gt;'{p2p_up}')::bigint, -1)," calcext:value-type="string">
            <text:p>coalesce((f1.row#&gt;&gt;'{p2p_up}')::bigint, -1),</text:p>
          </table:table-cell>
          <table:table-cell/>
          <table:table-cell table:formula="of:=&quot;, &quot; &amp; [player_events.A242] &amp; &quot; &quot; &amp; [player_events.B242]" office:value-type="string" office:string-value=", p2p_up Int64" calcext:value-type="string">
            <text:p>, p2p_up Int64</text:p>
          </table:table-cell>
          <table:table-cell table:style-name="ce41"/>
          <table:table-cell table:number-columns-repeated="1017"/>
        </table:table-row>
        <table:table-row table:style-name="ro10">
          <table:table-cell table:style-name="ce40" office:value-type="string" calcext:value-type="string">
            <text:p>p2p_peer</text:p>
          </table:table-cell>
          <table:table-cell table:style-name="ce39" office:value-type="string" calcext:value-type="string">
            <text:p>Int32</text:p>
          </table:table-cell>
          <table:table-cell table:style-name="ce42" table:formula="of:=&quot;coalesce((f1.row#&gt;&gt;'{&quot; &amp; [.A243] &amp;  &quot;}')::bigint, -1),&quot;" office:value-type="string" office:string-value="coalesce((f1.row#&gt;&gt;'{p2p_peer}')::bigint, -1)," calcext:value-type="string">
            <text:p>coalesce((f1.row#&gt;&gt;'{p2p_peer}')::bigint, -1),</text:p>
          </table:table-cell>
          <table:table-cell/>
          <table:table-cell table:formula="of:=&quot;, &quot; &amp; [player_events.A243] &amp; &quot; &quot; &amp; [player_events.B243]" office:value-type="string" office:string-value=", p2p_peer Int32" calcext:value-type="string">
            <text:p>, p2p_peer Int32</text:p>
          </table:table-cell>
          <table:table-cell table:style-name="ce41"/>
          <table:table-cell table:number-columns-repeated="1017"/>
        </table:table-row>
        <table:table-row table:style-name="ro10">
          <table:table-cell table:style-name="ce39" office:value-type="string" calcext:value-type="string">
            <text:p>err_log_unknow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244] &amp; &quot;}', ''),&quot;" office:value-type="string" office:string-value="coalesce(f1.row#&gt;&gt;'{err_log_unknown}', '')," calcext:value-type="string">
            <text:p>coalesce(f1.row#&gt;&gt;'{err_log_unknown}', ''),</text:p>
          </table:table-cell>
          <table:table-cell/>
          <table:table-cell table:formula="of:=&quot;, &quot; &amp; [player_events.A244] &amp; &quot; &quot; &amp; [player_events.B244]" office:value-type="string" office:string-value=", err_log_unknown String" calcext:value-type="string">
            <text:p>, err_log_unknown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err_log_ba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245] &amp; &quot;}', '')&quot;" office:value-type="string" office:string-value="coalesce(f1.row#&gt;&gt;'{err_log_bad}', '')" calcext:value-type="string">
            <text:p>coalesce(f1.row#&gt;&gt;'{err_log_bad}', '')</text:p>
          </table:table-cell>
          <table:table-cell/>
          <table:table-cell table:formula="of:=&quot;, &quot; &amp; [player_events.A245] &amp; &quot; &quot; &amp; [player_events.B245]" office:value-type="string" office:string-value=", err_log_bad String" calcext:value-type="string">
            <text:p>, err_log_bad String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table:formula="of:=&quot;) ENGINE = ReplicatedMergeTree('/clickhouse/tables/fact/&quot; &amp; [ads_adxref_query.$B$2] &amp; &quot;', '{host}', dt, toUInt64(user_id), (dt, log_source, toUInt64(user_id)), 8192)&quot;" office:value-type="string" office:string-value=") ENGINE = ReplicatedMergeTree('/clickhouse/tables/fact/player_events_v5', '{host}', dt, toUInt64(user_id), (dt, log_source, toUInt64(user_id)), 8192)" calcext:value-type="string">
            <text:p>) ENGINE = ReplicatedMergeTree('/clickhouse/tables/fact/player_events_v5', '{host}', dt, toUInt64(user_id), (dt, log_source, toUInt64(user_id)), 8192)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table:formula="of:=&quot;-- drop table fact.&quot; &amp; [ads_adxref_query.$B$2]" office:value-type="string" office:string-value="-- drop table fact.player_events_v5" calcext:value-type="string">
            <text:p>-- drop table fact.player_events_v5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-- rename table fact.player_events_v5 to fact.player_events_v5_bak20170421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4"/>
          <table:table-cell table:style-name="ce52" office:value-type="string" calcext:value-type="string">
            <text:p>{% for qr_ads_adxref_query_row in qr_ads_adxref_query_list %} <text:s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{% with query_param_=qr_ads_adxref_query_row|first %} <text:s text:c="36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coalesce(f1.row#&gt;&gt;'{ads_adxref, query, {{query_param_}}}', ''), <text:s text:c="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{% endwith %} <text:s text:c="5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{% endfor %} <text:s text:c="2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-- coalesce(f1.row#&gt;&gt;'{ads_adxref, query}', ''), <text:s text:c="3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Default"/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2"/>
          <table:table-cell table:style-name="Default"/>
          <table:table-cell table:number-columns-repeated="1020"/>
        </table:table-row>
        <table:table-row table:style-name="ro8" table:number-rows-repeated="5">
          <table:table-cell table:number-columns-repeated="1023"/>
        </table:table-row>
        <table:table-row table:style-name="ro8" table:number-rows-repeated="6">
          <table:table-cell table:style-name="Default"/>
          <table:table-cell table:number-columns-repeated="1022"/>
        </table:table-row>
        <table:table-row table:style-name="ro8" table:number-rows-repeated="1048306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yast" table:style-name="ta1">
        <table:table-column table:style-name="co38" table:default-cell-style-name="Default"/>
        <table:table-column table:style-name="co39" table:default-cell-style-name="ce15"/>
        <table:table-column table:style-name="co40" table:default-cell-style-name="Default"/>
        <table:table-column table:style-name="co41" table:default-cell-style-name="ce65"/>
        <table:table-column table:style-name="co42" table:default-cell-style-name="Default"/>
        <table:table-column table:style-name="co2" table:number-columns-repeated="1019" table:default-cell-style-name="Default"/>
        <table:table-row table:style-name="ro17">
          <table:table-cell table:style-name="ce53" office:value-type="string" calcext:value-type="string">
            <text:p>(!) Имена и типы данных результата выполнения SELECT-а должны точно совпадать со структурой таблицы, в которую вставляются данные, или с указанным списком столбцов.</text:p>
          </table:table-cell>
          <table:table-cell table:style-name="ce59"/>
          <table:table-cell table:style-name="ce60" table:number-columns-repeated="2"/>
          <table:table-cell table:style-name="ce59" table:number-columns-repeated="7"/>
          <table:table-cell table:style-name="ce69" table:number-columns-repeated="1013"/>
        </table:table-row>
        <table:table-row table:style-name="ro1">
          <table:table-cell/>
          <table:table-cell table:style-name="Default"/>
          <table:table-cell table:style-name="ce15" office:value-type="string" calcext:value-type="string">
            <text:p>(dt, log_source, toUInt64(user_id)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2" table:number-rows-spanned="1">
            <text:p>yast (fact.views)</text:p>
          </table:table-cell>
          <table:covered-table-cell table:style-name="ce20"/>
          <table:table-cell table:style-name="ce61" office:value-type="string" calcext:value-type="string">
            <text:p>insert into fact.player_events(</text:p>
          </table:table-cell>
          <table:table-cell table:style-name="ce20"/>
          <table:table-cell table:style-name="ce20" office:value-type="string" calcext:value-type="string">
            <text:p>SELECT</text:p>
          </table:table-cell>
          <table:table-cell table:style-name="ce20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log_source,</text:p>
          </table:table-cell>
          <table:table-cell table:style-name="ce54" office:value-type="string" calcext:value-type="string">
            <text:p>Int8</text:p>
          </table:table-cell>
          <table:table-cell table:style-name="ce67" table:formula="of:=&quot;cast(&quot; &amp; [yast.A4] &amp; &quot; as &quot; &amp; [yast.D4] &amp; &quot;) as &quot; &amp;[yast.C4]" office:value-type="string" office:string-value="cast(1 as Int8) as log_source," calcext:value-type="string">
            <text:p>cast(1 as Int8) as log_source,</text:p>
          </table:table-cell>
          <table:table-cell table:style-name="ce20" table:number-columns-repeated="1019"/>
        </table:table-row>
        <table:table-row table:style-name="ro1">
          <table:table-cell table:style-name="ce54" office:value-type="string" calcext:value-type="string">
            <text:p>dt</text:p>
          </table:table-cell>
          <table:table-cell table:style-name="ce54" office:value-type="string" calcext:value-type="string">
            <text:p>Date</text:p>
          </table:table-cell>
          <table:table-cell table:style-name="ce62" office:value-type="string" calcext:value-type="string">
            <text:p>dt,</text:p>
          </table:table-cell>
          <table:table-cell table:style-name="ce54" office:value-type="string" calcext:value-type="string">
            <text:p>Date</text:p>
          </table:table-cell>
          <table:table-cell table:formula="of:=[yast.A5]&amp;&quot;,&quot;" office:value-type="string" office:string-value="dt," calcext:value-type="string">
            <text:p>dt,</text:p>
          </table:table-cell>
          <table:table-cell table:number-columns-repeated="1019"/>
        </table:table-row>
        <table:table-row table:style-name="ro1">
          <table:table-cell table:style-name="ce54" office:value-type="string" calcext:value-type="string">
            <text:p>ts</text:p>
          </table:table-cell>
          <table:table-cell table:style-name="ce54" office:value-type="string" calcext:value-type="string">
            <text:p>UInt32</text:p>
          </table:table-cell>
          <table:table-cell table:style-name="ce63" office:value-type="string" calcext:value-type="string">
            <text:p>ts,</text:p>
          </table:table-cell>
          <table:table-cell table:style-name="ce54" office:value-type="string" calcext:value-type="string">
            <text:p>UInt32</text:p>
          </table:table-cell>
          <table:table-cell table:formula="of:=[yast.A6]&amp;&quot;,&quot;" office:value-type="string" office:string-value="ts," calcext:value-type="string">
            <text:p>ts,</text:p>
          </table:table-cell>
          <table:table-cell table:number-columns-repeated="1019"/>
        </table:table-row>
        <table:table-row table:style-name="ro1">
          <table:table-cell table:style-name="ce55" office:value-type="string" calcext:value-type="string">
            <text:p>track_id</text:p>
          </table:table-cell>
          <table:table-cell table:style-name="ce55" office:value-type="string" calcext:value-type="string">
            <text:p>UInt32</text:p>
          </table:table-cell>
          <table:table-cell table:style-name="ce55" office:value-type="string" calcext:value-type="string">
            <text:p>track_id,</text:p>
          </table:table-cell>
          <table:table-cell office:value-type="string" calcext:value-type="string">
            <text:p>UInt64</text:p>
          </table:table-cell>
          <table:table-cell table:style-name="ce67" table:formula="of:=&quot;cast(&quot; &amp; [yast.A7] &amp; &quot; as &quot; &amp; [yast.D7] &amp; &quot;) as &quot; &amp;[yast.C7]" office:value-type="string" office:string-value="cast(track_id as UInt64) as track_id," calcext:value-type="string">
            <text:p>cast(track_id as UInt64) as track_id,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uthor_id</text:p>
          </table:table-cell>
          <table:table-cell table:style-name="ce56" office:value-type="string" calcext:value-type="string">
            <text:p>UInt32</text:p>
          </table:table-cell>
          <table:table-cell table:style-name="ce56" office:value-type="string" calcext:value-type="string">
            <text:p>author_id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8] &amp; &quot; as &quot; &amp; [yast.D8] &amp; &quot;) as &quot; &amp;[yast.C8]" office:value-type="string" office:string-value="cast(author_id as Int32) as author_id," calcext:value-type="string">
            <text:p>cast(author_id as Int32) as author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_type_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yast_view_type_id,</text:p>
          </table:table-cell>
          <table:table-cell office:value-type="string" calcext:value-type="string">
            <text:p>Int16</text:p>
          </table:table-cell>
          <table:table-cell table:style-name="ce67" table:formula="of:=&quot;cast(&quot; &amp; [yast.A9] &amp; &quot; as &quot; &amp; [yast.D9] &amp; &quot;) as &quot; &amp;[yast.C9]" office:value-type="string" office:string-value="cast(view_type_id as Int16) as yast_view_type_id," calcext:value-type="string">
            <text:p>cast(view_type_id as Int16) as yast_view_typ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_id</text:p>
          </table:table-cell>
          <table:table-cell office:value-type="string" calcext:value-type="string">
            <text:p>UInt64</text:p>
          </table:table-cell>
          <table:table-cell office:value-type="string" calcext:value-type="string">
            <text:p>ip,</text:p>
          </table:table-cell>
          <table:table-cell office:value-type="string" calcext:value-type="string">
            <text:p>UInt32</text:p>
          </table:table-cell>
          <table:table-cell table:style-name="ce67" table:formula="of:=&quot;cast(&quot; &amp; [yast.A10] &amp; &quot; as &quot; &amp; [yast.D10] &amp; &quot;) as &quot; &amp;[yast.C10]" office:value-type="string" office:string-value="cast(ip_id as UInt32) as ip," calcext:value-type="string">
            <text:p>cast(ip_id as UInt32) as ip,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geo_city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city_id,</text:p>
          </table:table-cell>
          <table:table-cell table:style-name="ce15" office:value-type="string" calcext:value-type="string">
            <text:p>UInt32</text:p>
          </table:table-cell>
          <table:table-cell table:formula="of:=[yast.A11]&amp;&quot;,&quot;" office:value-type="string" office:string-value="geo_city_id," calcext:value-type="string">
            <text:p>geo_city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_reg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region_id,</text:p>
          </table:table-cell>
          <table:table-cell table:style-name="ce15" office:value-type="string" calcext:value-type="string">
            <text:p>UInt32</text:p>
          </table:table-cell>
          <table:table-cell table:formula="of:=[yast.A12]&amp;&quot;,&quot;" office:value-type="string" office:string-value="geo_region_id," calcext:value-type="string">
            <text:p>geo_reg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o_country,</text:p>
          </table:table-cell>
          <table:table-cell office:value-type="string" calcext:value-type="string">
            <text:p>FixedString(2)</text:p>
          </table:table-cell>
          <table:table-cell table:style-name="ce67" table:formula="of:=&quot;cast(&quot; &amp; [yast.A13] &amp; &quot; as &quot; &amp; [yast.D13] &amp; &quot;) as &quot; &amp;[yast.C13]" office:value-type="string" office:string-value="cast(cc2 as FixedString(2)) as geo_country," calcext:value-type="string">
            <text:p>cast(cc2 as FixedString(2)) as geo_country,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uagent_id</text:p>
          </table:table-cell>
          <table:table-cell table:style-name="ce56" office:value-type="string" calcext:value-type="string">
            <text:p>UInt32</text:p>
          </table:table-cell>
          <table:table-cell table:style-name="ce57" office:value-type="string" calcext:value-type="string">
            <text:p>yast_uagent_id,</text:p>
          </table:table-cell>
          <table:table-cell table:style-name="ce66" office:value-type="string" calcext:value-type="string">
            <text:p>Int32</text:p>
          </table:table-cell>
          <table:table-cell table:style-name="ce67" table:formula="of:=&quot;cast(&quot; &amp; [yast.A14] &amp; &quot; as &quot; &amp; [yast.D14] &amp; &quot;) as &quot; &amp;[yast.C14]" office:value-type="string" office:string-value="cast(uagent_id as Int32) as yast_uagent_id," calcext:value-type="string">
            <text:p>cast(uagent_id as Int32) as yast_uagent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fo_uid,</text:p>
          </table:table-cell>
          <table:table-cell office:value-type="string" calcext:value-type="string">
            <text:p>String</text:p>
          </table:table-cell>
          <table:table-cell table:style-name="ce67" table:formula="of:=&quot;cast(&quot; &amp; [yast.A15] &amp; &quot; as &quot; &amp; [yast.D15] &amp; &quot;) as &quot; &amp;[yast.C15]" office:value-type="string" office:string-value="cast(user_id as String) as info_uid," calcext:value-type="string">
            <text:p>cast(user_id as String) as info_u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fo_cid,</text:p>
          </table:table-cell>
          <table:table-cell office:value-type="string" calcext:value-type="string">
            <text:p>FixedString(32)</text:p>
          </table:table-cell>
          <table:table-cell table:style-name="ce68" table:formula="of:=&quot;cast(replaceAll(substring(&quot; &amp; [yast.A16] &amp; &quot;,1,36), '-', '') as &quot; &amp; [yast.D16] &amp; &quot;) as &quot; &amp; [yast.C16]" office:value-type="string" office:string-value="cast(replaceAll(substring(session,1,36), '-', '') as FixedString(32)) as info_cid," calcext:value-type="string">
            <text:p>cast(replaceAll(substring(session,1,36), '-', '') as FixedString(32)) as info_c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int64</text:p>
          </table:table-cell>
          <table:table-cell office:value-type="string" calcext:value-type="string">
            <text:p>Int64</text:p>
          </table:table-cell>
          <table:table-cell table:style-name="ce64" office:value-type="string" calcext:value-type="string">
            <text:p>user_id,</text:p>
          </table:table-cell>
          <table:table-cell table:style-name="ce15" office:value-type="string" calcext:value-type="string">
            <text:p>Int64</text:p>
          </table:table-cell>
          <table:table-cell table:formula="of:=[yast.A17] &amp; &quot; as &quot; &amp; [yast.C17]" office:value-type="string" office:string-value="session_int64 as user_id," calcext:value-type="string">
            <text:p>session_int64 as user_id,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ssion_int32</text:p>
          </table:table-cell>
          <table:table-cell office:value-type="string" calcext:value-type="string">
            <text:p>Int64</text:p>
          </table:table-cell>
          <table:table-cell table:style-name="ce58" office:value-type="string" calcext:value-type="string">
            <text:p>session_id,</text:p>
          </table:table-cell>
          <table:table-cell table:style-name="ce15" office:value-type="string" calcext:value-type="string">
            <text:p>Int64</text:p>
          </table:table-cell>
          <table:table-cell table:formula="of:=[yast.A18] &amp; &quot; as &quot; &amp; [yast.C18]" office:value-type="string" office:string-value="session_int32 as session_id," calcext:value-type="string">
            <text:p>session_int32 as 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m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mid,</text:p>
          </table:table-cell>
          <table:table-cell table:style-name="ce15" office:value-type="string" calcext:value-type="string">
            <text:p>int32</text:p>
          </table:table-cell>
          <table:table-cell table:formula="of:=[yast.A19] &amp; &quot; as &quot; &amp; [yast.C19]" office:value-type="string" office:string-value="session_mid as info_mid," calcext:value-type="string">
            <text:p>session_mid as info_m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domai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refdomain_id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20] &amp; &quot; as &quot; &amp; [yast.D20] &amp; &quot;) as &quot; &amp;[yast.C20]" office:value-type="string" office:string-value="cast(refdomain_id as Int32) as yast_refdomain_id," calcext:value-type="string">
            <text:p>cast(refdomain_id as Int32) as yast_refdomai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site_id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21] &amp; &quot; as &quot; &amp; [yast.D21] &amp; &quot;) as &quot; &amp;[yast.C21]" office:value-type="string" office:string-value="cast(site_id as Int32) as yast_site_id," calcext:value-type="string">
            <text:p>cast(site_id as Int32) as yast_sit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load_sess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pload_session_id,</text:p>
          </table:table-cell>
          <table:table-cell table:style-name="ce15" office:value-type="string" calcext:value-type="string">
            <text:p>UInt32</text:p>
          </table:table-cell>
          <table:table-cell table:formula="of:=[yast.A22]&amp;&quot;,&quot;" office:value-type="string" office:string-value="upload_session_id," calcext:value-type="string">
            <text:p>upload_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live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23] &amp; &quot; as &quot; &amp; [yast.D23] &amp; &quot;) as &quot; &amp;[yast.C23]" office:value-type="string" office:string-value="cast(live as Int32) as info_live," calcext:value-type="string">
            <text:p>cast(live as Int32) as info_live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adult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content_adult</text:p>
          </table:table-cell>
          <table:table-cell office:value-type="string" calcext:value-type="string">
            <text:p>Int8</text:p>
          </table:table-cell>
          <table:table-cell table:style-name="ce67" table:formula="of:=&quot;cast(&quot; &amp; [yast.A24] &amp; &quot; as &quot; &amp; [yast.D24] &amp; &quot;) as &quot; &amp;[yast.C24]" office:value-type="string" office:string-value="cast(is_adult as Int8) as content_adult" calcext:value-type="string">
            <text:p>cast(is_adult as Int8) as content_adult</text:p>
          </table:table-cell>
          <table:table-cell table:number-columns-repeated="1019"/>
        </table:table-row>
        <table:table-row table:style-name="ro8">
          <table:table-cell table:style-name="ce58"/>
          <table:table-cell table:style-name="Default"/>
          <table:table-cell office:value-type="string" calcext:value-type="string">
            <text:p>)</text:p>
          </table:table-cell>
          <table:table-cell table:style-name="Default"/>
          <table:table-cell table:style-name="ce17" office:value-type="string" calcext:value-type="string">
            <text:p>from fact.view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7" office:value-type="string" calcext:value-type="string">
            <text:p>Where 0=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hidden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s_deleted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add column geo_country FixedString(2) after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drop column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</table:table>
      <table:table table:name="examples" table:style-name="ta1">
        <table:table-column table:style-name="co43" table:default-cell-style-name="Default"/>
        <table:table-row table:style-name="ro18">
          <table:table-cell office:value-type="string" calcext:value-type="string">
            <text:p>f</text:p>
          </table:table-cell>
        </table:table-row>
        <table:table-row table:style-name="ro18">
          <table:table-cell table:style-name="ce9" office:value-type="string" calcext:value-type="string">
            <text:p>2017-02-08 12:00:00.381 "217.66.156.135" A:PLADF5|CID:b8b5fc54-995c-4624-8440-8ca69a990c5c|PID:21be1be6-bc92-f58f-8a75-ebe7e1b2a3b6|N:8|MID:1|VID:101946892|TS:6812</text:p>
          </table:table-cell>
        </table:table-row>
        <table:table-row table:style-name="ro18">
          <table:table-cell table:style-name="ce9" office:value-type="string" calcext:value-type="string">
            <text:p>2017-02-08 12:00:00.381 "93.185.21.69" A:M|CID:d5830c9c-8328-42ae-93d8-bedc0afcadb8|PID:3869a4a9-1f64-06a1-30da-0d47e6b5fa32|N:1|MID:1|BRWSR:Mozilla%2F5.0%20(Linux%3B%20Android%206.0.1%3B%20Nexus%207%20Build%2FMOB30X)%20AppleWebKit%2F537.36%20(KHTML%2C%20like%20Gecko)%20Chrome%2F55.0.2883.91%20Safari%2F537.36|BLD:48.2.0.03|TS:9984</text:p>
          </table:table-cell>
        </table:table-row>
        <table:table-row table:style-name="ro18">
          <table:table-cell table:style-name="ce9" office:value-type="string" calcext:value-type="string">
            <text:p>2017-02-08 12:00:00.381 "93.84.39.9" A:M|CID:7bec15e9-0ab8-4dce-ba75-e73efa1c92cc|PID:446b80b2-a831-0a6a-9f65-d36cd8d1f626|N:1|MID:1|ERTI:0_10077435_https%253A%252F%252Fm.lenta.ru%252Fnews%252F2017%252F02%252F06%252Fopengay%252F|TS:8983</text:p>
          </table:table-cell>
        </table:table-row>
        <table:table-row table:style-name="ro18">
          <table:table-cell table:style-name="ce9" office:value-type="string" calcext:value-type="string">
            <text:p>2017-02-08 12:00:00.381 "2.95.87.176" A:M%7CCID:2e978825-5b22-4125-a4e4-9248a99e5113%7CPID:b2493c89-5e59-0dbe-5524-ab2df0272287%7CN:2258%7CMID:1%7CERPL:TypeError%3A%20undefined%20is%20not%20an%20object%20(evaluating%20'e.buffered.length')_https%3A%2F%2Frutube.ru%2Fplayer%2Fplayer.js_27%7CTS:0623</text:p>
          </table:table-cell>
        </table:table-row>
        <table:table-row table:style-name="ro18">
          <table:table-cell table:style-name="ce9" office:value-type="string" calcext:value-type="string">
            <text:p>2017-02-08 12:00:00.381 "37.215.188.195" A:PLADF5|CID:7bf51501-90d4-4843-80c4-f824c9a5ee40|PID:5fc8d601-94b8-2d0a-e3fb-44afb4a5769d|N:4|MID:1|VID:101870346|TS:9578</text:p>
          </table:table-cell>
        </table:table-row>
        <table:table-row table:style-name="ro18">
          <table:table-cell table:style-name="ce9" office:value-type="string" calcext:value-type="string">
            <text:p>2017-02-08 12:00:00.381 "94.25.177.42" A:PLADF5|CID:63df7ce3-6e0e-4ece-90d4-73b98832aac7|PID:b23eab2e-3e4b-8b7a-2ec0-c46c310ea369|N:16|MID:1|VID:101945387|TS:0299</text:p>
          </table:table-cell>
        </table:table-row>
        <table:table-row table:style-name="ro19">
          <table:table-cell table:style-name="ce9" office:value-type="string" calcext:value-type="string">
            <text:p>2017-02-08 12:00:00.381 "78.226.201.225" CID:5789485f-cfb6-44ee-941d-a9dcbc17d627|PID:1F491754-529D-7DCE-B70F-B8E37FC700C4|MID:1|N:2|LT:1.445|FV:WIN%2024%2C0%2C0%2C194|BRWSR:Mozilla%2F5.0%20(Windows%20NT%2010.0%3B%20WOW64%3B%20rv%3A51.0)%20Gecko%2F20100101%20Firefox%2F51.0|BLD:99.0.01|P:1|LXT:0.283|PL:1.194|UC:http%3A%2F%2Fbl.rutube.ru%2Froute%2F30f011e681c54815cffeb826d2dadc1e.f4m%3Fguids%3Da199859f-aed8-4830-bb82-060857bc75e3_1280x720_1390116_avc1.4d401f_mp4a.40.5%2C8dfe27d8-3541-4565-94be-cc899834c49f_768x432_925741_avc1.4d401e_mp4a.40.5%2C04f775d1-770b-49c8-a88e-67adfafe9b5b_512x288_473342_avc1.42c015_mp4a.40.5%26sign%3Ds5Cpla6-RoNWmUvLbWzyHw%26expire%3D1486641591%26scheme%3Dhttp%26PID%3D1F491754-529D-7DCE-B70F-B8E37FC700C41|REF:http%3A%2F%2Fwww.panda-streaming.net%2Fdragon-ball-super-51-vostfr%2F|UX:http%3A%2F%2Frutube.ru%2Fapi%2Fplay%2Ftrackinfo%2F9624175%2F|BL:http%3A%2F%2Fvideo-1-204.rutube.ru%2Fhdsv2%2FEynr0Dy6uTHeYH9vmRScow%2F1486562397%2F122%2F0x500003970bb03839%2F04f775d1770b49c8a88e67adfafe9b5b.mp4|BITR:473|DUR:1404.616|QURULE:35|STRULE:68|ADRULE:956|BLT:1.667|CPT:2.704|CLT:0.948|RT:2.717|BW:4106|FRMD:2|TS:8801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1|MID:1|BRWSR:Mozilla%2F5.0%20(Linux%3B%20Android%205.1.1%3B%20SAMSUNG%20SM-G531H%20Build%2FLMY48B)%20AppleWebKit%2F537.36%20(KHTML%2C%20like%20Gecko)%20SamsungBrowser%2F3.3%20Chrome%2F38.0.2125.102%20Mobile%20Safari%2F537.36|BLD:2.0.0%20%20|TS:5964</text:p>
          </table:table-cell>
        </table:table-row>
        <table:table-row table:style-name="ro18">
          <table:table-cell table:style-name="ce9" office:value-type="string" calcext:value-type="string">
            <text:p>2017-02-08 12:00:00.381 "213.21.43.80" CID:C4A7EA09-9BA7-4B62-A2AF-37F042BB1B65|PID:7AC09CBE-FB20-4FB8-DCAD-62DD7200F4A3|MID:1|N:1|AdFormat:prerollblock|ADXREF:https%3A%2F%2Fad.mail.ru%2Fvast%2F3930%3Fpuid1%3D18%26puid2%3D1%26puid3%3D1%26puid4%3D7%26puid5%3D17%26puid6%3D58%26puid7%3D4%26puid8%3D8%26puid9%3D1%26puid10%3D2%26puid11%3D1%26puid12%3D13%26puid13%3D%26puid14%3D%26puid15%3D1%26puid16%3D7%26puid19%3D12082%26puid21%3D19%26duration%3D611%26eid1%3Ddfddc1018c91ac3b9ca7cdeaa3916ad6%26eid2%3D7AC09CBE-FB20-4FB8-DCAD-62DD7200F4A3%26a%3D%26g%3D%26dl%3Dhttps%253A%252F%252Fvk.com%252Fvideo%253Fq%253D%25D0%25BD%25D0%25B5%25D0%25B7%25D0%25BB%25D0%25BE%25D0%25B1%25D0%25B8%25D0%25BD%2526z%253Dvideo-491_456239204|ADVXL:0.653|CreativeADID0:25070002|CreativeID0:7342067|ADREF0:https%3A%2F%2Fcstatic.weborama.fr%2Fvpaid%2Fvpaid.swf%3Fmediapath%3Dhttps%3A%2F%2Fcstatic.weborama.fr%2Fadvertiser%2F244%2F27%2F173%2F234%2F%26host%3Dmulton.solution.weborama.fr%26a.si%3D244%26a.te%3D622%26a.aap%3D401%26a.agi%3D238%26a.ycp%3Dco%3A100%7Cst%3A0%7Css%3A0|Fs0:0.464|ADCLS0:640|TS:3560</text:p>
          </table:table-cell>
        </table:table-row>
        <table:table-row table:style-name="ro18">
          <table:table-cell table:style-name="ce9" office:value-type="string" calcext:value-type="string">
            <text:p>2017-02-08 12:00:00.381 "87.224.251.44" CID:bfa3d5f6-1684-48c8-9d9a-f60c15a48364|PID:c241f9f9-2bcb-f531-a396-9c2c8d93868b|MID:|VID:f5b106d31bc19297c81c1f9743bfa182</text:p>
          </table:table-cell>
        </table:table-row>
        <table:table-row table:style-name="ro18">
          <table:table-cell table:style-name="ce9" office:value-type="string" calcext:value-type="string">
            <text:p>2017-02-08 12:00:00.381 "62.32.68.18" CID:d58190af-d302-4c43-a815-08409d647ccb|PID:1ea9823a-af27-4455-fcf9-3c673da976bd|MID:|VID:5b9e3de968bd756b335fa336a8857b39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1|MID:1|BRWSR:Mozilla%2F5.0%20(iPhone%3B%20CPU%20iPhone%20OS%2010_1_1%20like%20Mac%20OS%20X)%20AppleWebKit%2F602.2.14%20(KHTML%2C%20like%20Gecko)%20Version%2F10.0%20Mobile%2F14B100%20Safari%2F602.1|BLD:2.0.0%20%20|TS:0327</text:p>
          </table:table-cell>
        </table:table-row>
        <table:table-row table:style-name="ro18">
          <table:table-cell table:style-name="ce9" office:value-type="string" calcext:value-type="string">
            <text:p>2017-02-08 12:00:00.381 "145.255.2.184" A:M%7CCID:3739f176-12fc-4d53-b534-be2c85662ee0%7CPID:015ab694-9782-5c0e-3de2-6aeed178e561%7CN:1562%7CMID:1%7CERPL:TypeError%3A%20undefined%20is%20not%20an%20object%20(evaluating%20'e.buffered.length')_http%3A%2F%2Frutube.ru%2Fplayer%2Fplayer.js_27%7CTS:0407</text:p>
          </table:table-cell>
        </table:table-row>
        <table:table-row table:style-name="ro18">
          <table:table-cell table:style-name="ce9" office:value-type="string" calcext:value-type="string">
            <text:p>2017-02-08 12:00:00.381 "62.226.136.86" 4.3|574EF0FB-6D7F-0253-DE74-7F3AB93ACB27||26CD37D1-F477-1BEC-4812-74C280CD1618|1|1||F|PLADF||101945393|||https://cdn.pladform.ru|||M|PLDF_PL:18046|ADXREF:https%3A%2F%2Fpubads.g.doubleclick.net%2Fgampad%2Fads%3Fsz%3D640x480%26iu%3D%2F98544404%2FPladformNetwork%26cust_params%3Dcllive%253D2%2526clps%253D3%2526clurl%253D%25%25PATTERN%3Aodnoklassniki.ru%2526clcontentID%253D4m%2526clint%253Dwaterfall%2526clviti%253D%25%25PATTERN%3Avideotitle%25%25%2526clvidesc%253D%25%25PATTERN%3Avideodescription%25%25%2526clcoin%253D1%2526clcoty%253Dnonesl%2526clcogrp%253Dgames%2526clauone%253DPladformNetwork%2526clpos%253Dpre%2526cldevca%253Ddesktop%2526clvimu%253D2%2526clvpaid%253D1%26impl%3Ds%26gdfp_req%3D1%26env%3Dvp%26output%3Dvast%26unviewed_position_start%3D1%26url%3Dodnoklassniki.ru%26description_url%3Dodnoklassniki.ru%26correlator%3D8367883380865871|ADVXL:0|ADREF:nobanner|ADVPT:11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82.200.29.238" 4.3|2D504010-638A-C286-9303-3F91B6D0C9BC||8B2E2E2E-5020-99FB-11D5-86A8FC5C7F3C|1|1||F|PLADF||101946852|||https://cdn.pladform.ru|||M|PLDF_PL:18046|ADWRPC:0|ADCLS:0|ADVXL:0|ADVPT:1733|ADXREF:https%3A%2F%2Fad.mail.ru%2Fadi%2F4569%3Fpuid1%3D13%26puid2%3D29%26puid3%3D1%26puid4%3D1%26puid5%3D14%26puid6%3D86%26puid7%3D1%26puid8%3D5%26puid9%3D1%26puid10%3D1%26puid11%3D1%26puid12%3D13%26dl%3Dhttps%253A%252F%252Fok.ru%252Ffeed%26duration%3D240%26content_id%3D101946852%26eid2%3D18046%26eid1%3D18046%7C130%7C101946852%7C8814|ADREF:nobanner</text:p>
          </table:table-cell>
        </table:table-row>
        <table:table-row table:style-name="ro18">
          <table:table-cell table:style-name="ce9" office:value-type="string" calcext:value-type="string">
            <text:p>2017-02-08 12:00:00.381 "93.185.192.80" CID:046edf67-78f2-4931-9949-3e31f36e43d1|PID:15d4dd6a-bd72-a729-2286-f6fbc33d2d86|MID:|VID:6b3235332e83d63c3ed6b45e74ba9a5b</text:p>
          </table:table-cell>
        </table:table-row>
        <table:table-row table:style-name="ro18">
          <table:table-cell table:style-name="ce9" office:value-type="string" calcext:value-type="string">
            <text:p>2017-02-08 12:00:00.381 "93.185.24.66" CID:3F323818-03AA-4B64-81DF-702084070C90|PID:A261C368-FDF0-0715-758D-3D8F5B6E4B7A|MID:4|N:37|AdFormat:preroll2|ADVPT:8.092|TS:8457</text:p>
          </table:table-cell>
        </table:table-row>
        <table:table-row table:style-name="ro18">
          <table:table-cell table:style-name="ce9" office:value-type="string" calcext:value-type="string">
            <text:p>2017-02-08 12:00:00.381 "188.73.146.76" A:M%7CCID:b58de3e0-18ae-4c9d-beac-46e8fcf5d244%7CPID:e087a4d1-3652-c98e-1a26-441965285d99%7CN:2118%7CMID:1%7CERPL:TypeError%3A%20undefined%20is%20not%20an%20object%20(evaluating%20'e.buffered.length')_http%3A%2F%2Frutube.ru%2Fplayer%2Fplayer.js_27%7CTS:0632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8||F|PLADF||101870881|||https://cdn.pladform.ru|||M|PLDF_PL:18046|ADXREF:https%3A%2F%2Fad.mail.ru%2Fadi%2F4569%3Fpuid1%3D13%26puid2%3D29%26puid3%3D1%26puid4%3D1%26puid5%3D14%26puid6%3D86%26puid7%3D1%26puid8%3D7%26puid9%3D1%26puid10%3D1%26puid11%3D1%26puid12%3D13%26dl%3Dhttps%253A%252F%252Fok.ru%252F%26duration%3D321%26content_id%3D101870881%26eid2%3D18046%26eid1%3D18046%7C130%7C101870881%7C7391|ADVXL:0|ADREF:nobanner|ADVPT:3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77.232.140.234" A:M|CID:c9568b64-bace-4c74-9824-2d6cb6bf8128|PID:a156340b-2251-8b1e-59dc-b95c8e916266|N:52|MID:12|UC:https%3A%2F%2Fbl.rutube.ru%2Froute%2F3fc538881e5058051039478d35f9f65b.m3u8%3Fguids%3D9d4b63b9-4497-4e53-bfe7-a994f9424b44_640x352_815409_avc1.4d401f_mp4a.40.5%2Ccd276723-2617-4bf1-be15-ffccdeb8809a_512x288_490840_avc1.42c01e_mp4a.40.5%26sign%3DHblf0O8YVvM_4lmnyMkLtA%26expire%3D1486641597%26scheme%3Dhttps|TS:8224</text:p>
          </table:table-cell>
        </table:table-row>
        <table:table-row table:style-name="ro18">
          <table:table-cell table:style-name="ce9" office:value-type="string" calcext:value-type="string">
            <text:p>2017-02-08 12:00:00.381 "217.118.83.141" CID:074c7163-add5-4f64-bc69-5ac11463cab3|PID:81667876-0fe5-04e4-c838-bd8b6a09ea43|MID:|VID:b67c064b6f2d04afa3bc4447896d2ac3</text:p>
          </table:table-cell>
        </table:table-row>
        <table:table-row table:style-name="ro18">
          <table:table-cell table:style-name="ce9" office:value-type="string" calcext:value-type="string">
            <text:p>2017-02-08 12:00:00.381 "93.179.84.91" CID:EBB644D2-EE22-427B-9D12-4855DD156378|PID:22DBEF57-64A9-7173-32E6-FC4047CEA295|MID:1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81 "91.240.122.235" CID:6A723EC4-370B-47CA-A507-1D6336B0F398|PID:1017533D-E094-8DFA-59DD-A289B0A0D087|MID:1|N:20|REBSeek1:750|REBSeek2:0.387|BUFLEN:3065|BW:70571|FRMD:1.6|TS:9669</text:p>
          </table:table-cell>
        </table:table-row>
        <table:table-row table:style-name="ro18">
          <table:table-cell table:style-name="ce9" office:value-type="string" calcext:value-type="string">
            <text:p>2017-02-08 12:00:00.381 "31.173.241.80" 4.3|AF7FFB09-B04B-15B3-560A-3C86AF8B390D||00D89C3C-05A8-8CBE-3775-02A5F8B955A1|1|8||F|PLADF||101946850|||https://cdn.pladform.ru|||M|PLDF_PL:18046|ADXREF:https%3A%2F%2Frm.aprtx.com%2Fapi%2Fpladform_recommend%2F%3Fpuid3%3D4|ADVXL:0|ADVPT:10061|ADCLS:0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35624a34-d700-4e20-ab24-2b7f5e478566|PID:0fa985a5-af14-4a62-40c5-c1f000591442|N:2|MID:1|BRWSR:Mozilla%2F5.0%20(iPhone%3B%20CPU%20iPhone%20OS%2010_2%20like%20Mac%20OS%20X)%20AppleWebKit%2F602.3.12%20(KHTML%2C%20like%20Gecko)%20Version%2F10.0%20Mobile%2F14C92%20Safari%2F602.1|BLD:48.2.0.03|TS:9801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9||F|PLADF||101870881|||https://cdn.pladform.ru|||M|RESUME:9.208979591836737|BUF22:3502</text:p>
          </table:table-cell>
        </table:table-row>
        <table:table-row table:style-name="ro18">
          <table:table-cell table:style-name="ce9" office:value-type="string" calcext:value-type="string">
            <text:p>2017-02-08 12:00:00.381 "95.54.247.41" CID:3C133F99-1CE3-4AFA-BBB5-C0B75E0F6088|PID:A36FAD5C-BE15-3133-9B7E-8EA6E9F70269|N:14|SCRN:0|BW:956|TS:1441</text:p>
          </table:table-cell>
        </table:table-row>
        <table:table-row table:style-name="ro18">
          <table:table-cell table:style-name="ce9" office:value-type="string" calcext:value-type="string">
            <text:p>2017-02-08 12:00:00.381 "176.62.178.241" A:M|CID:1b76f688-36bc-435d-90c1-817a2318c739|PID:f3c7748f-24b7-068d-3597-54bca31e058e|N:4|MID:1|BLT:0.003|TS:8663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2|MID:1|LXT:0.477|TS:0336</text:p>
          </table:table-cell>
        </table:table-row>
        <table:table-row table:style-name="ro18">
          <table:table-cell table:style-name="ce9" office:value-type="string" calcext:value-type="string">
            <text:p>2017-02-08 12:00:00.381 "93.84.35.144" CID:A99A458A-DB0C-423F-B8A2-16BDB5450F7A|PID:BC67E9AA-EA65-1C18-237D-890ADC01037D|MID:1|VID:9bcde1f2a683087dfc8aa4dddf0c2157</text:p>
          </table:table-cell>
        </table:table-row>
        <table:table-row table:style-name="ro18">
          <table:table-cell table:style-name="ce9" office:value-type="string" calcext:value-type="string">
            <text:p>2017-02-08 12:00:00.381 "171.33.253.49" CID:AD7E6E59-371F-45CE-AF4E-BB0CA940F180|PID:DFD3CA99-A5D9-431D-16AA-7997C5C470EF|N:5|SCRN:0|BW:31074|TS:1382</text:p>
          </table:table-cell>
        </table:table-row>
        <table:table-row table:style-name="ro18">
          <table:table-cell table:style-name="ce9" office:value-type="string" calcext:value-type="string">
            <text:p>2017-02-08 12:00:00.381 "130.0.216.236" 4.3|25D554A9-5B08-C7E0-B0FD-3A8620F01C9C||81ED4B23-7F8A-28D4-F19C-E55F2D07BB04|1|48||F|PLADF||100792145|||https://cdn.pladform.ru|||M|FRMD:434|BUF21:1046.643</text:p>
          </table:table-cell>
        </table:table-row>
        <table:table-row table:style-name="ro18">
          <table:table-cell table:style-name="ce9" office:value-type="string" calcext:value-type="string">
            <text:p>2017-02-08 12:00:00.381 "213.228.71.202" A:M|CID:a93deedd-ae0f-4f3e-810d-ecf4fabf9009|PID:b8966ed3-f118-e992-0510-b2c1e5d171f2|N:1|MID:1|BRWSR:Mozilla%2F5.0%20(Linux%3B%20Android%205.1.1%3B%20SM-J105H%20Build%2FLMY47V%3B%20wv)%20AppleWebKit%2F537.36%20(KHTML%2C%20like%20Gecko)%20Version%2F4.0%20Chrome%2F55.0.2883.91%20Mobile%20Safari%2F537.36|BLD:48.2.0.03|TS:5071</text:p>
          </table:table-cell>
        </table:table-row>
        <table:table-row table:style-name="ro18">
          <table:table-cell table:style-name="ce9" office:value-type="string" calcext:value-type="string">
            <text:p>2017-02-08 12:00:00.381 "193.8.79.34" A:PLADF5|CID:3b881c27-48b0-4ad0-b65f-6e1dfb1edac1|PID:ef4c6cbd-4550-4d4b-608e-47051bf22eeb|N:3|MID:1|REF:https%253A%252F%252Fm.ok.ru%252F|UX:player|TS:9882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2|MID:1|LXT:2.287|TS:5984</text:p>
          </table:table-cell>
        </table:table-row>
        <table:table-row table:style-name="ro18">
          <table:table-cell table:style-name="ce9" office:value-type="string" calcext:value-type="string">
            <text:p>2017-02-08 12:00:00.381 "95.135.228.102" 4.3|96C54CD5-675A-6126-8F1D-97D6352B5D1B||09906BC3-6967-2CDE-7D9F-EF43A9B79F8D|1|0||F|PLADF||101870349|||https://cdn.pladform.ru|||M|BRWSR:Netscape(5.0%20(Windows%20NT%2010.0)%20AppleWebKit/537.36%20(KHTML,%20like%20Gecko)%20Chrome/56.0.2924.87%20Safari/537.36)|BLD:06.02.17-16:45:30|LT:2121|FV:WIN%2024,0,0,194|BUF01:0|BUF02:1057|BLT:2344|DUR:366|PAUSE:0</text:p>
          </table:table-cell>
        </table:table-row>
        <table:table-row table:style-name="ro18">
          <table:table-cell table:style-name="ce9" office:value-type="string" calcext:value-type="string">
            <text:p>2017-02-08 12:00:00.381 "178.167.88.123" A:M|CID:434b5f9a-9fb5-41bd-bf09-a33ea1b88767|PID:9866a6ea-8ce4-131e-3fa2-a8299710137f|N:1|MID:1|BRWSR:Mozilla%2F5.0%20(iPad%3B%20CPU%20OS%2010_1_1%20like%20Mac%20OS%20X)%20AppleWebKit%2F602.2.14%20(KHTML%2C%20like%20Gecko)%20Version%2F10.0%20Mobile%2F14B100%20Safari%2F602.1|BLD:48.2.0.03|TS:0654</text:p>
          </table:table-cell>
        </table:table-row>
        <table:table-row table:style-name="ro18">
          <table:table-cell table:style-name="ce9" office:value-type="string" calcext:value-type="string">
            <text:p>2017-02-08 12:00:00.381 "5.255.253.20" A:M%7CCID:00d8917a-929d-425f-9109-3d1d34ac6631%7CPID:957d0f13-4cd9-ccd6-e4cc-a5c11d20a883%7CN:3%7CMID:1%7CREF:http%3A%2F%2Fmuzaz.ru%2Fmuzaz_song%2Fulija-holod_moj-angel-mama.html%7CUX:7202662%7CQURULE:35%7CSTRULE:68%7CADRULE:561%7CTS:0451</text:p>
          </table:table-cell>
        </table:table-row>
        <table:table-row table:style-name="ro18">
          <table:table-cell table:style-name="ce9" office:value-type="string" calcext:value-type="string">
            <text:p>2017-02-08 12:00:00.381 "83.219.146.3" A:PLADF5%7CCID:660085c1-b894-41d2-bd43-8edb17ec8648%7CPID:40f43960-44f7-74c0-d24e-9a694e3039a7%7CN:906%7CMID:1%7CERPL:TypeError%3A%20undefined%20is%20not%20an%20object%20(evaluating%20'e.buffered.length')_http%3A%2F%2Fstatic.pladform.ru%2Fplayer%2Fv13%2Fjs%2Fpplayer.js_27%7CTS:0652</text:p>
          </table:table-cell>
        </table:table-row>
        <table:table-row table:style-name="ro18">
          <table:table-cell table:style-name="ce9" office:value-type="string" calcext:value-type="string">
            <text:p>2017-02-08 12:00:00.381 "95.73.51.30" CID:E2B2A818-E56A-412E-BE4C-8F726FA98F23|PID:C4588031-BD1A-4069-0A0F-0D83997C63B8|MID:1|N:9|REBShift1:130|REBShift2:79.59|BITR:1988|BW:10654|FRMD:5.7|TS:1114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6c5e8bb1-894a-42ca-8d1a-fdbc4c8ccf18|PID:bfc6021c-6e3c-f7bc-adab-8ed77dd3ff1c|N:1|MID:1|ERTI:0_10066875_http%253A%252F%252Fgum-gum-streaming.com%252Fone-piece-film-13%252F|TS:9802</text:p>
          </table:table-cell>
        </table:table-row>
        <table:table-row table:style-name="ro18">
          <table:table-cell table:style-name="ce9" office:value-type="string" calcext:value-type="string">
            <text:p>2017-02-08 12:00:00.381 "95.32.253.125" CID:E9BEFCBC-EF4D-4833-91EE-1D634ADC5613|PID:FB85FA65-57F8-16F4-2A52-069C06920116|MID:1|N:7|AdFormat:midroll|ERADDV0:1003|BW:6921|TS:6325</text:p>
          </table:table-cell>
        </table:table-row>
        <table:table-row table:style-name="ro20">
          <table:table-cell table:style-name="ce9" office:value-type="string" calcext:value-type="string">
            <text:p>2017-02-08 12:00:00.381 "2.92.14.156" CID:F1A3210A-8C72-4C09-9C88-906238D9A669|PID:0589E878-9C86-37C5-9B2A-762FD0DD6484|MID:1|N:8|LT:0.643|FV:WIN%2024%2C0%2C0%2C194|BRWSR:Mozilla%2F5.0%20(Windows%20NT%206.1%3B%20WOW64)%20AppleWebKit%2F537.36%20(KHTML%2C%20like%20Gecko)%20Chrome%2F55.0.2883.87%20Safari%2F537.36%20OPR%2F42.0.2393.517%20(Edition%20Yx)|BLD:99.0.01|LXT:0.134|PL:1.516|UC:http%3A%2F%2Fbl.rutube.ru%2Froute%2Fb52674cfc4b777e02874db2a077e9d2d.f4m%3Fguids%3Dc354c271-19ba-4269-af59-6029ae7c2fe5_1280x720_3591680_avc1.64001f_mp4a.40.5%2C662e76f6-5c3b-4fd7-aecf-21522782e6a4_896x504_1993526_avc1.4d401f_mp4a.40.5%2C9a9e513e-da1a-4885-bb85-81465f31c8c0_640x360_1295165_avc1.4d401e_mp4a.40.5%2Ceec2d603-48de-410f-ba00-bba0980e0ec0_512x288_696817_avc1.42c015_mp4a.40.5%26sign%3DoDDn1FKMzZEWG2CXVCi4gA%26expire%3D1486641255%26scheme%3Dhttp%26PID%3D0589E878-9C86-37C5-9B2A-762FD0DD64841|REF:http%3A%2F%2Fseasonvar.ru%2F|UX:http%3A%2F%2Frutube.ru%2Fapi%2Fplay%2Ftrackinfo%2Fb52674cfc4b777e02874db2a077e9d2d%2F|BL:http%3A%2F%2Fvideo-4-205.rutube.ru%2Fhdsv2%2F1sAMZactRIMkScTa5Q-u9Q%2F1486562056%2F119%2F0x500003970bc02354%2Feec2d60348de410fba00bba0980e0ec0.mp4|BITR:696|DUR:1458.595|QURULE:35|STRULE:107|ADRULE:526|BLT:0.658|BW:7862|CLT:0.952|RT:1.078|CPT:343.964|TS:2903</text:p>
          </table:table-cell>
        </table:table-row>
        <table:table-row table:style-name="ro18">
          <table:table-cell table:style-name="ce9" office:value-type="string" calcext:value-type="string">
            <text:p>2017-02-08 12:00:00.381 "193.34.160.64" 4.3|4A01F018-82EE-4666-F7F5-3029E2194BCF||DD37D018-A627-C204-FD78-31BA0176ECA4|1|13||F|PLADF||101870750|||https://cdn.pladform.ru|||M|PLDF_PL:18046|ADXREF:https%3A%2F%2Frm.aprtx.com%2Fapi%2Fpladform_recommend%2F%3Fpuid3%3D4|ADVXL:0|ADVPT:121|ADCLS:0</text:p>
          </table:table-cell>
        </table:table-row>
        <table:table-row table:style-name="ro18">
          <table:table-cell table:style-name="ce9" office:value-type="string" calcext:value-type="string">
            <text:p>2017-02-08 12:00:00.381 "77.45.185.135" CID:54C4952B-039E-4E52-A9EC-8065D7844059|PID:707F973F-3D35-F48A-3453-5504FAA73E2B|MID:1|VID:6d8e7eb2d6dbf20f1b5b419e57dcb46f</text:p>
          </table:table-cell>
        </table:table-row>
        <table:table-row table:style-name="ro18">
          <table:table-cell table:style-name="ce9" office:value-type="string" calcext:value-type="string">
            <text:p>2017-02-08 12:00:00.396 "46.146.161.6" CID:6e405148-23b0-4cbe-bd2e-871a76133267|PID:b94877d2-6582-dcb4-b56d-45aaa892ecf6|MID: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96 "128.69.192.163" CID:0097CDDF-40B4-4C53-ACA7-C70082CC5602|PID:E9A94B82-227C-021E-731D-CBBF63011F83|MID:1|VID:7bf728609092c41d73c6b9ece1f7acc2</text:p>
          </table:table-cell>
        </table:table-row>
        <table:table-row table:style-name="ro18">
          <table:table-cell table:style-name="ce9" office:value-type="string" calcext:value-type="string">
            <text:p>2017-02-08 12:00:00.396 "213.228.71.202" A:M|CID:a93deedd-ae0f-4f3e-810d-ecf4fabf9009|PID:b8966ed3-f118-e992-0510-b2c1e5d171f2|N:2|MID:1|LXT:1.676|TS:5117</text:p>
          </table:table-cell>
        </table:table-row>
        <table:table-row table:style-name="ro18">
          <table:table-cell table:style-name="ce9" office:value-type="string" calcext:value-type="string">
            <text:p>2017-02-08 12:00:00.396 "176.59.142.108" A:PLADF5|CID:e2c2293e-df3d-40ea-b24a-a897657da7c1|PID:4b65127d-3474-46ee-9cb2-13ff7cae2c44|N:3|MID:1|REF:https%253A%252F%252Fm.ok.ru%252F|UX:player|TS:0290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c8349c8d-4e10-4c0e-bd4f-d7fb2fabebda|PID:7d710edb-9b0d-f32e-8b33-f6148ada470f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37.162.238.221" A:M|CID:c927fa0c-9924-40b6-b38e-1dc31feca5ca|PID:7e662d97-b0fa-490c-347b-c2698b15c530|N:5|MID:1|UC:http%3A%2F%2Fbl.rutube.ru%2Froute%2F4887bbe07c86a540725f51da3125becb.m3u8%3Fguids%3De26f41f9-aa75-422d-b5fc-841edf97a198_1280x720_3567830_avc1.64001f_mp4a.40.5%2C08e12d19-471d-49b4-8a01-9604ccbf5733_896x504_1960783_avc1.4d401f_mp4a.40.5%2C50914ed1-3c4c-49b6-94d0-2bdaf86b162c_640x360_1254576_avc1.4d401e_mp4a.40.5%2Cc10e1544-d80b-4f3e-9944-325f872df999_512x288_693326_avc1.42c015_mp4a.40.5%26sign%3Dto-SWfoWSwK7FMTbGlNM_A%26expire%3D1486641577%26scheme%3Dhttp|TS:0467</text:p>
          </table:table-cell>
        </table:table-row>
        <table:table-row table:style-name="ro18">
          <table:table-cell table:style-name="ce9" office:value-type="string" calcext:value-type="string">
            <text:p>2017-02-08 12:00:00.396 "213.87.249.142" 4.3|94507377-0CD3-BED7-C557-3157DDFACCA2||1F9BD0A0-9A90-BD6B-C4E5-FA88E362BFA1|1|0||F|PLADF||100228940|||http://cdn.pladform.ru|||M|ADVPT:390|ADXREF:http%3A%2F%2Fad.mail.ru%2Fvast%2F3930%3Fpuid1%3D13%26puid2%3D346%26puid3%3D1%26puid4%3D1%26puid5%3D17%26puid6%3D62%26puid7%3D4%26puid8%3D2%26puid9%3D3%26puid10%3D1%26puid11%3D1%26puid12%3D13%26dl%3Dmovtv.ru%26duration%3D65%26content_id%3D100228940%26eid2%3D64434%26eid1%3D64434%7C106%7C100228940%7C2187|ADWRPC:0|ADCLS:0|PLDF_PL:64434|ADREF:nobanner|ADVXL:0</text:p>
          </table:table-cell>
        </table:table-row>
        <table:table-row table:style-name="ro18">
          <table:table-cell table:style-name="ce9" office:value-type="string" calcext:value-type="string">
            <text:p>2017-02-08 12:00:00.396 "185.84.189.103" CID:E707A28F-4B0F-4146-970D-7DEFDCFD20DF|PID:82CD7114-7D14-F8C4-FBF4-7795398AA1E6|MID:1|VID:2f258233cafa62f9f7ba7eaf08430977</text:p>
          </table:table-cell>
        </table:table-row>
        <table:table-row table:style-name="ro18">
          <table:table-cell table:style-name="ce9" office:value-type="string" calcext:value-type="string">
            <text:p>2017-02-08 12:00:00.396 "109.238.110.83" CID:8FBBEB4E-EB67-47BD-A305-F5FA0D7A8193|PID:EFD2B8BE-E5C5-20F2-1AFB-3F5A11CC2E54|MID:1|VID:0e8539b514d248595838ed282f32072b</text:p>
          </table:table-cell>
        </table:table-row>
        <table:table-row table:style-name="ro18">
          <table:table-cell table:style-name="ce9" office:value-type="string" calcext:value-type="string">
            <text:p>2017-02-08 12:00:00.396 "95.85.89.137" A:M|CID:E74C9549-FB4E-4D1E-9532-036D7B89C7CF|PID:2e65320b-4c38-7603-7323-c6f74d15e05b|N:19|MID:3|ADXREF:http%3A%2F%2Fad.mail.ru%2Fvast%2F3930%3Fpuid1%3D22%26puid2%3D3%26puid3%3D1%26puid4%3D7%26puid5%3D16%26puid6%3D24%26puid7%3D4%26puid8%3D9%26puid9%3D1%26puid10%3D3%26puid11%3D1%26puid12%3D16%26puid13%3D%26puid14%3D%26puid16%3D6%26puid19%3D12120%26puid21%3D5%26duration%3D1500%26eid1%3D3dc2100fb595f61870cfae15889cab48%26eid2%3D2e65320b-4c38-7603-7323-c6f74d15e05b%26preview%3D%26dl%3Dhttp%253A%252F%252Fhdrezka.me%252Fseries%252Fcomedy%252F1787-interny-2016.html|ERADD:0|AdFormat:prerollblock|TS:6598</text:p>
          </table:table-cell>
        </table:table-row>
        <table:table-row table:style-name="ro18">
          <table:table-cell table:style-name="ce9" office:value-type="string" calcext:value-type="string">
            <text:p>2017-02-08 12:00:00.396 "31.129.208.53" CID:84A5FE4A-B16D-4FEA-AFBA-B729EF494D2C|PID:D35812D8-FD5B-0CB1-41DC-7C1C34FCEA8F|MID:19|N:198|AdFormat:postroll|ADXREF:https%3A%2F%2Fad.mail.ru%2Fvast%2F3930%3Fpuid1%3D22%26puid2%3D3%26puid3%3D3%26puid4%3D7%26puid5%3D16%26puid6%3D24%26puid7%3D4%26puid8%3D9%26puid9%3D1%26puid10%3D3%26puid11%3D0%26puid12%3D13%26puid13%3D%26puid14%3D%26puid16%3D6%26puid19%3D601083%26puid21%3D43%26duration%3D1404%26eid1%3D7de157bda7176f423de86b16d767ddd8%26eid2%3DD35812D8-FD5B-0CB1-41DC-7C1C34FCEA8F%26dl%3Dhttps%253A%252F%252Fyastatic.net%252Fvideo-player%252F0x863c20c%252Fpages-common%252Fdefault%252Fdefault.html|ADVXL:0.123|ADREF:nobanner|BW:9147|TS:2984</text:p>
          </table:table-cell>
        </table:table-row>
        <table:table-row table:style-name="ro18">
          <table:table-cell table:style-name="ce9" office:value-type="string" calcext:value-type="string">
            <text:p>2017-02-08 12:00:00.396 "95.154.188.198" CID:91D488FF-053D-457A-B701-6BD2E4F30654|PID:9F8744D3-410C-98D9-8C24-DA0738569C69|MID:1|N:4|REBShift1:2|REBShift2:7.852|BITR:1299|BW:5386|TS:4415</text:p>
          </table:table-cell>
        </table:table-row>
        <table:table-row table:style-name="ro18">
          <table:table-cell table:style-name="ce9" office:value-type="string" calcext:value-type="string">
            <text:p>2017-02-08 12:00:00.396 "109.87.252.61" 4.3|B70148FF-37D0-90C8-81FC-27F7EAC9A2B0||225170A8-8CD5-E5BD-AB56-308CEFA54595|1|20||F|PLADF||101900916|||http://cdn.pladform.ru|||M|PLDF_PL:13151|ADXREF:http%3A%2F%2Fad.mail.ru%2Fvast%2F3930%3Fpuid1%3D13%26puid2%3D301%26puid3%3D2%26puid4%3D1%26puid5%3D16%26puid6%3D29%26puid7%3D4%26puid8%3D10%26puid9%3D1%26puid10%3D1%26puid11%3D0%26puid12%3D13%26dl%3Dhttp%253A%252F%252Fseasonvar.ru%252Fserial-14611-Mazhor-2-season.html%26duration%3D3111%26content_id%3D101900916%26eid2%3D13151%26eid1%3D13151%7C109%7C101900916%7C2335|ADVXL:0|ADREF:nobanner|ADVPT:415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3|MID:1|REF:https%253A%252F%252Fm.ok.ru%252F|UX:player|TS:2049</text:p>
          </table:table-cell>
        </table:table-row>
        <table:table-row table:style-name="ro18">
          <table:table-cell table:style-name="ce9" office:value-type="string" calcext:value-type="string">
            <text:p>2017-02-08 12:00:00.396 "93.185.21.69" A:M|CID:d5830c9c-8328-42ae-93d8-bedc0afcadb8|PID:3869a4a9-1f64-06a1-30da-0d47e6b5fa32|N:2|MID:1|LXT:3.445|TS:0007</text:p>
          </table:table-cell>
        </table:table-row>
        <table:table-row table:style-name="ro18">
          <table:table-cell table:style-name="ce9" office:value-type="string" calcext:value-type="string">
            <text:p>2017-02-08 12:00:00.396 "77.43.156.216" A:PLADF5|CID:ec030b6c-a690-4094-9ccc-a4c47d72d8ef|PID:eb784ca4-7580-40b8-039e-6efe8403df85|N:5|MID:1|UC:https%3A%2F%2Fcdn.pladform.ru%2Fvideo%2F2262%2Fbfc543127971a15561f60acaa1c4e24dbec0d5a6.mp4%3Fmd5%3Dnh_ZUuM63voxyGlGOR41Pw%26s2%3D92DQcz23Gk6gtxzoQcUCsw%26expires%3D1486573199|TS:0646</text:p>
          </table:table-cell>
        </table:table-row>
        <table:table-row table:style-name="ro18">
          <table:table-cell table:style-name="ce9" office:value-type="string" calcext:value-type="string">
            <text:p>2017-02-08 12:00:00.396 "91.226.166.19" CID:6003378d-b8f5-4191-992c-4655ae2d209c|PID:a0a07d8f-e79f-4280-415f-b204b74375a7|MID:|VID:48bbe72884899808420bcb9699d0c6a1</text:p>
          </table:table-cell>
        </table:table-row>
        <table:table-row table:style-name="ro18">
          <table:table-cell table:style-name="ce9" office:value-type="string" calcext:value-type="string">
            <text:p>2017-02-08 12:00:00.396 "85.26.164.155" A:PLADF5|CID:47cfd08f-23e5-45c9-a08a-97dcce54cb04|PID:099640ff-aa35-b2a7-9c95-372ce7fca575|N:6|MID:1|VID:101946881|TS:4317</text:p>
          </table:table-cell>
        </table:table-row>
        <table:table-row table:style-name="ro18">
          <table:table-cell table:style-name="ce9" office:value-type="string" calcext:value-type="string">
            <text:p>2017-02-08 12:00:00.396 "88.186.89.113" A:M|CID:35624a34-d700-4e20-ab24-2b7f5e478566|PID:0fa985a5-af14-4a62-40c5-c1f000591442|N:3|MID:1|LOCK:block_by_settings|TS:980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2|MID:1|LXT:3.673|TS:1996</text:p>
          </table:table-cell>
        </table:table-row>
        <table:table-row table:style-name="ro18">
          <table:table-cell table:style-name="ce9" office:value-type="string" calcext:value-type="string">
            <text:p>2017-02-08 12:00:00.396 "178.22.54.211" A:M|CID:1dd6566a-f385-4009-85b8-80d40729a5d6|PID:4ff11976-b039-9608-ff20-afe6c2d1421b|N:1856|MID:1|ERPL:Uncaught%20TypeError%3A%20Cannot%20read%20property%20%27replace%27%20of%20undefined_https%3A%2F%2Frutube.ru%2Fplayer%2Fplayer.js_7|TS:5170</text:p>
          </table:table-cell>
        </table:table-row>
        <table:table-row table:style-name="ro18">
          <table:table-cell table:style-name="ce9" office:value-type="string" calcext:value-type="string">
            <text:p>2017-02-08 12:00:00.396 "31.173.84.192" A:PLADF5|CID:cd777558-5815-41e1-b876-6fe23ac3ea73|PID:fbc9fb84-70d3-685a-0375-9aefd7f887b6|N:3|MID:1|REF:https%253A%252F%252Fm.ok.ru%252F|UX:player|TS:2350</text:p>
          </table:table-cell>
        </table:table-row>
        <table:table-row table:style-name="ro18">
          <table:table-cell table:style-name="ce9" office:value-type="string" calcext:value-type="string">
            <text:p>2017-02-08 12:00:00.396 "178.125.175.199" 4.3|F21EA88E-F4D2-3FD5-DAD3-BAFCE33E6FD5||4C362E0F-086E-7E71-E8B9-20E0DD71C344|1|3||F|PLADF||101870348|||https://cdn.pladform.ru|||M|PLDF_PL:18046|ADXREF:https%3A%2F%2Finv-nets.admixer.net%2Fdsp.aspx%3Frct%3D3%26zone%3D2462d068-1d70-43d2-9ec4-53b69a5061a6%26zoneInt%3D14607%26sect%3D4260%26site%3D3779%26rnd%3D6708712055434698|ADVXL:0|ADREF:nobanner|ADVPT:1554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0.83.238.42" A:PLADF5|CID:19423d28-26e3-4e81-83ee-c58d756f269b|PID:8ccf1faa-3dc9-8b14-4b97-eb253cb1babf|N:7|MID:1|VID:101945389|TS:3200</text:p>
          </table:table-cell>
        </table:table-row>
        <table:table-row table:style-name="ro18">
          <table:table-cell table:style-name="ce9" office:value-type="string" calcext:value-type="string">
            <text:p>2017-02-08 12:00:00.396 "37.21.55.138" A:M|CID:71D9AC24-670F-4D26-9195-DDDE17F5D50F|PID:f0ceaadf-668d-08c7-9263-cfd2d563a118|N:2036|MID:1|ERPL:Uncaught%20TypeError%3A%20Cannot%20read%20property%20%27replace%27%20of%20undefined_https%3A%2F%2Frutube.ru%2Fplayer%2Fplayer.js_7|TS:9383</text:p>
          </table:table-cell>
        </table:table-row>
        <table:table-row table:style-name="ro18">
          <table:table-cell table:style-name="ce9" office:value-type="string" calcext:value-type="string">
            <text:p>2017-02-08 12:00:00.396 "66.102.9.38" A:M|CID:23b9205f-a340-434b-bd28-2268a3263cac|PID:f8eb7752-4ca0-0291-a93b-372cbc526ea9|N:3|MID:1|REF:http%3A%2F%2Fadaptaciya.tnt-online.ru%2Fmobile%2Findex.html|UX:10067525|QURULE:1|THRULE:213|APRULE:6|STRULE:92|ADRULE:143|TS:1115</text:p>
          </table:table-cell>
        </table:table-row>
        <table:table-row table:style-name="ro18">
          <table:table-cell table:style-name="ce9" office:value-type="string" calcext:value-type="string">
            <text:p>2017-02-08 12:00:00.396 "79.111.109.181" CID:392c0ca7-eda2-4339-88c6-6f1b73cf46cc|PID:e274060d-21e6-c371-8011-264955606ebe|MID:|VID:904e60121c85973529d4c14d2ff20830</text:p>
          </table:table-cell>
        </table:table-row>
        <table:table-row table:style-name="ro18">
          <table:table-cell table:style-name="ce9" office:value-type="string" calcext:value-type="string">
            <text:p>2017-02-08 12:00:00.396 "5.141.211.200" 4.3|E08FA93D-157E-CC6A-6A08-601A74DF3A4E||BC4D5929-75B9-9E94-0A1A-A3EC86528F37|1|16||F|PLADF||101870871|||https://cdn.pladform.ru|||M|BUF21:342.759</text:p>
          </table:table-cell>
        </table:table-row>
        <table:table-row table:style-name="ro18">
          <table:table-cell table:style-name="ce9" office:value-type="string" calcext:value-type="string">
            <text:p>2017-02-08 12:00:00.396 "217.118.81.228" CID:3F1BD48A-1E09-4EB0-B375-6C91DA8B4927|PID:E7AAADC8-7658-19F9-C8F1-CB90A86810DA|MID:1|N:37|AdFormat:pausebanner|ADBLCK:10002|ADXREF:https%3A%2F%2Fad.mail.ru%2Fvast%2F4063%3Fpuid1%3D19%26puid2%3D2%26puid3%3D5%26puid4%3D7%26puid5%3D16%26puid6%3D29%26puid7%3D4%26puid8%3D9%26puid9%3D1%26puid10%3D3%26puid11%3D1%26puid12%3D13%26puid13%3D%26puid14%3D%26puid15%3D%26puid18%3D408200001%26puid16%3D7%26puid19%3D1349451%26puid21%3D5%26duration%3D1459%26eid1%3Db52674cfc4b777e02874db2a077e9d2d%26eid2%3DE7AAADC8-7658-19F9-C8F1-CB90A86810DA%26a%3D%26g%3D%26dl%3Dhttps%253A%252F%252Fwww.ok.ru%252Fvideo%252F232649069762|ERADD:10002|TS:7322</text:p>
          </table:table-cell>
        </table:table-row>
        <table:table-row table:style-name="ro18">
          <table:table-cell table:style-name="ce9" office:value-type="string" calcext:value-type="string">
            <text:p>2017-02-08 12:00:00.396 "94.233.147.178" 4.3%7C8C8EA253-C489-0EBC-C862-E777D2C0C5F5%7C%7CDEE30B8D-5EB4-E4B1-ABD1-0A6033D40D46%7C1%7C1%7C%7CF%7CPLADF%7C%7C100228949%7C%7C%7Chttp://cdn.pladform.ru%7C%7C%7CM%7CADXREF:http%3A%2F%2Fad.mail.ru%2Fvast%2F3930%3Fpuid1%3D13%26puid2%3D42%26puid3%3D1%26puid4%3D1%26puid5%3D17%26puid6%3D62%26puid7%3D4%26puid8%3D1%26puid9%3D3%26puid10%3D1%26puid11%3D1%26puid12%3D13%26dl%3Dhttp%253A%252F%252Fpowercinema.net%252F%26duration%3D33%26content_id%3D100228949%26eid2%3D106253%26eid1%3D106253%7C106%7C100228949%7C2187%7CPLDF_PL:106253%7CADCLS:81%7CADVXL:2959%7CADREF:http%3A%2F%2Fcstatic.weborama.fr%2Fadvertiser%2F61%2F131%2F1157%2F2499%2Fmars_vpaid.swf%3Fhost%3Dmars.solution.weborama.fr%26a.si%3D61%26a.te%3D5316%26a.aap%3D4406%26a.agi%3D225%26a.ycp%3Dco%3A100%7Ccd%3A1%7Cst%3A0%7Css%3A0%7CADVPT:3368%7CADWRPC:1</text:p>
          </table:table-cell>
        </table:table-row>
        <table:table-row table:style-name="ro18">
          <table:table-cell table:style-name="ce9" office:value-type="string" calcext:value-type="string">
            <text:p>2017-02-08 12:00:00.396 "37.151.32.78" CID:EA21217D-2093-4E4D-8F49-29274238A45B|PID:76787FB6-701A-9E2C-50CE-FB8A83138ABC|MID:1|N:11|REBSeek1:916|REBSeek2:20.116|BUFLEN:13760|BW:4391|TS:4817</text:p>
          </table:table-cell>
        </table:table-row>
        <table:table-row table:style-name="ro18">
          <table:table-cell table:style-name="ce9" office:value-type="string" calcext:value-type="string">
            <text:p>2017-02-08 12:00:00.396 "178.69.34.169" CID:E351CD30-5BBF-4A9E-932A-F46F9F980197|PID:0EFFB6F3-5371-55DF-DC6A-778F7BF5ED5F|MID:1|VID:2dae0d6bb305d7e72067bc8bd7f7009b</text:p>
          </table:table-cell>
        </table:table-row>
        <table:table-row table:style-name="ro18">
          <table:table-cell table:style-name="ce9" office:value-type="string" calcext:value-type="string">
            <text:p>2017-02-08 12:00:00.396 "178.136.204.104" A:M|CID:6E38FBFB-3FBD-459A-B3A7-53677D0A29C2|PID:74d87ff1-8656-4158-dfe8-c282b2c0ed39|N:5|MID:1|ADXREF:nobanner|ADVXL:2.213|ADREF1:https%3A%2F%2Finv-nets.admixer.net%2Fdsp.aspx%3Frct%3D3%26zone%3D2ecdff2c-a485-43e1-ace6-18e0d556770c%26zoneInt%3D8113%26sect%3D404%26site%3D399%26rnd%3D6708719350643007|AdFormat:preroll|TS:9416</text:p>
          </table:table-cell>
        </table:table-row>
        <table:table-row table:style-name="ro18">
          <table:table-cell table:style-name="ce9" office:value-type="string" calcext:value-type="string">
            <text:p>2017-02-08 12:00:00.396 "176.50.137.154" 4.3|F534C2D6-403B-612B-95D4-364AFB2819EE||AE4BCDF4-5031-6A02-CA59-71C15961B8A2|1|0||F|PLADF||101946890|||https://cdn.pladform.ru|||M|ADREF:nobanner|ADXREF:https%3A%2F%2Fad.mail.ru%2Fadi%2F4569%3Fpuid1%3D13%26puid2%3D29%26puid3%3D1%26puid4%3D1%26puid5%3D14%26puid6%3D86%26puid7%3D1%26puid8%3D5%26puid9%3D1%26puid10%3D1%26puid11%3D1%26puid12%3D13%26dl%3Dhttps%253A%252F%252Fok.ru%252Ffeed%26duration%3D203%26content_id%3D101946890%26eid2%3D18046%26eid1%3D18046%7C130%7C101946890%7C8814|ADVPT:454|ADWRPC:0|ADVXL:0|ADCLS:0|PLDF_PL:18046</text:p>
          </table:table-cell>
        </table:table-row>
        <table:table-row table:style-name="ro18">
          <table:table-cell table:style-name="ce9" office:value-type="string" calcext:value-type="string">
            <text:p>2017-02-08 12:00:00.396 "93.84.225.107" CID:125E5F88-FB98-415C-8029-684E3D5E3073|PID:1BEB6B27-CE6A-17C9-C939-9BFBBFCB2A60|MID:1|VID:7807c2cd8940e4c86b84163ac146a847</text:p>
          </table:table-cell>
        </table:table-row>
        <table:table-row table:style-name="ro18">
          <table:table-cell table:style-name="ce9" office:value-type="string" calcext:value-type="string">
            <text:p>2017-02-08 12:00:00.396 "178.167.88.123" A:M|CID:434b5f9a-9fb5-41bd-bf09-a33ea1b88767|PID:9866a6ea-8ce4-131e-3fa2-a8299710137f|N:2|MID:1|LXT:0.905|TS:0659</text:p>
          </table:table-cell>
        </table:table-row>
        <table:table-row table:style-name="ro18">
          <table:table-cell table:style-name="ce9" office:value-type="string" calcext:value-type="string">
            <text:p>2017-02-08 12:00:00.396 "178.184.24.162" CID:66C04E8D-89E8-40B2-B874-1D894ED23066|PID:934F2BC9-F5F9-67F8-1169-723DFC545C01|MID:1|VID:ff6c6653401d1321c507d876a6ae5e9e</text:p>
          </table:table-cell>
        </table:table-row>
        <table:table-row table:style-name="ro18">
          <table:table-cell table:style-name="ce9" office:value-type="string" calcext:value-type="string">
            <text:p>2017-02-08 12:00:00.396 "95.188.203.175" A:PLADF5|CID:87d0fba8-e4ea-4356-b482-264e297c7249|PID:6edf96ee-3d72-e3eb-185b-d1b173500b60|N:28|MID:1|VID:960852|TS:8021</text:p>
          </table:table-cell>
        </table:table-row>
        <table:table-row table:style-name="ro18">
          <table:table-cell table:style-name="ce9" office:value-type="string" calcext:value-type="string">
            <text:p>2017-02-08 12:00:00.396 "193.218.138.64" CID:46f00e61-fdc2-4486-af25-c08664e02dca|PID:731600CE-85A6-F542-EA53-DD75927C785C|MID:2|VID:d49999e20fa7bd9cc77379c74fb7e126</text:p>
          </table:table-cell>
        </table:table-row>
        <table:table-row table:style-name="ro21">
          <table:table-cell table:style-name="ce9" office:value-type="string" calcext:value-type="string">
            <text:p>2017-02-08 12:00:00.396 "46.48.205.184" CID:2EE740B0-5C29-4674-BEB4-166B1CE23EF6|PID:22952822-2F36-838B-BD53-AD4E4ADE8177|MID:1|N:3|LT:2.171|FV:WIN%2024%2C0%2C0%2C194|BRWSR:Mozilla%2F5.0%20(Windows%20NT%206.1%3B%20WOW64)%20AppleWebKit%2F537.36%20(KHTML%2C%20like%20Gecko)%20Chrome%2F51.0.2704.106%20Safari%2F537.36%20OPR%2F38.0.2220.41|BLD:99.0.01|LXT:0.45|PL:1.497|UC:https%3A%2F%2Fbl.rutube.ru%2Froute%2Ffc3d013a46134737f402895923b9620a.f4m%3Fguids%3Df63a9116-f87b-4561-9be2-69b8808ad469_1280x720_3591738_avc1.64001f_mp4a.40.5%2Cf1b6af8d-64b0-49ce-9b4c-608ef769ae20_896x504_1995381_avc1.4d401f_mp4a.40.5%2C0150e108-99e7-4579-bb47-aee30f5e5130_640x360_1294883_avc1.4d401e_mp4a.40.5%2C83146436-2457-4b72-b307-e99da4aaa72a_512x288_694160_avc1.42c015_mp4a.40.5%26sign%3DZ8P6jNRobQl2XOu16HSE4Q%26expire%3D1486641593%26scheme%3Dhttp%26PID%3D22952822-2F36-838B-BD53-AD4E4ADE81771|REF:https%3A%2F%2Frutube.ru%2Fvideo%2Ffc3d013a46134737f402895923b9620a%2F%3Fpl_id%3D9628%26pl_type%3Dsource|UX:http%3A%2F%2Frutube.ru%2Fapi%2Fplay%2Ftrackinfo%2F9798866%2F|BL:http%3A%2F%2Fvideo-1-104.rutube.ru%2Fhdsv2%2F1ExuSlmHJZiLiG3HUtgzfw%2F1486562397%2F122%2F0x500003970b782baf%2F8314643624574b72b307e99da4aaa72a.mp4|BITR:694|DUR:3078.856|QURULE:35|THRULE:346|APRULE:1|STRULE:160|ADRULE:293|BLT:2.304|CLT:0.953|RT:3.37|CPT:3.423|BW:4640|TS:7309</text:p>
          </table:table-cell>
        </table:table-row>
        <table:table-row table:style-name="ro18">
          <table:table-cell table:style-name="ce9" office:value-type="string" calcext:value-type="string">
            <text:p>2017-02-08 12:00:00.396 "188.0.132.86" 4.3|41D6FF4D-0D6B-7D2A-CAA6-7013B86AB17C||B5EBDF2D-4FE7-14EF-0461-9F3CBDF64FE6|1|5||F|PLADF||101945379|||https://cdn.pladform.ru|||M|ERADD0:2048,https%3A%2F%2Fad.mail.ru%2Fadi%2F4569%3Fpuid1%3D13%26puid2%3D29%26puid3%3D1%26puid4%3D1%26puid5%3D14%26puid6%3D86%26puid7%3D1%26puid8%3D5%26puid9%3D1%26puid10%3D1%26puid11%3D1%26puid12%3D13%26dl%3Dhttps%253A%252F%252Fok.ru%252F%253F_erv%253Dviewlyirbwpynedra%26duration%3D203%26content_id%3D101945379%26eid2%3D18046%26eid1%3D18046%7C130%7C101945379%7C8814|ADVPT:237|ADVXL:0|ADCLS:0|PLDF_PL:18046|ADXREF:https%3A%2F%2Fads.adfox.ru%2F238697%2FgetCode%3Fpp%3Dhdj%26ps%3Dcghl%26p2%3Dfdxq%26pfc%3Da%26pfb%3Da%26plp%3Da%26pli%3Da%26pop%3Da%26dl%3Dodnoklassniki.ru%26puid1%3D3%26puid6%3D86%26puid8%3D5%26puid11%3D1</text:p>
          </table:table-cell>
        </table:table-row>
        <table:table-row table:style-name="ro18">
          <table:table-cell table:style-name="ce9" office:value-type="string" calcext:value-type="string">
            <text:p>2017-02-08 12:00:00.396 "93.185.29.180" A:M|CID:6beeda18-7cd6-4274-a2c0-5e4b9aa324ec|PID:c05255a6-405d-0acd-7f24-b11471a6bfdf|N:2|MID:1|LXT:1.61|TS:9867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62e0242d-c1ae-4d24-9e1d-75b11555a476|PID:ab73a11b-15c3-1690-dac4-d424a64a7f99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85.26.235.34" CID:2EF94A29-E9E8-4130-977B-A846761EA205|PID:571FB445-96D5-9655-D717-63BA7C030BB6|MID:1|N:7|REBShift1:6|REBShift2:13.907|BITR:1300|BW:2056|TS:0855</text:p>
          </table:table-cell>
        </table:table-row>
        <table:table-row table:style-name="ro18">
          <table:table-cell table:style-name="ce9" office:value-type="string" calcext:value-type="string">
            <text:p>2017-02-08 12:00:00.396 "81.162.109.189" CID:9B3533D8-CC20-44A8-8707-032F34497010|PID:9CC52043-19E8-2210-E2FF-C3473944F806|MID:1|VID:663b6f2705b2305ef248cd38c4310854 </text:p>
          </table:table-cell>
        </table:table-row>
        <table:table-row table:style-name="ro22">
          <table:table-cell table:style-name="ce57" office:value-type="string" calcext:value-type="string">
            <text:p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show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 table:number-rows-repeated="1048421">
          <table:table-cell/>
        </table:table-row>
        <table:table-row table:style-name="ro23" table:number-rows-repeated="59">
          <table:table-cell/>
        </table:table-row>
        <table:table-row table:style-name="ro23">
          <table:table-cell/>
        </table:table-row>
      </table:table>
      <table:named-expressions>
        <table:named-range table:name="add-comment" table:base-cell-address="$examples.$A$145" table:cell-range-address="$examples.$A$145"/>
      </table:named-expressions>
      <table:database-ranges>
        <table:database-range table:name="__Anonymous_Sheet_DB__1" table:target-range-address="'mapping (player_events)'.A1:'mapping (player_events)'.G87" table:display-filter-buttons="true" table:orientation="column"/>
        <table:database-range table:name="__Anonymous_Sheet_DB__2" table:target-range-address="AggregatingMergeTree.A1:AggregatingMergeTree.H141" table:display-filter-buttons="true" table:orientation="column"/>
        <table:database-range table:name="__Anonymous_Sheet_DB__5" table:target-range-address="ads_adxref_query.A6:ads_adxref_query.G57" table:display-filter-buttons="true" table:orientation="column"/>
        <table:database-range table:name="__Anonymous_Sheet_DB__6" table:target-range-address="player_events.A1:player_events.C245" table:display-filter-buttons="true" table:orientation="column"/>
        <table:database-range table:name="__Anonymous_Sheet_DB__8" table:target-range-address="examples.A1:examples.A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1:14:52.576554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44:31.085730358</meta:creation-date>
    <dc:date>2017-09-14T13:44:42.411242776</dc:date>
    <meta:editing-duration>P26DT17H30M15S</meta:editing-duration>
    <meta:editing-cycles>415</meta:editing-cycles>
    <meta:generator>LibreOffice/5.1.6.2$Linux_X86_64 LibreOffice_project/10m0$Build-2</meta:generator>
    <meta:document-statistic meta:table-count="9" meta:cell-count="2933" meta:object-count="0"/>
  </office:meta>
</office:document-meta>
</file>